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698ed7" officeooo:paragraph-rsid="00698ed7" style:font-size-asian="12pt" style:font-size-complex="12pt"/>
    </style:style>
    <style:style style:name="P32" style:family="paragraph" style:parent-style-name="Standard">
      <style:text-properties style:font-name="Liberation Serif1" fo:font-size="12pt" officeooo:rsid="001a6616" officeooo:paragraph-rsid="001a6616" style:font-size-asian="12pt" style:font-size-complex="12pt"/>
    </style:style>
    <style:style style:name="P33" style:family="paragraph" style:parent-style-name="Standard">
      <style:text-properties style:font-name="Liberation Serif1" fo:font-size="12pt" officeooo:rsid="00759afe" officeooo:paragraph-rsid="00759afe"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5" style:family="paragraph" style:parent-style-name="Standard">
      <style:text-properties style:font-name="Liberation Serif1" fo:font-size="12pt" officeooo:rsid="00759afe" officeooo:paragraph-rsid="007a8e91" style:font-size-asian="12pt" style:font-size-complex="12pt"/>
    </style:style>
    <style:style style:name="P36" style:family="paragraph" style:parent-style-name="Standard">
      <style:text-properties style:font-name="Liberation Serif1" fo:font-size="12pt" officeooo:rsid="00759afe" officeooo:paragraph-rsid="008368fb" style:font-size-asian="12pt" style:font-size-complex="12pt"/>
    </style:style>
    <style:style style:name="P37" style:family="paragraph" style:parent-style-name="Standard">
      <style:text-properties style:font-name="Liberation Serif1" fo:font-size="12pt" officeooo:rsid="00759afe" officeooo:paragraph-rsid="0084f6a3" style:font-size-asian="12pt" style:font-size-complex="12pt"/>
    </style:style>
    <style:style style:name="P38" style:family="paragraph" style:parent-style-name="Standard">
      <style:text-properties style:font-name="Liberation Serif1" fo:font-size="12pt" officeooo:rsid="00792ac5" officeooo:paragraph-rsid="0081365a" style:font-size-asian="12pt" style:font-size-complex="12pt"/>
    </style:style>
    <style:style style:name="P39" style:family="paragraph" style:parent-style-name="Standard">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5" style:family="paragraph" style:parent-style-name="Standard">
      <style:text-properties style:font-name="Liberation Serif1" fo:font-size="12pt" officeooo:rsid="00684d34" officeooo:paragraph-rsid="00684d34"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text-properties style:font-name="Liberation Serif1" fo:font-size="12pt" officeooo:rsid="0011cb53" officeooo:paragraph-rsid="016ef093" style:font-size-asian="12pt" style:font-size-complex="12pt"/>
    </style:style>
    <style:style style:name="P49"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4" style:family="paragraph" style:parent-style-name="Standard">
      <style:text-properties style:font-name="Liberation Serif1" fo:font-size="12pt" officeooo:rsid="003a6650" officeooo:paragraph-rsid="0056509b"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6" style:family="paragraph" style:parent-style-name="Standard">
      <style:text-properties style:font-name="Liberation Serif1" fo:font-size="12pt" officeooo:rsid="0081365a" officeooo:paragraph-rsid="00831ff7" style:font-size-asian="12pt" style:font-size-complex="12pt"/>
    </style:style>
    <style:style style:name="P57" style:family="paragraph" style:parent-style-name="Standard">
      <style:text-properties style:font-name="Liberation Serif1" fo:font-size="12pt" officeooo:rsid="00860757" officeooo:paragraph-rsid="00860757" style:font-size-asian="12pt" style:font-size-complex="12pt"/>
    </style:style>
    <style:style style:name="P58"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text-properties style:font-name="Liberation Serif1" fo:font-size="12pt" officeooo:rsid="00921ed9" officeooo:paragraph-rsid="0094d3be" style:font-size-asian="12pt" style:font-size-complex="12pt"/>
    </style:style>
    <style:style style:name="P61"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2" style:family="paragraph" style:parent-style-name="Standard">
      <style:text-properties style:font-name="Liberation Serif1" fo:font-size="12pt" officeooo:rsid="0097aba4" officeooo:paragraph-rsid="0097aba4"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4" style:family="paragraph" style:parent-style-name="Standard">
      <style:text-properties style:font-name="Liberation Serif1" fo:font-size="12pt" officeooo:paragraph-rsid="00a62c5a" style:font-size-asian="12pt" style:font-size-complex="12pt"/>
    </style:style>
    <style:style style:name="P65"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6" style:family="paragraph" style:parent-style-name="Standard">
      <style:text-properties style:font-name="Liberation Serif1" fo:font-size="12pt" officeooo:rsid="00a6f254" officeooo:paragraph-rsid="00a6f254" style:font-size-asian="12pt" style:font-size-complex="12pt"/>
    </style:style>
    <style:style style:name="P67" style:family="paragraph" style:parent-style-name="Standard">
      <style:text-properties style:font-name="Liberation Serif1" fo:font-size="12pt" officeooo:rsid="00db863f" officeooo:paragraph-rsid="00db863f" style:font-size-asian="12pt" style:font-size-complex="12pt"/>
    </style:style>
    <style:style style:name="P68" style:family="paragraph" style:parent-style-name="Standard">
      <style:text-properties style:font-name="Liberation Serif1" fo:font-size="12pt" officeooo:rsid="00dc7612" officeooo:paragraph-rsid="00dc7612" style:font-size-asian="12pt" style:font-size-complex="12pt"/>
    </style:style>
    <style:style style:name="P69" style:family="paragraph" style:parent-style-name="Standard">
      <style:text-properties style:font-name="Liberation Serif1" fo:font-size="12pt" officeooo:rsid="00de6130" officeooo:paragraph-rsid="00de6130" style:font-size-asian="12pt" style:font-size-complex="12pt"/>
    </style:style>
    <style:style style:name="P70" style:family="paragraph" style:parent-style-name="Standard">
      <style:text-properties style:font-name="Liberation Serif1" fo:font-size="12pt" officeooo:rsid="00de6130" officeooo:paragraph-rsid="00fa83ff" style:font-size-asian="12pt" style:font-size-complex="12pt"/>
    </style:style>
    <style:style style:name="P71" style:family="paragraph" style:parent-style-name="Standard">
      <style:text-properties style:font-name="Liberation Serif1" fo:font-size="12pt" officeooo:rsid="00e056ba" officeooo:paragraph-rsid="00e056ba" style:font-size-asian="12pt" style:font-size-complex="12pt"/>
    </style:style>
    <style:style style:name="P72" style:family="paragraph" style:parent-style-name="Standard">
      <style:text-properties style:font-name="Liberation Serif1" fo:font-size="12pt" officeooo:rsid="010f7e8f" officeooo:paragraph-rsid="010f7e8f" style:font-size-asian="12pt" style:font-size-complex="12pt"/>
    </style:style>
    <style:style style:name="P73" style:family="paragraph" style:parent-style-name="Standard">
      <style:text-properties style:font-name="Liberation Serif1" fo:font-size="12pt" officeooo:paragraph-rsid="010f7e8f" style:font-size-asian="12pt" style:font-size-complex="12pt"/>
    </style:style>
    <style:style style:name="P74" style:family="paragraph" style:parent-style-name="Standard">
      <style:text-properties style:font-name="Liberation Serif1" fo:font-size="12pt" officeooo:paragraph-rsid="0123aec7" style:font-size-asian="12pt" style:font-size-complex="12pt"/>
    </style:style>
    <style:style style:name="P75" style:family="paragraph" style:parent-style-name="Standard">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0" style:family="paragraph" style:parent-style-name="Standard">
      <style:text-properties style:font-name="Liberation Serif1" fo:font-size="12pt" officeooo:rsid="016ef093" officeooo:paragraph-rsid="016ef093" style:font-size-asian="12pt" style:font-size-complex="12pt"/>
    </style:style>
    <style:style style:name="P81" style:family="paragraph" style:parent-style-name="Standard">
      <style:text-properties style:font-name="Liberation Serif1" fo:font-size="12pt" officeooo:rsid="0027e73a" officeooo:paragraph-rsid="01903ee3" style:font-size-asian="12pt" style:font-size-complex="12pt"/>
    </style:style>
    <style:style style:name="P82"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9"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038ca75" officeooo:paragraph-rsid="01ba0d6a"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3"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7"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8"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1"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2"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03"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04"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5"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06"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07" style:family="paragraph" style:parent-style-name="Standard">
      <style:text-properties style:font-name="Liberation Serif1" fo:font-size="12pt" officeooo:rsid="000df69f" officeooo:paragraph-rsid="000df69f" fo:background-color="#ffff00" style:font-size-asian="12pt" style:font-size-complex="12pt"/>
    </style:style>
    <style:style style:name="P108"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09"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0"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11"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12"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13"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14"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font-name="Liberation Serif1" fo:font-size="12pt" fo:font-style="normal" fo:font-weight="normal" officeooo:rsid="016fca13" officeooo:paragraph-rsid="01ba0d6a"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6fbb8"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fo:break-before="pag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34"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35" style:family="paragraph" style:parent-style-name="Standard">
      <style:text-properties style:font-name="Liberation Serif1" fo:font-size="12pt" officeooo:rsid="011f736f" officeooo:paragraph-rsid="00f40d56" fo:background-color="#d4ea6b" style:font-size-asian="12pt" style:font-size-complex="12pt"/>
    </style:style>
    <style:style style:name="P136"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37" style:family="paragraph" style:parent-style-name="Standard">
      <style:text-properties style:font-name="Liberation Serif1" officeooo:rsid="000df69f" officeooo:paragraph-rsid="000df69f"/>
    </style:style>
    <style:style style:name="P138" style:family="paragraph" style:parent-style-name="Standard">
      <style:text-properties officeooo:rsid="000df69f" officeooo:paragraph-rsid="002117f6"/>
    </style:style>
    <style:style style:name="P139" style:family="paragraph" style:parent-style-name="Standard">
      <style:text-properties officeooo:rsid="000df69f" officeooo:paragraph-rsid="0027e73a"/>
    </style:style>
    <style:style style:name="P140" style:family="paragraph" style:parent-style-name="Standard">
      <style:text-properties officeooo:rsid="000df69f" officeooo:paragraph-rsid="011002d2"/>
    </style:style>
    <style:style style:name="P141" style:family="paragraph" style:parent-style-name="Standard">
      <style:text-properties officeooo:paragraph-rsid="000e68e2"/>
    </style:style>
    <style:style style:name="P142" style:family="paragraph" style:parent-style-name="Heading_20_3">
      <style:paragraph-properties fo:break-before="page"/>
    </style:style>
    <style:style style:name="P143" style:family="paragraph" style:parent-style-name="Standard">
      <style:text-properties officeooo:paragraph-rsid="0011cb53"/>
    </style:style>
    <style:style style:name="P144" style:family="paragraph" style:parent-style-name="Standard">
      <style:text-properties officeooo:rsid="001a6616" officeooo:paragraph-rsid="001a6616"/>
    </style:style>
    <style:style style:name="P145" style:family="paragraph" style:parent-style-name="Standard">
      <style:paragraph-properties fo:margin-left="0.4925in" fo:margin-right="0in" fo:text-indent="0in" style:auto-text-indent="false"/>
      <style:text-properties officeooo:paragraph-rsid="00354093"/>
    </style:style>
    <style:style style:name="P146" style:family="paragraph" style:parent-style-name="Standard">
      <style:paragraph-properties fo:margin-left="0.4925in" fo:margin-right="0in" fo:text-indent="0in" style:auto-text-indent="false"/>
      <style:text-properties officeooo:rsid="00684d34" officeooo:paragraph-rsid="00684d34"/>
    </style:style>
    <style:style style:name="P147" style:family="paragraph" style:parent-style-name="Standard">
      <style:text-properties fo:font-size="12pt" officeooo:rsid="00267ab2" officeooo:paragraph-rsid="00267ab2" style:font-size-asian="12pt" style:font-size-complex="12pt"/>
    </style:style>
    <style:style style:name="P148" style:family="paragraph" style:parent-style-name="Standard">
      <style:text-properties fo:font-size="12pt" officeooo:rsid="00684d34" officeooo:paragraph-rsid="00684d34" style:font-size-asian="12pt" style:font-size-complex="12pt"/>
    </style:style>
    <style:style style:name="P149"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50" style:family="paragraph" style:parent-style-name="Standard">
      <style:text-properties fo:font-size="12pt" officeooo:rsid="000df69f" officeooo:paragraph-rsid="0146a753" style:font-size-asian="12pt" style:font-size-complex="12pt"/>
    </style:style>
    <style:style style:name="P151" style:family="paragraph" style:parent-style-name="Standard">
      <style:text-properties officeooo:rsid="00b53ea0" officeooo:paragraph-rsid="00b53ea0"/>
    </style:style>
    <style:style style:name="P152" style:family="paragraph" style:parent-style-name="Standard">
      <style:text-properties officeooo:paragraph-rsid="00e18059"/>
    </style:style>
    <style:style style:name="P153"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54"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55"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56"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57" style:family="paragraph" style:parent-style-name="Standard">
      <style:text-properties style:text-line-through-style="none" style:text-line-through-type="none" officeooo:rsid="00e344a0" officeooo:paragraph-rsid="00e344a0"/>
    </style:style>
    <style:style style:name="P158" style:family="paragraph" style:parent-style-name="Standard">
      <style:text-properties style:text-line-through-style="none" style:text-line-through-type="none" officeooo:rsid="00de6130" officeooo:paragraph-rsid="00e18059"/>
    </style:style>
    <style:style style:name="P159" style:family="paragraph" style:parent-style-name="Standard">
      <style:text-properties officeooo:rsid="002e618d" officeooo:paragraph-rsid="013d1804"/>
    </style:style>
    <style:style style:name="P160" style:family="paragraph" style:parent-style-name="Heading_20_3">
      <style:text-properties officeooo:rsid="0194c040" officeooo:paragraph-rsid="0194c040"/>
    </style:style>
    <style:style style:name="P161" style:family="paragraph" style:parent-style-name="Standard">
      <style:paragraph-properties fo:margin-left="0in" fo:margin-right="0in" fo:text-indent="0in" style:auto-text-indent="false"/>
      <style:text-properties style:font-name="Arial" fo:font-size="14pt" fo:language="en" fo:country="GB"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62" style:family="paragraph" style:parent-style-name="Heading_20_3">
      <style:text-properties officeooo:rsid="01a77597" officeooo:paragraph-rsid="01a77597"/>
    </style:style>
    <style:style style:name="P163" style:family="paragraph" style:parent-style-name="Heading_20_3">
      <style:text-properties officeooo:rsid="01a8afb9" officeooo:paragraph-rsid="01a8afb9"/>
    </style:style>
    <style:style style:name="P164"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65"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66"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167" style:family="paragraph" style:parent-style-name="Standard" style:list-style-name="L1">
      <style:text-properties style:font-name="Liberation Serif1" officeooo:rsid="00bde802" officeooo:paragraph-rsid="01317dc1"/>
    </style:style>
    <style:style style:name="P168" style:family="paragraph" style:parent-style-name="Standard" style:list-style-name="L1">
      <style:text-properties style:font-name="Liberation Serif1" officeooo:rsid="00bde802" officeooo:paragraph-rsid="012fd15f"/>
    </style:style>
    <style:style style:name="P169" style:family="paragraph" style:parent-style-name="Standard" style:list-style-name="L1">
      <style:text-properties style:font-name="Liberation Serif1" officeooo:rsid="00bde802" officeooo:paragraph-rsid="00cf4e31"/>
    </style:style>
    <style:style style:name="P170" style:family="paragraph" style:parent-style-name="Standard" style:list-style-name="L2">
      <style:text-properties style:font-name="Liberation Serif1" officeooo:rsid="00bde802" officeooo:paragraph-rsid="013ce3e2"/>
    </style:style>
    <style:style style:name="P171" style:family="paragraph" style:parent-style-name="Standard" style:list-style-name="L2">
      <style:text-properties style:font-name="Liberation Serif1" officeooo:rsid="01317dc1" officeooo:paragraph-rsid="01317dc1"/>
    </style:style>
    <style:style style:name="P172" style:family="paragraph" style:parent-style-name="Standard" style:list-style-name="L1">
      <style:text-properties style:font-name="Liberation Serif1" officeooo:rsid="01323f6f" officeooo:paragraph-rsid="01ad21e7"/>
    </style:style>
    <style:style style:name="P173" style:family="paragraph" style:parent-style-name="Standard" style:list-style-name="L1">
      <style:text-properties style:font-name="Liberation Serif1" officeooo:rsid="00bf1e78" officeooo:paragraph-rsid="01323f6f"/>
    </style:style>
    <style:style style:name="P174" style:family="paragraph" style:parent-style-name="Standard" style:list-style-name="L1">
      <style:text-properties style:font-name="Liberation Serif1" officeooo:rsid="01330ba5" officeooo:paragraph-rsid="01323f6f"/>
    </style:style>
    <style:style style:name="P175" style:family="paragraph" style:parent-style-name="Standard" style:list-style-name="L3">
      <style:text-properties style:font-name="Liberation Serif1" officeooo:rsid="01330ba5" officeooo:paragraph-rsid="01330ba5"/>
    </style:style>
    <style:style style:name="P176" style:family="paragraph" style:parent-style-name="Standard" style:list-style-name="L3">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77" style:family="paragraph" style:parent-style-name="Standard" style:list-style-name="L5">
      <style:text-properties style:font-name="Liberation Serif1" fo:font-size="12pt" fo:font-weight="normal" officeooo:rsid="002e618d" officeooo:paragraph-rsid="012c149d" style:font-size-asian="12pt" style:font-weight-asian="normal" style:font-size-complex="12pt" style:font-weight-complex="normal"/>
    </style:style>
    <style:style style:name="P178" style:family="paragraph" style:parent-style-name="Standard" style:list-style-name="L5">
      <style:text-properties style:font-name="Liberation Serif1" fo:font-size="12pt" fo:font-weight="normal" officeooo:rsid="012c149d" officeooo:paragraph-rsid="01502da0" style:font-size-asian="12pt" style:font-weight-asian="normal" style:font-size-complex="12pt" style:font-weight-complex="normal"/>
    </style:style>
    <style:style style:name="P179"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180" style:family="paragraph" style:parent-style-name="Standard" style:list-style-name="L4">
      <style:text-properties style:font-name="Liberation Serif1" fo:font-size="12pt" officeooo:rsid="000df69f" officeooo:paragraph-rsid="000df69f" style:font-size-asian="12pt" style:font-size-complex="12pt"/>
    </style:style>
    <style:style style:name="P181" style:family="paragraph" style:parent-style-name="Standard" style:list-style-name="L4">
      <style:text-properties style:font-name="Liberation Serif1" fo:font-size="12pt" officeooo:rsid="011225c8" officeooo:paragraph-rsid="01317dc1" style:font-size-asian="12pt" style:font-size-complex="12pt"/>
    </style:style>
    <style:style style:name="P182" style:family="paragraph" style:parent-style-name="Standard" style:list-style-name="L6">
      <style:text-properties style:font-name="Liberation Serif1" fo:font-size="12pt" officeooo:rsid="0011cb53" officeooo:paragraph-rsid="01b21924" style:font-size-asian="12pt" style:font-size-complex="12pt"/>
    </style:style>
    <style:style style:name="P183" style:family="paragraph" style:parent-style-name="Standard" style:list-style-name="L6">
      <style:text-properties style:font-name="Liberation Serif1" fo:font-size="12pt" officeooo:rsid="0011cb53" officeooo:paragraph-rsid="019ccf92" style:font-size-asian="12pt" style:font-size-complex="12pt"/>
    </style:style>
    <style:style style:name="P184" style:family="paragraph" style:parent-style-name="Standard" style:list-style-name="L6">
      <style:text-properties style:font-name="Liberation Serif1" fo:font-size="12pt" officeooo:rsid="003bbc17" officeooo:paragraph-rsid="019ccf92" style:font-size-asian="12pt" style:font-size-complex="12pt"/>
    </style:style>
    <style:style style:name="P185" style:family="paragraph" style:parent-style-name="Standard" style:list-style-name="L6">
      <style:text-properties style:font-name="Liberation Serif1" fo:font-size="12pt" officeooo:rsid="003bbc17" officeooo:paragraph-rsid="004b6345" style:font-size-asian="12pt" style:font-size-complex="12pt"/>
    </style:style>
    <style:style style:name="P186" style:family="paragraph" style:parent-style-name="Standard" style:list-style-name="L6">
      <style:text-properties style:font-name="Liberation Serif1" fo:font-size="12pt" officeooo:rsid="003bbc17" officeooo:paragraph-rsid="003bbc17" style:font-size-asian="12pt" style:font-size-complex="12pt"/>
    </style:style>
    <style:style style:name="P187" style:family="paragraph" style:parent-style-name="Standard" style:list-style-name="L6">
      <style:text-properties style:font-name="Liberation Serif1" fo:font-size="12pt" officeooo:rsid="019b3362" officeooo:paragraph-rsid="019b3362" style:font-size-asian="12pt" style:font-size-complex="12pt"/>
    </style:style>
    <style:style style:name="P188"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89" style:family="paragraph" style:parent-style-name="Standard" style:list-style-name="L4">
      <style:text-properties style:font-name="Liberation Serif1" fo:font-size="11pt" officeooo:rsid="000df69f" officeooo:paragraph-rsid="000df69f" style:font-size-asian="11pt" style:font-size-complex="11pt"/>
    </style:style>
    <style:style style:name="P190" style:family="paragraph" style:parent-style-name="Standard" style:list-style-name="L6">
      <style:text-properties style:font-name="Liberation Serif1" fo:font-size="11pt" officeooo:rsid="003a6650" officeooo:paragraph-rsid="00458a02" style:font-size-asian="11pt" style:font-size-complex="11pt"/>
    </style:style>
    <style:style style:name="P191" style:family="paragraph" style:parent-style-name="Standard" style:list-style-name="L7">
      <style:text-properties style:font-name="Liberation Serif1" fo:font-size="11pt" officeooo:rsid="0059a2d8" officeooo:paragraph-rsid="0138a044" style:font-size-asian="11pt" style:font-size-complex="11pt"/>
    </style:style>
    <style:style style:name="P192" style:family="paragraph" style:parent-style-name="Standard" style:list-style-name="L7">
      <style:text-properties style:font-name="Liberation Serif1" fo:font-size="11pt" officeooo:rsid="0059a2d8" officeooo:paragraph-rsid="0139a3f5" style:font-size-asian="11pt" style:font-size-complex="11pt"/>
    </style:style>
    <style:style style:name="P193" style:family="paragraph" style:parent-style-name="Standard" style:list-style-name="L7">
      <style:text-properties style:font-name="Liberation Serif1" fo:font-size="11pt" officeooo:rsid="0059a2d8" officeooo:paragraph-rsid="01b45519" style:font-size-asian="11pt" style:font-size-complex="11pt"/>
    </style:style>
    <style:style style:name="P194" style:family="paragraph" style:parent-style-name="Standard" style:list-style-name="L7">
      <style:text-properties style:font-name="Liberation Serif1" fo:font-size="11pt" officeooo:rsid="0059a2d8" officeooo:paragraph-rsid="013de44f" style:font-size-asian="11pt" style:font-size-complex="11pt"/>
    </style:style>
    <style:style style:name="P195" style:family="paragraph" style:parent-style-name="Standard" style:list-style-name="L7">
      <style:text-properties style:font-name="Liberation Serif1" fo:font-size="11pt" officeooo:rsid="0059a2d8" officeooo:paragraph-rsid="018312a8" style:font-size-asian="11pt" style:font-size-complex="11pt"/>
    </style:style>
    <style:style style:name="P196" style:family="paragraph" style:parent-style-name="Standard" style:list-style-name="L7">
      <style:text-properties style:font-name="Liberation Serif1" fo:font-size="11pt" officeooo:rsid="0059a2d8" officeooo:paragraph-rsid="017d25d5" style:font-size-asian="11pt" style:font-size-complex="11pt"/>
    </style:style>
    <style:style style:name="P197" style:family="paragraph" style:parent-style-name="Standard" style:list-style-name="L3">
      <style:text-properties officeooo:paragraph-rsid="01959e02"/>
    </style:style>
    <style:style style:name="P198" style:family="paragraph" style:parent-style-name="Standard" style:list-style-name="L3">
      <style:text-properties officeooo:paragraph-rsid="0194c040"/>
    </style:style>
    <style:style style:name="P199" style:family="paragraph" style:parent-style-name="Standard" style:list-style-name="L6">
      <style:text-properties officeooo:paragraph-rsid="0042cbab"/>
    </style:style>
    <style:style style:name="P200" style:family="paragraph" style:parent-style-name="Standard" style:list-style-name="L6">
      <style:text-properties officeooo:paragraph-rsid="00439fdb"/>
    </style:style>
    <style:style style:name="P201" style:family="paragraph" style:parent-style-name="Standard" style:list-style-name="L6">
      <style:text-properties officeooo:rsid="00b0bccc" officeooo:paragraph-rsid="00b0bccc"/>
    </style:style>
    <style:style style:name="P202" style:family="paragraph" style:parent-style-name="Standard" style:list-style-name="L6">
      <style:text-properties officeooo:rsid="00b9271e" officeooo:paragraph-rsid="00b9271e"/>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b8d2af" style:font-weight-asian="bold" style:font-weight-complex="bold"/>
    </style:style>
    <style:style style:name="T22" style:family="text">
      <style:text-properties fo:font-weight="bold" officeooo:rsid="01323f6f" fo:background-color="transparent" loext:char-shading-value="0" style:font-weight-asian="bold" style:font-weight-complex="bold"/>
    </style:style>
    <style:style style:name="T23" style:family="text">
      <style:text-properties fo:font-weight="bold" officeooo:rsid="011002d2" fo:background-color="transparent" loext:char-shading-value="0" style:font-weight-asian="bold" style:font-weight-complex="bold"/>
    </style:style>
    <style:style style:name="T24"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5"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cb998" style:font-weight-asian="normal" style:font-weight-complex="normal"/>
    </style:style>
    <style:style style:name="T28" style:family="text">
      <style:text-properties fo:font-weight="normal" officeooo:rsid="002d8c71" style:font-weight-asian="normal" style:font-weight-complex="normal"/>
    </style:style>
    <style:style style:name="T29" style:family="text">
      <style:text-properties fo:font-weight="normal" officeooo:rsid="00354093" style:font-weight-asian="normal" style:font-weight-complex="normal"/>
    </style:style>
    <style:style style:name="T30" style:family="text">
      <style:text-properties fo:font-weight="normal" officeooo:rsid="0035faab" style:font-weight-asian="normal" style:font-weight-complex="normal"/>
    </style:style>
    <style:style style:name="T31" style:family="text">
      <style:text-properties fo:font-weight="normal" officeooo:rsid="00386d0a" style:font-weight-asian="normal" style:font-weight-complex="normal"/>
    </style:style>
    <style:style style:name="T32" style:family="text">
      <style:text-properties fo:font-weight="normal" officeooo:rsid="0036b11a" style:font-weight-asian="normal" style:font-weight-complex="normal"/>
    </style:style>
    <style:style style:name="T33" style:family="text">
      <style:text-properties fo:font-weight="normal" officeooo:rsid="0039beac" style:font-weight-asian="normal" style:font-weight-complex="normal"/>
    </style:style>
    <style:style style:name="T34" style:family="text">
      <style:text-properties fo:font-weight="normal" officeooo:rsid="003a6650" style:font-weight-asian="normal" style:font-weight-complex="normal"/>
    </style:style>
    <style:style style:name="T35" style:family="text">
      <style:text-properties fo:font-weight="normal" officeooo:rsid="004107cf" style:font-weight-asian="normal" style:font-weight-complex="normal"/>
    </style:style>
    <style:style style:name="T36" style:family="text">
      <style:text-properties fo:font-weight="normal" officeooo:rsid="0042cbab" style:font-weight-asian="normal" style:font-weight-complex="normal"/>
    </style:style>
    <style:style style:name="T37" style:family="text">
      <style:text-properties fo:font-weight="normal" officeooo:rsid="00458a02" style:font-weight-asian="normal" style:font-weight-complex="normal"/>
    </style:style>
    <style:style style:name="T38" style:family="text">
      <style:text-properties fo:font-weight="normal" officeooo:rsid="004b6345" style:font-weight-asian="normal" style:font-weight-complex="normal"/>
    </style:style>
    <style:style style:name="T39" style:family="text">
      <style:text-properties fo:font-weight="normal" officeooo:rsid="0056509b" style:font-weight-asian="normal" style:font-weight-complex="normal"/>
    </style:style>
    <style:style style:name="T40" style:family="text">
      <style:text-properties fo:font-weight="normal" officeooo:rsid="002f2a83" style:font-weight-asian="normal" style:font-weight-complex="normal"/>
    </style:style>
    <style:style style:name="T41" style:family="text">
      <style:text-properties fo:font-weight="normal" officeooo:rsid="00af62d8" style:font-weight-asian="normal" style:font-weight-complex="normal"/>
    </style:style>
    <style:style style:name="T42" style:family="text">
      <style:text-properties fo:font-weight="normal" officeooo:rsid="007bea21" style:font-weight-asian="normal" style:font-weight-complex="normal"/>
    </style:style>
    <style:style style:name="T43" style:family="text">
      <style:text-properties fo:font-weight="normal" officeooo:rsid="00c5a609" style:font-weight-asian="normal" style:font-weight-complex="normal"/>
    </style:style>
    <style:style style:name="T44" style:family="text">
      <style:text-properties fo:font-weight="normal" officeooo:rsid="00d163f6" style:font-weight-asian="normal" style:font-weight-complex="normal"/>
    </style:style>
    <style:style style:name="T45" style:family="text">
      <style:text-properties fo:font-weight="normal" officeooo:rsid="01317dc1" style:font-weight-asian="normal" style:font-weight-complex="normal"/>
    </style:style>
    <style:style style:name="T46" style:family="text">
      <style:text-properties fo:font-weight="normal" officeooo:rsid="01330ba5" style:font-weight-asian="normal" style:font-weight-complex="normal"/>
    </style:style>
    <style:style style:name="T47" style:family="text">
      <style:text-properties fo:font-weight="normal" officeooo:rsid="01759d23" style:font-weight-asian="normal" style:font-weight-complex="normal"/>
    </style:style>
    <style:style style:name="T48" style:family="text">
      <style:text-properties fo:font-weight="normal" officeooo:rsid="01959e02" style:font-weight-asian="normal" style:font-weight-complex="normal"/>
    </style:style>
    <style:style style:name="T49" style:family="text">
      <style:text-properties fo:font-weight="normal" officeooo:rsid="019b3362" style:font-weight-asian="normal" style:font-weight-complex="normal"/>
    </style:style>
    <style:style style:name="T50" style:family="text">
      <style:text-properties fo:font-weight="normal" officeooo:rsid="005cd74a" style:font-weight-asian="normal" style:font-weight-complex="normal"/>
    </style:style>
    <style:style style:name="T51" style:family="text">
      <style:text-properties fo:font-weight="normal" officeooo:rsid="00477801" style:font-weight-asian="normal" style:font-weight-complex="normal"/>
    </style:style>
    <style:style style:name="T52" style:family="text">
      <style:text-properties fo:font-weight="normal" officeooo:rsid="019ccf92" style:font-weight-asian="normal" style:font-weight-complex="normal"/>
    </style:style>
    <style:style style:name="T53" style:family="text">
      <style:text-properties fo:font-weight="normal" officeooo:rsid="00439fdb" style:font-weight-asian="normal" style:font-weight-complex="normal"/>
    </style:style>
    <style:style style:name="T54" style:family="text">
      <style:text-properties fo:font-weight="normal" officeooo:rsid="00720dd9" style:font-weight-asian="normal" style:font-weight-complex="normal"/>
    </style:style>
    <style:style style:name="T55" style:family="text">
      <style:text-properties fo:font-weight="normal" officeooo:rsid="019f1d6f" style:font-weight-asian="normal" style:font-weight-complex="normal"/>
    </style:style>
    <style:style style:name="T56" style:family="text">
      <style:text-properties fo:font-weight="normal" fo:background-color="transparent" loext:char-shading-value="0" style:font-weight-asian="normal" style:font-weight-complex="normal"/>
    </style:style>
    <style:style style:name="T57" style:family="text">
      <style:text-properties fo:font-weight="normal" officeooo:rsid="00fa83ff" style:font-name-asian="Noto Serif CJK SC" style:font-weight-asian="normal" style:font-name-complex="Lohit Devanagari1" style:font-weight-complex="normal"/>
    </style:style>
    <style:style style:name="T58" style:family="text">
      <style:text-properties fo:font-weight="normal" officeooo:rsid="017006dd" fo:background-color="#e8f2a1" loext:char-shading-value="0" style:font-weight-asian="normal" style:font-weight-complex="normal"/>
    </style:style>
    <style:style style:name="T59" style:family="text">
      <style:text-properties fo:font-weight="normal" officeooo:rsid="017424d3" fo:background-color="#e8f2a1" loext:char-shading-value="0" style:font-weight-asian="normal" style:font-weight-complex="normal"/>
    </style:style>
    <style:style style:name="T60" style:family="text">
      <style:text-properties fo:font-weight="normal" officeooo:rsid="019b3362" fo:background-color="#e8f2a1" loext:char-shading-value="0" style:font-weight-asian="normal" style:font-weight-complex="normal"/>
    </style:style>
    <style:style style:name="T61" style:family="text">
      <style:text-properties officeooo:rsid="00101561"/>
    </style:style>
    <style:style style:name="T62" style:family="text">
      <style:text-properties officeooo:rsid="0011cb53"/>
    </style:style>
    <style:style style:name="T63" style:family="text">
      <style:text-properties fo:font-style="italic" style:font-style-asian="italic" style:font-style-complex="italic"/>
    </style:style>
    <style:style style:name="T64" style:family="text">
      <style:text-properties fo:font-style="italic" officeooo:rsid="000df69f" style:font-style-asian="italic" style:font-style-complex="italic"/>
    </style:style>
    <style:style style:name="T65" style:family="text">
      <style:text-properties fo:font-style="italic" officeooo:rsid="002117f6" style:font-style-asian="italic" style:font-style-complex="italic"/>
    </style:style>
    <style:style style:name="T66" style:family="text">
      <style:text-properties fo:font-style="italic" officeooo:rsid="013ce3e2" style:font-style-asian="italic" style:font-style-complex="italic"/>
    </style:style>
    <style:style style:name="T67" style:family="text">
      <style:text-properties fo:font-style="italic" officeooo:rsid="0177fc0f"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477801" style:font-style-asian="italic" style:font-weight-asian="normal" style:font-style-complex="italic" style:font-weight-complex="normal"/>
    </style:style>
    <style:style style:name="T70" style:family="text">
      <style:text-properties fo:font-style="italic" fo:font-weight="normal" officeooo:rsid="00439fdb" style:font-style-asian="italic" style:font-weight-asian="normal" style:font-style-complex="italic" style:font-weight-complex="normal"/>
    </style:style>
    <style:style style:name="T71" style:family="text">
      <style:text-properties officeooo:rsid="00145fe6"/>
    </style:style>
    <style:style style:name="T72" style:family="text">
      <style:text-properties officeooo:rsid="0014baa3"/>
    </style:style>
    <style:style style:name="T73" style:family="text">
      <style:text-properties officeooo:rsid="001cb659"/>
    </style:style>
    <style:style style:name="T74" style:family="text">
      <style:text-properties style:font-name="Liberation Serif1"/>
    </style:style>
    <style:style style:name="T75" style:family="text">
      <style:text-properties style:font-name="Liberation Serif1" fo:font-style="italic" style:font-style-asian="italic" style:font-style-complex="italic"/>
    </style:style>
    <style:style style:name="T76" style:family="text">
      <style:text-properties style:font-name="Liberation Serif1" fo:font-style="italic" officeooo:rsid="00249091" style:font-style-asian="italic" style:font-style-complex="italic"/>
    </style:style>
    <style:style style:name="T77" style:family="text">
      <style:text-properties style:font-name="Liberation Serif1" fo:font-style="italic" officeooo:rsid="000df69f" style:font-style-asian="italic" style:font-style-complex="italic"/>
    </style:style>
    <style:style style:name="T78" style:family="text">
      <style:text-properties style:font-name="Liberation Serif1" fo:font-style="italic" officeooo:rsid="017651cf" style:font-style-asian="italic" style:font-style-complex="italic"/>
    </style:style>
    <style:style style:name="T79" style:family="text">
      <style:text-properties style:font-name="Liberation Serif1" fo:font-weight="bold" style:font-weight-asian="bold" style:font-weight-complex="bold"/>
    </style:style>
    <style:style style:name="T80" style:family="text">
      <style:text-properties style:font-name="Liberation Serif1" fo:font-weight="bold" officeooo:rsid="00249091" style:font-weight-asian="bold" style:font-weight-complex="bold"/>
    </style:style>
    <style:style style:name="T81" style:family="text">
      <style:text-properties style:font-name="Liberation Serif1" fo:font-weight="bold" officeooo:rsid="01330ba5" style:font-weight-asian="bold" style:font-weight-complex="bold"/>
    </style:style>
    <style:style style:name="T82" style:family="text">
      <style:text-properties style:font-name="Liberation Serif1" fo:font-weight="bold" officeooo:rsid="01a85d18" style:font-weight-asian="bold" style:font-weight-complex="bold"/>
    </style:style>
    <style:style style:name="T83" style:family="text">
      <style:text-properties style:font-name="Liberation Serif1" fo:font-weight="bold" fo:background-color="transparent" loext:char-shading-value="0" style:font-weight-asian="bold" style:font-weight-complex="bold"/>
    </style:style>
    <style:style style:name="T84"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5" style:family="text">
      <style:text-properties style:font-name="Liberation Serif1" fo:font-weight="normal" fo:background-color="transparent" loext:char-shading-value="0"/>
    </style:style>
    <style:style style:name="T86" style:family="text">
      <style:text-properties style:font-name="Liberation Serif1" fo:font-size="12pt" style:font-size-asian="12pt" style:font-size-complex="12pt"/>
    </style:style>
    <style:style style:name="T87" style:family="text">
      <style:text-properties style:font-name="Liberation Serif1" fo:font-size="12pt" officeooo:rsid="000e68e2" style:font-size-asian="12pt" style:font-size-complex="12pt"/>
    </style:style>
    <style:style style:name="T88" style:family="text">
      <style:text-properties style:font-name="Liberation Serif1" fo:font-size="12pt" officeooo:rsid="0011cb53" style:font-size-asian="12pt" style:font-size-complex="12pt"/>
    </style:style>
    <style:style style:name="T89" style:family="text">
      <style:text-properties style:font-name="Liberation Serif1" fo:font-size="12pt" officeooo:rsid="0031ff27" style:font-size-asian="12pt" style:font-size-complex="12pt"/>
    </style:style>
    <style:style style:name="T90" style:family="text">
      <style:text-properties style:font-name="Liberation Serif1" fo:font-size="12pt" officeooo:rsid="002e618d" style:font-size-asian="12pt" style:font-size-complex="12pt"/>
    </style:style>
    <style:style style:name="T91" style:family="text">
      <style:text-properties style:font-name="Liberation Serif1" fo:font-size="12pt" officeooo:rsid="00e18059" style:font-size-asian="12pt" style:font-size-complex="12pt"/>
    </style:style>
    <style:style style:name="T92" style:family="text">
      <style:text-properties style:font-name="Liberation Serif1" fo:font-size="12pt" officeooo:rsid="00e6aad3" style:font-size-asian="12pt" style:font-size-complex="12pt"/>
    </style:style>
    <style:style style:name="T93" style:family="text">
      <style:text-properties style:font-name="Liberation Serif1" fo:font-size="12pt" officeooo:rsid="010f7e8f" style:font-size-asian="12pt" style:font-size-complex="12pt"/>
    </style:style>
    <style:style style:name="T94" style:family="text">
      <style:text-properties style:font-name="Liberation Serif1" fo:font-size="12pt" officeooo:rsid="011002d2" style:font-size-asian="12pt" style:font-size-complex="12pt"/>
    </style:style>
    <style:style style:name="T95" style:family="text">
      <style:text-properties style:font-name="Liberation Serif1" fo:font-size="12pt" officeooo:rsid="000df69f" style:font-size-asian="12pt" style:font-size-complex="12pt"/>
    </style:style>
    <style:style style:name="T96" style:family="text">
      <style:text-properties style:font-name="Liberation Serif1" fo:font-size="12pt" officeooo:rsid="0114ac66" style:font-size-asian="12pt" style:font-size-complex="12pt"/>
    </style:style>
    <style:style style:name="T97" style:family="text">
      <style:text-properties style:font-name="Liberation Serif1" fo:font-size="12pt" fo:font-style="italic" style:font-size-asian="12pt" style:font-style-asian="italic" style:font-size-complex="12pt" style:font-style-complex="italic"/>
    </style:style>
    <style:style style:name="T98"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99"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0"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1"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weight="normal" style:font-size-asian="12pt" style:font-weight-asian="normal" style:font-size-complex="12pt" style:font-weight-complex="normal"/>
    </style:style>
    <style:style style:name="T105" style:family="text">
      <style:text-properties style:font-name="Liberation Serif1" fo:font-size="12pt" fo:font-weight="normal" officeooo:rsid="000e68e2" style:font-size-asian="12pt" style:font-weight-asian="normal" style:font-size-complex="12pt" style:font-weight-complex="normal"/>
    </style:style>
    <style:style style:name="T106" style:family="text">
      <style:text-properties style:font-name="Liberation Serif1" fo:font-size="12pt" fo:font-weight="normal" officeooo:rsid="0011cb53" style:font-size-asian="12pt" style:font-weight-asian="normal" style:font-size-complex="12pt" style:font-weight-complex="normal"/>
    </style:style>
    <style:style style:name="T107" style:family="text">
      <style:text-properties style:font-name="Liberation Serif1" fo:font-size="12pt" fo:font-weight="normal" officeooo:rsid="00153d36" style:font-size-asian="12pt" style:font-weight-asian="normal" style:font-size-complex="12pt" style:font-weight-complex="normal"/>
    </style:style>
    <style:style style:name="T108" style:family="text">
      <style:text-properties style:font-name="Liberation Serif1" fo:font-size="12pt" fo:font-weight="normal" officeooo:rsid="0042cbab" style:font-size-asian="12pt" style:font-weight-asian="normal" style:font-size-complex="12pt" style:font-weight-complex="normal"/>
    </style:style>
    <style:style style:name="T109" style:family="text">
      <style:text-properties style:font-name="Liberation Serif1" fo:font-size="12pt" fo:font-weight="normal" officeooo:rsid="00439fdb" style:font-size-asian="12pt" style:font-weight-asian="normal" style:font-size-complex="12pt" style:font-weight-complex="normal"/>
    </style:style>
    <style:style style:name="T110" style:family="text">
      <style:text-properties style:font-name="Liberation Serif1" fo:font-size="12pt" fo:font-weight="normal" officeooo:rsid="00720dd9" style:font-size-asian="12pt" style:font-weight-asian="normal" style:font-size-complex="12pt" style:font-weight-complex="normal"/>
    </style:style>
    <style:style style:name="T111" style:family="text">
      <style:text-properties style:font-name="Liberation Serif1" fo:font-size="12pt" fo:font-weight="normal" officeooo:rsid="0044518b" style:font-size-asian="12pt" style:font-weight-asian="normal" style:font-size-complex="12pt" style:font-weight-complex="normal"/>
    </style:style>
    <style:style style:name="T112" style:family="text">
      <style:text-properties style:font-name="Liberation Serif1" fo:font-size="12pt" fo:font-weight="normal" officeooo:rsid="009cf804" style:font-size-asian="12pt" style:font-weight-asian="normal" style:font-size-complex="12pt" style:font-weight-complex="normal"/>
    </style:style>
    <style:style style:name="T113" style:family="text">
      <style:text-properties style:font-name="Liberation Serif1" fo:font-size="12pt" fo:font-weight="normal" officeooo:rsid="00de6130" style:font-size-asian="12pt" style:font-weight-asian="normal" style:font-size-complex="12pt" style:font-weight-complex="normal"/>
    </style:style>
    <style:style style:name="T114" style:family="text">
      <style:text-properties style:font-name="Liberation Serif1" fo:font-size="12pt" fo:font-weight="normal" officeooo:rsid="010f7e8f" style:font-size-asian="12pt" style:font-weight-asian="normal" style:font-size-complex="12pt" style:font-weight-complex="normal"/>
    </style:style>
    <style:style style:name="T115" style:family="text">
      <style:text-properties style:font-name="Liberation Serif1" fo:font-size="12pt" fo:font-weight="normal" officeooo:rsid="0031187e" style:font-size-asian="12pt" style:font-weight-asian="normal" style:font-size-complex="12pt" style:font-weight-complex="normal"/>
    </style:style>
    <style:style style:name="T116" style:family="text">
      <style:text-properties style:font-name="Liberation Serif1" fo:font-size="12pt" fo:font-weight="normal" officeooo:rsid="004b6345" style:font-size-asian="12pt" style:font-weight-asian="normal" style:font-size-complex="12pt" style:font-weight-complex="normal"/>
    </style:style>
    <style:style style:name="T117" style:family="text">
      <style:text-properties style:font-name="Liberation Serif1" fo:font-size="12pt" fo:font-weight="normal" officeooo:rsid="012b8622" style:font-size-asian="12pt" style:font-weight-asian="normal" style:font-size-complex="12pt" style:font-weight-complex="normal"/>
    </style:style>
    <style:style style:name="T118" style:family="text">
      <style:text-properties style:font-name="Liberation Serif1" fo:font-size="12pt" fo:font-weight="normal" officeooo:rsid="013d1804" style:font-size-asian="12pt" style:font-weight-asian="normal" style:font-size-complex="12pt" style:font-weight-complex="normal"/>
    </style:style>
    <style:style style:name="T119" style:family="text">
      <style:text-properties style:font-name="Liberation Serif1" fo:font-size="12pt" fo:font-weight="normal" officeooo:rsid="019d2e67" style:font-size-asian="12pt" style:font-weight-asian="normal" style:font-size-complex="12pt" style:font-weight-complex="normal"/>
    </style:style>
    <style:style style:name="T120" style:family="text">
      <style:text-properties style:font-name="Liberation Serif1" fo:font-size="12pt" fo:font-weight="normal" officeooo:rsid="019f1d6f" style:font-size-asian="12pt" style:font-weight-asian="normal" style:font-size-complex="12pt" style:font-weight-complex="normal"/>
    </style:style>
    <style:style style:name="T121"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2"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3"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4"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weight="normal" officeooo:rsid="0038ca75" fo:background-color="transparent" loext:char-shading-value="0" style:font-name-asian="Noto Serif CJK SC" style:font-size-asian="12pt" style:font-weight-asian="normal" style:font-name-complex="Lohit Devanagari1" style:font-size-complex="12pt" style:font-weight-complex="normal"/>
    </style:style>
    <style:style style:name="T128"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52"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53"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55"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56" style:family="text">
      <style:text-properties style:font-name="Liberation Serif1" fo:font-size="12pt" fo:font-weight="bold" style:font-size-asian="12pt" style:font-weight-asian="bold" style:font-size-complex="12pt" style:font-weight-complex="bold"/>
    </style:style>
    <style:style style:name="T157" style:family="text">
      <style:text-properties style:font-name="Liberation Serif1" fo:font-size="12pt" fo:font-weight="bold" officeooo:rsid="0011cb53" style:font-size-asian="12pt" style:font-weight-asian="bold" style:font-size-complex="12pt" style:font-weight-complex="bold"/>
    </style:style>
    <style:style style:name="T158"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59" style:family="text">
      <style:text-properties style:font-name="Liberation Serif1" officeooo:rsid="000e68e2"/>
    </style:style>
    <style:style style:name="T160" style:family="text">
      <style:text-properties style:font-name="Liberation Serif1" officeooo:rsid="0094d3be"/>
    </style:style>
    <style:style style:name="T161" style:family="text">
      <style:text-properties style:font-name="Liberation Serif1" officeooo:rsid="0095f1f9"/>
    </style:style>
    <style:style style:name="T162" style:family="text">
      <style:text-properties style:font-name="Liberation Serif1" officeooo:rsid="0136b2d8"/>
    </style:style>
    <style:style style:name="T163" style:family="text">
      <style:text-properties style:font-name="Liberation Serif1" officeooo:rsid="0136b2d8" fo:background-color="#e8f2a1" loext:char-shading-value="0"/>
    </style:style>
    <style:style style:name="T164" style:family="text">
      <style:text-properties style:font-name="Liberation Serif1" officeooo:rsid="0095f1f9" fo:background-color="#e8f2a1" loext:char-shading-value="0"/>
    </style:style>
    <style:style style:name="T165" style:family="text">
      <style:text-properties style:font-name="Liberation Serif1" officeooo:rsid="01330ba5"/>
    </style:style>
    <style:style style:name="T166" style:family="text">
      <style:text-properties officeooo:rsid="0022ac9a"/>
    </style:style>
    <style:style style:name="T167" style:family="text">
      <style:text-properties officeooo:rsid="0027e73a"/>
    </style:style>
    <style:style style:name="T168" style:family="text">
      <style:text-properties officeooo:rsid="0031ff27"/>
    </style:style>
    <style:style style:name="T169" style:family="text">
      <style:text-properties officeooo:rsid="00328b06"/>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0386d0a" style:font-style-asian="normal" style:font-weight-asian="normal" style:font-style-complex="normal" style:font-weight-complex="normal"/>
    </style:style>
    <style:style style:name="T172" style:family="text">
      <style:text-properties fo:font-style="normal" fo:font-weight="normal" officeooo:rsid="002cb998" style:font-style-asian="normal" style:font-weight-asian="normal" style:font-style-complex="normal" style:font-weight-complex="normal"/>
    </style:style>
    <style:style style:name="T173" style:family="text">
      <style:text-properties fo:font-style="normal" fo:font-weight="normal" officeooo:rsid="0036b11a" style:font-style-asian="normal" style:font-weight-asian="normal" style:font-style-complex="normal" style:font-weight-complex="normal"/>
    </style:style>
    <style:style style:name="T174" style:family="text">
      <style:text-properties fo:font-style="normal" fo:font-weight="normal" officeooo:rsid="0039b41a" style:font-style-asian="normal" style:font-weight-asian="normal" style:font-style-complex="normal" style:font-weight-complex="normal"/>
    </style:style>
    <style:style style:name="T175" style:family="text">
      <style:text-properties fo:font-style="normal" fo:font-weight="normal" officeooo:rsid="003a6650" style:font-style-asian="normal" style:font-weight-asian="normal" style:font-style-complex="normal" style:font-weight-complex="normal"/>
    </style:style>
    <style:style style:name="T176" style:family="text">
      <style:text-properties fo:font-style="normal" fo:font-weight="normal" officeooo:rsid="003ebef6" style:font-style-asian="normal" style:font-weight-asian="normal" style:font-style-complex="normal" style:font-weight-complex="normal"/>
    </style:style>
    <style:style style:name="T177" style:family="text">
      <style:text-properties fo:font-style="normal" fo:font-weight="normal" officeooo:rsid="0056509b" style:font-style-asian="normal" style:font-weight-asian="normal" style:font-style-complex="normal" style:font-weight-complex="normal"/>
    </style:style>
    <style:style style:name="T178" style:family="text">
      <style:text-properties fo:font-style="normal" fo:font-weight="normal" officeooo:rsid="0062925f" style:font-style-asian="normal" style:font-weight-asian="normal" style:font-style-complex="normal" style:font-weight-complex="normal"/>
    </style:style>
    <style:style style:name="T179" style:family="text">
      <style:text-properties fo:font-style="normal" fo:font-weight="normal" officeooo:rsid="00996e0d" style:font-style-asian="normal" style:font-weight-asian="normal" style:font-style-complex="normal" style:font-weight-complex="normal"/>
    </style:style>
    <style:style style:name="T180" style:family="text">
      <style:text-properties fo:font-style="normal" fo:font-weight="normal" officeooo:rsid="00999974" style:font-style-asian="normal" style:font-weight-asian="normal" style:font-style-complex="normal" style:font-weight-complex="normal"/>
    </style:style>
    <style:style style:name="T181" style:family="text">
      <style:text-properties fo:font-style="normal" fo:font-weight="normal" officeooo:rsid="00b29ad6" style:font-style-asian="normal" style:font-weight-asian="normal" style:font-style-complex="normal" style:font-weight-complex="normal"/>
    </style:style>
    <style:style style:name="T182" style:family="text">
      <style:text-properties fo:font-style="normal" fo:font-weight="normal" officeooo:rsid="005cd74a" style:font-style-asian="normal" style:font-weight-asian="normal" style:font-style-complex="normal" style:font-weight-complex="normal"/>
    </style:style>
    <style:style style:name="T183" style:family="text">
      <style:text-properties fo:font-style="normal" fo:font-weight="normal" officeooo:rsid="01b2a553" style:font-style-asian="normal" style:font-weight-asian="normal" style:font-style-complex="normal" style:font-weight-complex="normal"/>
    </style:style>
    <style:style style:name="T184" style:family="text">
      <style:text-properties fo:font-style="normal" fo:font-weight="bold" style:font-style-asian="normal" style:font-weight-asian="bold" style:font-style-complex="normal" style:font-weight-complex="bold"/>
    </style:style>
    <style:style style:name="T185" style:family="text">
      <style:text-properties fo:font-style="normal" fo:font-weight="bold" officeooo:rsid="0056509b" style:font-style-asian="normal" style:font-weight-asian="bold" style:font-style-complex="normal" style:font-weight-complex="bold"/>
    </style:style>
    <style:style style:name="T186" style:family="text">
      <style:text-properties fo:font-style="normal" fo:font-weight="bold" officeooo:rsid="00386d0a" style:font-style-asian="normal" style:font-weight-asian="bold" style:font-style-complex="normal" style:font-weight-complex="bold"/>
    </style:style>
    <style:style style:name="T187" style:family="text">
      <style:text-properties fo:font-style="normal" fo:font-weight="bold" officeooo:rsid="003a6650" style:font-style-asian="normal" style:font-weight-asian="bold" style:font-style-complex="normal" style:font-weight-complex="bold"/>
    </style:style>
    <style:style style:name="T188" style:family="text">
      <style:text-properties officeooo:rsid="006aa6b7"/>
    </style:style>
    <style:style style:name="T189" style:family="text">
      <style:text-properties officeooo:rsid="00341d01"/>
    </style:style>
    <style:style style:name="T190" style:family="text">
      <style:text-properties officeooo:rsid="00354093"/>
    </style:style>
    <style:style style:name="T191" style:family="text">
      <style:text-properties fo:background-color="#e8f2a1" loext:char-shading-value="0"/>
    </style:style>
    <style:style style:name="T192" style:family="text">
      <style:text-properties officeooo:rsid="012ded59" fo:background-color="#e8f2a1" loext:char-shading-value="0"/>
    </style:style>
    <style:style style:name="T193" style:family="text">
      <style:text-properties officeooo:rsid="00759afe"/>
    </style:style>
    <style:style style:name="T194" style:family="text">
      <style:text-properties officeooo:rsid="00792ac5"/>
    </style:style>
    <style:style style:name="T195" style:family="text">
      <style:text-properties officeooo:rsid="007a5e70"/>
    </style:style>
    <style:style style:name="T196" style:family="text">
      <style:text-properties officeooo:rsid="007a8e91"/>
    </style:style>
    <style:style style:name="T197" style:family="text">
      <style:text-properties officeooo:rsid="007bea21"/>
    </style:style>
    <style:style style:name="T198" style:family="text">
      <style:text-properties fo:font-size="12pt" style:font-size-asian="12pt" style:font-size-complex="12pt"/>
    </style:style>
    <style:style style:name="T199" style:family="text">
      <style:text-properties fo:font-size="12pt" officeooo:rsid="001cb659" style:font-size-asian="12pt" style:font-size-complex="12pt"/>
    </style:style>
    <style:style style:name="T200" style:family="text">
      <style:text-properties fo:font-size="12pt" officeooo:rsid="004b6345" style:font-size-asian="12pt" style:font-size-complex="12pt"/>
    </style:style>
    <style:style style:name="T201" style:family="text">
      <style:text-properties fo:font-size="12pt" officeooo:rsid="0031ff27" style:font-size-asian="12pt" style:font-size-complex="12pt"/>
    </style:style>
    <style:style style:name="T202" style:family="text">
      <style:text-properties fo:font-size="12pt" officeooo:rsid="0066418a" style:font-size-asian="12pt" style:font-size-complex="12pt"/>
    </style:style>
    <style:style style:name="T203" style:family="text">
      <style:text-properties fo:font-size="12pt" officeooo:rsid="011f736f" style:font-size-asian="12pt" style:font-size-complex="12pt"/>
    </style:style>
    <style:style style:name="T204" style:family="text">
      <style:text-properties fo:font-size="12pt" officeooo:rsid="011f8f0d" style:font-size-asian="12pt" style:font-size-complex="12pt"/>
    </style:style>
    <style:style style:name="T205" style:family="text">
      <style:text-properties fo:font-size="12pt" officeooo:rsid="01223edd" style:font-size-asian="12pt" style:font-size-complex="12pt"/>
    </style:style>
    <style:style style:name="T206" style:family="text">
      <style:text-properties fo:font-size="12pt" officeooo:rsid="018d35cf" style:font-size-asian="12pt" style:font-size-complex="12pt"/>
    </style:style>
    <style:style style:name="T207" style:family="text">
      <style:text-properties fo:font-size="12pt" style:font-name-asian="Times New Roman" style:font-size-asian="12pt" style:font-name-complex="Times New Roman" style:font-size-complex="12pt"/>
    </style:style>
    <style:style style:name="T208" style:family="text">
      <style:text-properties fo:font-size="12pt" officeooo:rsid="002117f6" style:font-name-asian="Times New Roman" style:font-size-asian="12pt" style:font-name-complex="Times New Roman" style:font-size-complex="12pt"/>
    </style:style>
    <style:style style:name="T209" style:family="text">
      <style:text-properties fo:font-size="12pt" fo:font-weight="normal" style:font-size-asian="12pt" style:font-size-complex="12pt"/>
    </style:style>
    <style:style style:name="T210" style:family="text">
      <style:text-properties fo:font-size="12pt" fo:font-weight="normal" style:font-size-asian="12pt" style:font-weight-asian="normal" style:font-size-complex="12pt" style:font-weight-complex="normal"/>
    </style:style>
    <style:style style:name="T211" style:family="text">
      <style:text-properties fo:font-size="12pt" fo:font-weight="normal" officeooo:rsid="00145fe6" style:font-size-asian="12pt" style:font-weight-asian="normal" style:font-size-complex="12pt" style:font-weight-complex="normal"/>
    </style:style>
    <style:style style:name="T212" style:family="text">
      <style:text-properties fo:font-size="12pt" fo:font-weight="normal" officeooo:rsid="003a6650" style:font-size-asian="12pt" style:font-weight-asian="normal" style:font-size-complex="12pt" style:font-weight-complex="normal"/>
    </style:style>
    <style:style style:name="T213" style:family="text">
      <style:text-properties fo:font-size="12pt" fo:font-weight="normal" officeooo:rsid="00153d36" style:font-size-asian="12pt" style:font-weight-asian="normal" style:font-size-complex="12pt" style:font-weight-complex="normal"/>
    </style:style>
    <style:style style:name="T214" style:family="text">
      <style:text-properties fo:font-size="12pt" fo:font-weight="normal" officeooo:rsid="0035faab" style:font-size-asian="12pt" style:font-weight-asian="normal" style:font-size-complex="12pt" style:font-weight-complex="normal"/>
    </style:style>
    <style:style style:name="T215" style:family="text">
      <style:text-properties fo:font-size="12pt" fo:font-weight="normal" officeooo:rsid="002cb998" style:font-size-asian="12pt" style:font-weight-asian="normal" style:font-size-complex="12pt" style:font-weight-complex="normal"/>
    </style:style>
    <style:style style:name="T216" style:family="text">
      <style:text-properties fo:font-size="12pt" fo:font-weight="normal" officeooo:rsid="0038ca75" style:font-size-asian="12pt" style:font-weight-asian="normal" style:font-size-complex="12pt" style:font-weight-complex="normal"/>
    </style:style>
    <style:style style:name="T217" style:family="text">
      <style:text-properties fo:font-size="12pt" fo:font-weight="normal" officeooo:rsid="00458a02" style:font-size-asian="12pt" style:font-weight-asian="normal" style:font-size-complex="12pt" style:font-weight-complex="normal"/>
    </style:style>
    <style:style style:name="T218" style:family="text">
      <style:text-properties fo:font-size="12pt" fo:font-weight="normal" officeooo:rsid="003ebef6" style:font-size-asian="12pt" style:font-weight-asian="normal" style:font-size-complex="12pt" style:font-weight-complex="normal"/>
    </style:style>
    <style:style style:name="T219" style:family="text">
      <style:text-properties fo:font-size="12pt" fo:font-weight="normal" officeooo:rsid="003bbc17" style:font-size-asian="12pt" style:font-weight-asian="normal" style:font-size-complex="12pt" style:font-weight-complex="normal"/>
    </style:style>
    <style:style style:name="T220" style:family="text">
      <style:text-properties fo:font-size="12pt" fo:font-weight="normal" officeooo:rsid="018d35cf" style:font-size-asian="12pt" style:font-weight-asian="normal" style:font-size-complex="12pt" style:font-weight-complex="normal"/>
    </style:style>
    <style:style style:name="T221" style:family="text">
      <style:text-properties fo:font-size="12pt" fo:font-weight="normal" officeooo:rsid="0193a2da" style:font-size-asian="12pt" style:font-weight-asian="normal" style:font-size-complex="12pt" style:font-weight-complex="normal"/>
    </style:style>
    <style:style style:name="T222" style:family="text">
      <style:text-properties fo:font-size="12pt" fo:font-weight="normal" officeooo:rsid="019c7397" style:font-size-asian="12pt" style:font-weight-asian="normal" style:font-size-complex="12pt" style:font-weight-complex="normal"/>
    </style:style>
    <style:style style:name="T223" style:family="text">
      <style:text-properties fo:font-size="12pt" fo:font-weight="bold" officeooo:rsid="000e68e2" style:font-size-asian="12pt" style:font-weight-asian="bold" style:font-size-complex="12pt" style:font-weight-complex="bold"/>
    </style:style>
    <style:style style:name="T224" style:family="text">
      <style:text-properties fo:font-size="12pt" fo:font-weight="bold" officeooo:rsid="001cb659" style:font-size-asian="12pt" style:font-weight-asian="bold" style:font-size-complex="12pt" style:font-weight-complex="bold"/>
    </style:style>
    <style:style style:name="T2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6"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27" style:family="text">
      <style:text-properties fo:font-size="12pt" fo:font-style="italic" officeooo:rsid="018d35cf" style:font-size-asian="12pt" style:font-style-asian="italic" style:font-size-complex="12pt" style:font-style-complex="italic"/>
    </style:style>
    <style:style style:name="T228" style:family="text">
      <style:text-properties fo:font-size="12pt" officeooo:rsid="011f736f" fo:background-color="#d4ea6b" loext:char-shading-value="0" style:font-size-asian="12pt" style:font-size-complex="12pt"/>
    </style:style>
    <style:style style:name="T229" style:family="text">
      <style:text-properties officeooo:rsid="007cd9bf"/>
    </style:style>
    <style:style style:name="T230" style:family="text">
      <style:text-properties officeooo:rsid="007dfa62"/>
    </style:style>
    <style:style style:name="T231" style:family="text">
      <style:text-properties officeooo:rsid="007f3fa0"/>
    </style:style>
    <style:style style:name="T232" style:family="text">
      <style:text-properties officeooo:rsid="0081365a"/>
    </style:style>
    <style:style style:name="T233" style:family="text">
      <style:text-properties officeooo:rsid="008368fb"/>
    </style:style>
    <style:style style:name="T234" style:family="text">
      <style:text-properties officeooo:rsid="0084f6a3"/>
    </style:style>
    <style:style style:name="T235" style:family="text">
      <style:text-properties officeooo:rsid="0087c063"/>
    </style:style>
    <style:style style:name="T236" style:family="text">
      <style:text-properties officeooo:rsid="008c5eaa"/>
    </style:style>
    <style:style style:name="T237" style:family="text">
      <style:text-properties officeooo:rsid="0094d3be"/>
    </style:style>
    <style:style style:name="T238" style:family="text">
      <style:text-properties officeooo:rsid="009fe6a0"/>
    </style:style>
    <style:style style:name="T239" style:family="text">
      <style:text-properties officeooo:rsid="00a62c5a"/>
    </style:style>
    <style:style style:name="T240" style:family="text">
      <style:text-properties fo:background-color="transparent" loext:char-shading-value="0"/>
    </style:style>
    <style:style style:name="T241" style:family="text">
      <style:text-properties officeooo:rsid="00c83b71" fo:background-color="transparent" loext:char-shading-value="0"/>
    </style:style>
    <style:style style:name="T242" style:family="text">
      <style:text-properties officeooo:rsid="00cf4e31" fo:background-color="transparent" loext:char-shading-value="0"/>
    </style:style>
    <style:style style:name="T243" style:family="text">
      <style:text-properties officeooo:rsid="00ccff99" fo:background-color="transparent" loext:char-shading-value="0"/>
    </style:style>
    <style:style style:name="T244" style:family="text">
      <style:text-properties officeooo:rsid="00fddc24" fo:background-color="transparent" loext:char-shading-value="0"/>
    </style:style>
    <style:style style:name="T245" style:family="text">
      <style:text-properties officeooo:rsid="00f55183" fo:background-color="transparent" loext:char-shading-value="0"/>
    </style:style>
    <style:style style:name="T246" style:family="text">
      <style:text-properties officeooo:rsid="00736ac3" fo:background-color="transparent" loext:char-shading-value="0"/>
    </style:style>
    <style:style style:name="T247" style:family="text">
      <style:text-properties officeooo:rsid="010f7e8f" fo:background-color="transparent" loext:char-shading-value="0"/>
    </style:style>
    <style:style style:name="T248" style:family="text">
      <style:text-properties officeooo:rsid="011002d2" fo:background-color="transparent" loext:char-shading-value="0"/>
    </style:style>
    <style:style style:name="T249" style:family="text">
      <style:text-properties officeooo:rsid="01323f6f" fo:background-color="transparent" loext:char-shading-value="0"/>
    </style:style>
    <style:style style:name="T250" style:family="text">
      <style:text-properties officeooo:rsid="00831ff7" fo:background-color="transparent" loext:char-shading-value="0"/>
    </style:style>
    <style:style style:name="T251" style:family="text">
      <style:text-properties officeooo:rsid="00759afe" fo:background-color="transparent" loext:char-shading-value="0"/>
    </style:style>
    <style:style style:name="T252" style:family="text">
      <style:text-properties officeooo:rsid="01a06674" fo:background-color="transparent" loext:char-shading-value="0"/>
    </style:style>
    <style:style style:name="T253" style:family="text">
      <style:text-properties fo:background-color="transparent" loext:char-shading-value="0" style:font-name-asian="Noto Serif CJK SC" style:font-name-complex="Lohit Devanagari1"/>
    </style:style>
    <style:style style:name="T254" style:family="text">
      <style:text-properties officeooo:rsid="01c3edf0" fo:background-color="transparent" loext:char-shading-value="0" style:font-name-asian="Noto Serif CJK SC" style:font-name-complex="Lohit Devanagari1"/>
    </style:style>
    <style:style style:name="T255" style:family="text">
      <style:text-properties officeooo:rsid="01c3edf0" fo:background-color="transparent" loext:char-shading-value="0" style:font-name-asian="Noto Serif CJK SC" style:font-name-complex="Lohit Devanagari1"/>
    </style:style>
    <style:style style:name="T256" style:family="text">
      <style:text-properties officeooo:rsid="01c48914" fo:background-color="transparent" loext:char-shading-value="0" style:font-name-asian="Noto Serif CJK SC" style:font-name-complex="Lohit Devanagari1"/>
    </style:style>
    <style:style style:name="T257" style:family="text">
      <style:text-properties fo:background-color="transparent" loext:char-shading-value="0" style:font-name-asian="Liberation Serif" style:font-name-complex="Liberation Serif"/>
    </style:style>
    <style:style style:name="T258" style:family="text">
      <style:text-properties officeooo:rsid="0038ca75" fo:background-color="transparent" loext:char-shading-value="0" style:font-name-asian="Liberation Serif" style:font-name-complex="Liberation Serif"/>
    </style:style>
    <style:style style:name="T259" style:family="text">
      <style:text-properties officeooo:rsid="01bcd269" fo:background-color="transparent" loext:char-shading-value="0" style:font-name-asian="Liberation Serif" style:font-name-complex="Liberation Serif"/>
    </style:style>
    <style:style style:name="T260" style:family="text">
      <style:text-properties officeooo:rsid="00b98b8f"/>
    </style:style>
    <style:style style:name="T261" style:family="text">
      <style:text-properties officeooo:rsid="00bde802"/>
    </style:style>
    <style:style style:name="T262" style:family="text">
      <style:text-properties officeooo:rsid="00be6c6e"/>
    </style:style>
    <style:style style:name="T263" style:family="text">
      <style:text-properties officeooo:rsid="00c185ed"/>
    </style:style>
    <style:style style:name="T264" style:family="text">
      <style:text-properties officeooo:rsid="00c35b74"/>
    </style:style>
    <style:style style:name="T265" style:family="text">
      <style:text-properties officeooo:rsid="00ccff99"/>
    </style:style>
    <style:style style:name="T266" style:family="text">
      <style:text-properties officeooo:rsid="00cf4e31"/>
    </style:style>
    <style:style style:name="T267" style:family="text">
      <style:text-properties officeooo:rsid="00d163f6"/>
    </style:style>
    <style:style style:name="T268" style:family="text">
      <style:text-properties officeooo:rsid="00d282c7"/>
    </style:style>
    <style:style style:name="T269" style:family="text">
      <style:text-properties officeooo:rsid="00d68270"/>
    </style:style>
    <style:style style:name="T270" style:family="text">
      <style:text-properties fo:font-size="10pt" style:font-size-asian="10pt" style:font-size-complex="10pt"/>
    </style:style>
    <style:style style:name="T271" style:family="text">
      <style:text-properties fo:font-size="10pt" fo:font-weight="normal" officeooo:rsid="00e4a677" style:font-size-asian="10pt" style:font-weight-asian="normal" style:font-size-complex="10pt" style:font-weight-complex="normal"/>
    </style:style>
    <style:style style:name="T272" style:family="text">
      <style:text-properties fo:font-size="10pt" fo:font-weight="normal" officeooo:rsid="00de6130" style:font-size-asian="10pt" style:font-weight-asian="normal" style:font-size-complex="10pt" style:font-weight-complex="normal"/>
    </style:style>
    <style:style style:name="T273" style:family="text">
      <style:text-properties officeooo:rsid="00dc6809"/>
    </style:style>
    <style:style style:name="T274" style:family="text">
      <style:text-properties officeooo:rsid="00dc7612"/>
    </style:style>
    <style:style style:name="T275" style:family="text">
      <style:text-properties officeooo:rsid="00e056ba"/>
    </style:style>
    <style:style style:name="T276" style:family="text">
      <style:text-properties officeooo:rsid="00e6aad3"/>
    </style:style>
    <style:style style:name="T277" style:family="text">
      <style:text-properties officeooo:rsid="00e7d66c"/>
    </style:style>
    <style:style style:name="T278" style:family="text">
      <style:text-properties officeooo:rsid="00ed8bcd"/>
    </style:style>
    <style:style style:name="T279" style:family="text">
      <style:text-properties officeooo:rsid="00ef82d1"/>
    </style:style>
    <style:style style:name="T280" style:family="text">
      <style:text-properties officeooo:rsid="00f113f5"/>
    </style:style>
    <style:style style:name="T281" style:family="text">
      <style:text-properties officeooo:rsid="00f19bb1"/>
    </style:style>
    <style:style style:name="T282" style:family="text">
      <style:text-properties officeooo:rsid="00f20b26"/>
    </style:style>
    <style:style style:name="T283" style:family="text">
      <style:text-properties officeooo:rsid="00f37b5d"/>
    </style:style>
    <style:style style:name="T284" style:family="text">
      <style:text-properties officeooo:rsid="00fa83ff"/>
    </style:style>
    <style:style style:name="T285" style:family="text">
      <style:text-properties style:font-name="Liberation Serif" officeooo:rsid="00fa83ff" style:font-name-asian="Liberation Serif" style:font-name-complex="Liberation Serif"/>
    </style:style>
    <style:style style:name="T286" style:family="text">
      <style:text-properties style:font-name="Liberation Serif" fo:font-weight="normal" officeooo:rsid="00fa83ff" style:font-name-asian="Liberation Serif" style:font-weight-asian="normal" style:font-name-complex="Liberation Serif" style:font-weight-complex="normal"/>
    </style:style>
    <style:style style:name="T287"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88" style:family="text">
      <style:text-properties style:font-name="Liberation Serif" officeooo:rsid="013ce3e2" fo:background-color="#d4ea6b" loext:char-shading-value="0" style:font-name-asian="Liberation Serif" style:font-name-complex="Liberation Serif"/>
    </style:style>
    <style:style style:name="T289" style:family="text">
      <style:text-properties style:font-name="Liberation Serif" officeooo:rsid="013ce3e2" fo:background-color="#d4ea6b" loext:char-shading-value="0" style:font-name-asian="Liberation Serif" style:font-name-complex="Liberation Serif"/>
    </style:style>
    <style:style style:name="T290" style:family="text">
      <style:text-properties style:font-name="Liberation Serif" fo:background-color="transparent" loext:char-shading-value="0" style:font-name-asian="Liberation Serif" style:font-name-complex="Liberation Serif"/>
    </style:style>
    <style:style style:name="T291" style:family="text">
      <style:text-properties style:font-name="Liberation Serif" officeooo:rsid="013ce3e2" fo:background-color="transparent" loext:char-shading-value="0" style:font-name-asian="Liberation Serif" style:font-name-complex="Liberation Serif"/>
    </style:style>
    <style:style style:name="T292" style:family="text">
      <style:text-properties officeooo:rsid="00fa83ff" style:font-name-asian="Noto Serif CJK SC" style:font-name-complex="Lohit Devanagari1"/>
    </style:style>
    <style:style style:name="T293" style:family="text">
      <style:text-properties officeooo:rsid="00fddc24"/>
    </style:style>
    <style:style style:name="T294" style:family="text">
      <style:text-properties style:text-line-through-style="none" style:text-line-through-type="none" style:font-name="Liberation Serif1" fo:font-size="12pt" officeooo:rsid="00e18059" style:font-size-asian="12pt" style:font-size-complex="12pt"/>
    </style:style>
    <style:style style:name="T295" style:family="text">
      <style:text-properties style:text-line-through-style="none" style:text-line-through-type="none" style:font-name="Liberation Serif1" fo:font-size="10pt" officeooo:rsid="00e18059" style:font-size-asian="10pt" style:font-size-complex="10pt"/>
    </style:style>
    <style:style style:name="T296" style:family="text">
      <style:text-properties style:text-line-through-style="none" style:text-line-through-type="none" fo:font-weight="bold"/>
    </style:style>
    <style:style style:name="T297" style:family="text">
      <style:text-properties officeooo:rsid="01041133"/>
    </style:style>
    <style:style style:name="T298" style:family="text">
      <style:text-properties officeooo:rsid="010bedd4"/>
    </style:style>
    <style:style style:name="T299" style:family="text">
      <style:text-properties officeooo:rsid="010f210b"/>
    </style:style>
    <style:style style:name="T300" style:family="text">
      <style:text-properties officeooo:rsid="010f672f"/>
    </style:style>
    <style:style style:name="T301" style:family="text">
      <style:text-properties officeooo:rsid="010f7e8f"/>
    </style:style>
    <style:style style:name="T302" style:family="text">
      <style:text-properties officeooo:rsid="011002d2"/>
    </style:style>
    <style:style style:name="T303" style:family="text">
      <style:text-properties officeooo:rsid="001a6616"/>
    </style:style>
    <style:style style:name="T304" style:family="text">
      <style:text-properties officeooo:rsid="01120f1d"/>
    </style:style>
    <style:style style:name="T305" style:family="text">
      <style:text-properties officeooo:rsid="011225c8"/>
    </style:style>
    <style:style style:name="T306" style:family="text">
      <style:text-properties officeooo:rsid="0123aec7"/>
    </style:style>
    <style:style style:name="T307" style:family="text">
      <style:text-properties officeooo:rsid="012493aa"/>
    </style:style>
    <style:style style:name="T308" style:family="text">
      <style:text-properties officeooo:rsid="009cf804"/>
    </style:style>
    <style:style style:name="T309" style:family="text">
      <style:text-properties officeooo:rsid="01294805"/>
    </style:style>
    <style:style style:name="T310" style:family="text">
      <style:text-properties officeooo:rsid="0129cdff"/>
    </style:style>
    <style:style style:name="T311" style:family="text">
      <style:text-properties officeooo:rsid="012b8622"/>
    </style:style>
    <style:style style:name="T312" style:family="text">
      <style:text-properties officeooo:rsid="012c149d"/>
    </style:style>
    <style:style style:name="T313" style:family="text">
      <style:text-properties officeooo:rsid="012c8f67"/>
    </style:style>
    <style:style style:name="T314" style:family="text">
      <style:text-properties officeooo:rsid="003ebef6"/>
    </style:style>
    <style:style style:name="T315" style:family="text">
      <style:text-properties officeooo:rsid="00b29ad6"/>
    </style:style>
    <style:style style:name="T316" style:family="text">
      <style:text-properties officeooo:rsid="012f8e3f"/>
    </style:style>
    <style:style style:name="T317" style:family="text">
      <style:text-properties officeooo:rsid="01300f04"/>
    </style:style>
    <style:style style:name="T318" style:family="text">
      <style:text-properties officeooo:rsid="01317dc1"/>
    </style:style>
    <style:style style:name="T319" style:family="text">
      <style:text-properties officeooo:rsid="01323f6f"/>
    </style:style>
    <style:style style:name="T320" style:family="text">
      <style:text-properties fo:background-color="#d4ea6b" loext:char-shading-value="0"/>
    </style:style>
    <style:style style:name="T321" style:family="text">
      <style:text-properties officeooo:rsid="00a9a976" fo:background-color="#d4ea6b" loext:char-shading-value="0"/>
    </style:style>
    <style:style style:name="T322" style:family="text">
      <style:text-properties officeooo:rsid="013ce3e2" fo:background-color="#d4ea6b" loext:char-shading-value="0" style:font-name-asian="Noto Serif CJK SC" style:font-name-complex="Lohit Devanagari1"/>
    </style:style>
    <style:style style:name="T323" style:family="text">
      <style:text-properties officeooo:rsid="013ce3e2" fo:background-color="#d4ea6b" loext:char-shading-value="0" style:font-name-asian="Noto Serif CJK SC" style:font-name-complex="Lohit Devanagari1"/>
    </style:style>
    <style:style style:name="T324" style:family="text">
      <style:text-properties officeooo:rsid="01c3edf0" fo:background-color="#d4ea6b" loext:char-shading-value="0" style:font-name-asian="Noto Serif CJK SC" style:font-name-complex="Lohit Devanagari1"/>
    </style:style>
    <style:style style:name="T325" style:family="text">
      <style:text-properties officeooo:rsid="013ce3e2"/>
    </style:style>
    <style:style style:name="T326"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27" style:family="text">
      <style:text-properties officeooo:rsid="0144c9a5"/>
    </style:style>
    <style:style style:name="T328" style:family="text">
      <style:text-properties officeooo:rsid="0149f08f"/>
    </style:style>
    <style:style style:name="T329" style:family="text">
      <style:text-properties officeooo:rsid="01502da0"/>
    </style:style>
    <style:style style:name="T330" style:family="text">
      <style:text-properties officeooo:rsid="01522764"/>
    </style:style>
    <style:style style:name="T331" style:family="text">
      <style:text-properties officeooo:rsid="0153611f"/>
    </style:style>
    <style:style style:name="T332" style:family="text">
      <style:text-properties officeooo:rsid="0155da56"/>
    </style:style>
    <style:style style:name="T333" style:family="text">
      <style:text-properties officeooo:rsid="015a4331"/>
    </style:style>
    <style:style style:name="T334" style:family="text">
      <style:text-properties officeooo:rsid="015be083"/>
    </style:style>
    <style:style style:name="T335" style:family="text">
      <style:text-properties officeooo:rsid="015f58fb"/>
    </style:style>
    <style:style style:name="T336" style:family="text">
      <style:text-properties officeooo:rsid="016d97df"/>
    </style:style>
    <style:style style:name="T337" style:family="text">
      <style:text-properties officeooo:rsid="016ef093"/>
    </style:style>
    <style:style style:name="T338" style:family="text">
      <style:text-properties fo:font-size="10.5pt" style:font-size-asian="10.5pt" style:font-size-complex="10.5pt"/>
    </style:style>
    <style:style style:name="T339" style:family="text">
      <style:text-properties fo:font-size="10.5pt" officeooo:rsid="016ef093" style:font-size-asian="10.5pt" style:font-size-complex="10.5pt"/>
    </style:style>
    <style:style style:name="T340" style:family="text">
      <style:text-properties officeooo:rsid="01717f3b"/>
    </style:style>
    <style:style style:name="T341" style:family="text">
      <style:text-properties fo:font-size="11pt" style:font-size-asian="11pt" style:font-size-complex="11pt"/>
    </style:style>
    <style:style style:name="T342" style:family="text">
      <style:text-properties fo:font-size="11pt" officeooo:rsid="01717f3b" style:font-size-asian="11pt" style:font-size-complex="11pt"/>
    </style:style>
    <style:style style:name="T343" style:family="text">
      <style:text-properties fo:font-size="11pt" officeooo:rsid="01903ee3" style:font-size-asian="11pt" style:font-size-complex="11pt"/>
    </style:style>
    <style:style style:name="T344" style:family="text">
      <style:text-properties officeooo:rsid="017235f2"/>
    </style:style>
    <style:style style:name="T345" style:family="text">
      <style:text-properties officeooo:rsid="0177fc0f"/>
    </style:style>
    <style:style style:name="T346" style:family="text">
      <style:text-properties officeooo:rsid="0184a6c7"/>
    </style:style>
    <style:style style:name="T347" style:family="text">
      <style:text-properties officeooo:rsid="018a682a"/>
    </style:style>
    <style:style style:name="T348" style:family="text">
      <style:text-properties officeooo:rsid="018d35cf"/>
    </style:style>
    <style:style style:name="T349" style:family="text">
      <style:text-properties officeooo:rsid="018f12da"/>
    </style:style>
    <style:style style:name="T350" style:family="text">
      <style:text-properties officeooo:rsid="0191df6b"/>
    </style:style>
    <style:style style:name="T351" style:family="text">
      <style:text-properties officeooo:rsid="01959e02"/>
    </style:style>
    <style:style style:name="T352" style:family="text">
      <style:text-properties officeooo:rsid="019729ae"/>
    </style:style>
    <style:style style:name="T353"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54"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transparent" loext:char-shading-value="0" style:font-size-asian="12pt" style:font-style-asian="normal" style:font-weight-asian="normal" style:font-size-complex="12pt" style:font-style-complex="normal" style:font-weight-complex="normal" style:text-emphasize="none"/>
    </style:style>
    <style:style style:name="T355"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ffff00" loext:char-shading-value="0" style:font-size-asian="12pt" style:font-style-asian="normal" style:font-weight-asian="normal" style:font-size-complex="12pt" style:font-style-complex="normal" style:font-weight-complex="normal" style:text-emphasize="none"/>
    </style:style>
    <style:style style:name="T356"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ffff00" loext:char-shading-value="0" style:font-size-asian="12pt" style:font-style-asian="normal" style:font-weight-asian="normal" style:font-size-complex="12pt" style:font-style-complex="normal" style:font-weight-complex="normal" style:text-emphasize="none"/>
    </style:style>
    <style:style style:name="T357" style:family="text">
      <style:text-properties officeooo:rsid="01a3ae75"/>
    </style:style>
    <style:style style:name="T358" style:family="text">
      <style:text-properties officeooo:rsid="009b83ca"/>
    </style:style>
    <style:style style:name="T359" style:family="text">
      <style:text-properties officeooo:rsid="01a4db1e"/>
    </style:style>
    <style:style style:name="T360" style:family="text">
      <style:text-properties officeooo:rsid="01adcfe5"/>
    </style:style>
    <style:style style:name="T361" style:family="text">
      <style:text-properties officeooo:rsid="01b732f8"/>
    </style:style>
    <style:style style:name="T362" style:family="text">
      <style:text-properties officeooo:rsid="01bb60ac"/>
    </style:style>
    <style:style style:name="T363" style:family="text">
      <style:text-properties officeooo:rsid="01bbc3c4"/>
    </style:style>
    <style:style style:name="T364" style:family="text">
      <style:text-properties officeooo:rsid="01bcd269"/>
    </style:style>
    <style:style style:name="T365" style:family="text">
      <style:text-properties officeooo:rsid="01c5fceb"/>
    </style:style>
    <style:style style:name="T366" style:family="text">
      <style:text-properties officeooo:rsid="01c8655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17">Project</text:span></text:p>
      <text:p text:style-name="P19">David Gnabasik 2023-0<text:span text:style-name="T273">6</text:span>-<text:span text:style-name="T360">2</text:span><text:span text:style-name="T335">1</text:span></text:p>
      <text:p text:style-name="P137"/>
      <text:h text:style-name="Heading_20_3" text:outline-level="3">Program <text:span text:style-name="T261">G</text:span>oals</text:h>
      <text:list xml:id="list1689187114" text:style-name="L1">
        <text:list-item>
          <text:p text:style-name="P167"><text:span text:style-name="T318">Use and instantiation of SAREF </text:span>data <text:span text:style-name="T318">per STF 641 EN 303 760:</text:span></text:p>
        </text:list-item>
      </text:list>
      <text:list xml:id="list533998004" text:style-name="L2">
        <text:list-item>
          <text:list>
            <text:list-item>
              <text:p text:style-name="P170"><text:span text:style-name="T288">√</text:span><text:span text:style-name="T322"> </text:span><text:span text:style-name="T318">s</text:span>emantically enrich <text:span text:style-name="T318">data;</text:span></text:p>
            </text:list-item>
            <text:list-item>
              <text:p text:style-name="P171">test enriched data;</text:p>
            </text:list-item>
            <text:list-item>
              <text:p text:style-name="P171">ensure data compliance;</text:p>
            </text:list-item>
            <text:list-item>
              <text:p text:style-name="P171">provide complete example.</text:p>
            </text:list-item>
          </text:list>
        </text:list-item>
      </text:list>
      <text:list xml:id="list105809188432410" text:continue-list="list1689187114" text:style-name="L1">
        <text:list-item>
          <text:p text:style-name="P167"><text:span text:style-name="T288">√</text:span><text:span text:style-name="T322"> </text:span><text:span text:style-name="T318">G</text:span>enerat<text:span text:style-name="T269">e</text:span> OWL <text:span text:style-name="T267">entities for a </text:span><text:span text:style-name="T14">time series</text:span><text:span text:style-name="T318"> </text:span>data stream source <text:span text:style-name="T267">by </text:span><text:span text:style-name="T263">a</text:span>utomatically <text:span text:style-name="T267">deriving them from </text:span><text:span text:style-name="T263">the </text:span><text:span text:style-name="T267">most similar </text:span>SAREF <text:span text:style-name="T267">parent entity or</text:span><text:span text:style-name="T263"> pattern </text:span><text:span text:style-name="T318">using </text:span><text:span text:style-name="T325">the GraphDB </text:span><text:span text:style-name="T318">similarity index </text:span><text:span text:style-name="T325">for the </text:span><text:span text:style-name="T66">merged-ontology</text:span><text:span text:style-name="T325"> repository.</text:span></text:p>
        </text:list-item>
        <text:list-item>
          <text:p text:style-name="P168">Provide<text:span text:style-name="T305"> </text:span><text:span text:style-name="T44">a </text:span><text:span text:style-name="T26">publish/subscribe </text:span><text:span text:style-name="T45">web service </text:span><text:span text:style-name="T44">mechanism </text:span><text:span text:style-name="T46">that delivers </text:span><text:span text:style-name="T15">graph patterns</text:span><text:span text:style-name="T45">.</text:span></text:p>
        </text:list-item>
        <text:list-item>
          <text:p text:style-name="P168">Provide a streaming sensor data server for co<text:span text:style-name="T262">n</text:span>sumption by Python, Golang, Java, Julia clients. </text:p>
        </text:list-item>
        <text:list-item>
          <text:p text:style-name="P169">Provide <text:span text:style-name="T266">continuous </text:span><text:span text:style-name="T268">and repeatable</text:span><text:span text:style-name="T266"> </text:span>test data for digital-twin simulations<text:span text:style-name="T265">.</text:span></text:p>
        </text:list-item>
        <text:list-item>
          <text:p text:style-name="P172"><text:span text:style-name="T288">√</text:span><text:span text:style-name="T322"> </text:span>Integrate existing time series ontologies (Interconnect?) with the SAREF ontology.</text:p>
        </text:list-item>
        <text:list-item>
          <text:p text:style-name="P173"><text:span text:style-name="T249">Allow a client t</text:span><text:span text:style-name="T241">o </text:span><text:span text:style-name="T22">compare and </text:span><text:span text:style-name="T23">compose</text:span><text:span text:style-name="T248"> </text:span><text:span text:style-name="T249">time series </text:span><text:span text:style-name="T248">data streams constrained by </text:span><text:span text:style-name="T242">an </text:span><text:span text:style-name="T243">ontolog</text:span><text:span text:style-name="T242">ical</text:span><text:span text:style-name="T243"> data model. </text:span><text:span text:style-name="T319">Define these metadata characteristics and comparison algorithms </text:span></text:p>
        </text:list-item>
        <text:list-item>
          <text:p text:style-name="P174"/>
        </text:list-item>
      </text:list>
      <text:h text:style-name="P160" text:outline-level="3">Constraints</text:h>
      <text:list xml:id="list3471451492" text:style-name="L3">
        <text:list-item>
          <text:p text:style-name="P197"><text:span text:style-name="T95">While it </text:span><text:span text:style-name="T94">i</text:span><text:span text:style-name="T95">s s</text:span><text:span text:style-name="T96">traightforward </text:span><text:span text:style-name="T95">to produce synthetic data with random behavior using existing data generators, it </text:span><text:span text:style-name="T94">i</text:span><text:span text:style-name="T95">s difficult to emulate specific IoT device behaviors. </text:span></text:p>
        </text:list-item>
        <text:list-item>
          <text:p text:style-name="P197"><text:span text:style-name="T122">Each dataset </text:span><text:span text:style-name="T123">could be CONSTRUCTed as </text:span><text:span text:style-name="T122">a unique </text:span><text:span text:style-name="T158">Named Graph</text:span><text:span text:style-name="T124"> </text:span><text:span text:style-name="T122">to </text:span><text:span text:style-name="T125">act as a namespace and to </text:span><text:span text:style-name="T122">allow </text:span><text:span text:style-name="T125">the </text:span><text:span text:style-name="T122">filtering and combination of data from different data streams? </text:span></text:p>
        </text:list-item>
        <text:list-item>
          <text:p text:style-name="P176">Use conditional probabilities to find patterns?</text:p>
        </text:list-item>
        <text:list-item>
          <text:p text:style-name="P198"><text:span text:style-name="T126">The </text:span><text:span text:style-name="T123">periodic collection </text:span><text:span text:style-name="T126">of each </text:span><text:span text:style-name="T123">aligned </text:span><text:span text:style-name="T126">data row can be </text:span><text:span text:style-name="T123">delivered to the client at any speed</text:span><text:span text:style-name="T126">. The sequence of data rows is deterministic unless the user requests a random sample. </text:span></text:p>
        </text:list-item>
        <text:list-item>
          <text:p text:style-name="P198"><text:span text:style-name="T82">GraphDB </text:span><text:span text:style-name="T81">SPARQL endpoint</text:span><text:span text:style-name="T165">: </text:span><text:a xlink:type="simple" xlink:href="https://pkg.go.dev/github.com/datacommonsorg/mixer/sparql" text:style-name="Internet_20_link" text:visited-style-name="Visited_20_Internet_20_Link"><text:span text:style-name="T165">https://pkg.go.dev/github.com/datacommonsorg/mixer/sparql</text:span></text:a><text:span text:style-name="T165"> </text:span><text:a xlink:type="simple" xlink:href="https://maastrichtu-ids.github.io/best-practices/docs/publish-data/" text:style-name="Internet_20_link" text:visited-style-name="Visited_20_Internet_20_Link"><text:span text:style-name="T165">https://maastrichtu-ids.github.io/best-practices/docs/publish-data/</text:span></text:a><text:span text:style-name="T165"> </text:span></text:p>
        </text:list-item>
        <text:list-item>
          <text:p text:style-name="P175"><text:span text:style-name="T2">HTTP/2 and WebSockets </text:span>definitely address several problems not addressed by HTTP 1.1. <text:span text:style-name="T351">Use between router and databases.</text:span></text:p>
        </text:list-item>
        <text:list-item>
          <text:p text:style-name="P175">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75">Real-Time Streaming Protocol (<text:span text:style-name="T2">RTSP</text:span>)</text:p>
        </text:list-item>
        <text:list-item>
          <text:p text:style-name="P175"><text:span text:style-name="T184">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175"><text:span text:style-name="T63">Data Catalogue Vocabulary Application Profile</text:span>:: <text:a xlink:type="simple" xlink:href="https://en.wikipedia.org/wiki/Linked_Data_Platform" text:style-name="Internet_20_link" text:visited-style-name="Visited_20_Internet_20_Link"><text:span text:style-name="T338">https://en.wikipedia.org/wiki/Linked_Data_Platform</text:span></text:a> Mandatory classes are ‘catalogue’, ‘dataset’ and ‘distribution’. ‘catalogue’ indicates a <text:soft-page-break/>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175">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75"><text:span text:style-name="T2">MQTT</text:span> is a lightweight, pub/sub messaging protocol designed for IoT devices.</text:p>
        </text:list-item>
        <text:list-item>
          <text:p text:style-name="P175">As of 2022, <text:span text:style-name="T351">cannot </text:span>directly call a <text:span text:style-name="T2">gRPC</text:span> service from a browser. gRPC heavily uses HTTP/2 features and no browser provides the level of control required over web requests to support a gRPC client. <text:span text:style-name="T48">B</text:span>rowsers do not allow a caller to require that HTTP/2 be used, or provide access to HTTP/2 frames.</text:p>
        </text:list-item>
        <text:list-item>
          <text:p text:style-name="P175"><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51">s</text:span> with limited connectivity.</text:p>
        </text:list-item>
        <text:list-item>
          <text:p text:style-name="P175"><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75"><text:span text:style-name="T2">Event-Driven Architecture </text:span>(EDA) events trigger and communicate changes between different components or services within a system, reduc<text:span text:style-name="T351">i</text:span>ng the need for repeated polling of resources, which can be resource-intensive and time-consuming in REST-based systems.</text:p>
        </text:list-item>
        <text:list-item>
          <text:p text:style-name="P175"><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1380171327" text:style-name="L4">
        <text:list-item>
          <text:p text:style-name="P180"><text:span text:style-name="T2">IEC-81346</text:span> defines the Aspect Object technology needed to structure information related to various views (eg, product, function or location) of an industrial system. </text:p>
        </text:list-item>
        <text:list-item>
          <text:p text:style-name="P180"><text:span text:style-name="T2">IEC 62832</text:span> defines a digital factory framework with the representation of the factory’s assets at its center</text:p>
        </text:list-item>
        <text:list-item>
          <text:p text:style-name="P189"><text:span text:style-name="T198">Microsoft's framework for defining digital twins with DTDL =&gt; </text:span><text:a xlink:type="simple" xlink:href="https://learn.microsoft.com/en-us/azure/digital-twins/concepts-models" text:style-name="Internet_20_link" text:visited-style-name="Visited_20_Internet_20_Link"><text:span text:style-name="T198">https://learn.microsoft.com/en-us/azure/digital-twins/concepts-models</text:span></text:a><text:span text:style-name="T198"> </text:span></text:p>
        </text:list-item>
        <text:list-item>
          <text:p text:style-name="P180"><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80"><text:span text:style-name="T2">ISO/AWI 23247</text:span> drives the use of digital twins for manufacturing by defining a reference architecture.</text:p>
        </text:list-item>
        <text:list-item>
          <text:p text:style-name="P181"><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44">the</text:span> Grafana visualization tool.</text:p>
        </text:list-item>
      </text:list>
      <text:h text:style-name="Heading_20_3" text:outline-level="3"><text:soft-page-break/>Datasets</text:h>
      <text:p text:style-name="P26"><text:span text:style-name="T287">√</text:span><text:span text:style-name="T25"> </text:span><text:span text:style-name="T2">Ecobee Thermostat dataset</text:span>: <text:span text:style-name="T63">../digital-twins/</text:span><text:span text:style-name="T65">ecobee/clean_data</text:span></text:p>
      <text:p text:style-name="P3"><text:a xlink:type="simple" xlink:href="https://bbd.labworks.org/ds/bbd/ecobee" text:style-name="Internet_20_link" text:visited-style-name="Visited_20_Internet_20_Link"><text:span text:style-name="T198">https://bbd.labworks.org/ds/bbd/ecobee</text:span></text:a><text:span text:style-name="T198"> </text:span><text:a xlink:type="simple" xlink:href="https://www.osti.gov/dataexplorer/biblio/dataset/1854924" text:style-name="Internet_20_link" text:visited-style-name="Visited_20_Internet_20_Link"><text:span text:style-name="T198">https://www.osti.gov/dataexplorer/biblio/dataset/1854924</text:span></text:a><text:span text:style-name="T198"> </text:span></text:p>
      <text:p text:style-name="P136">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48">Each of the 12 cleaned csv files Jan_clean through Dec_clean have the same data schema. </text:span></text:p>
      <text:p text:style-name="P27"><text:span text:style-name="T287">√</text:span><text:span text:style-name="T25"> </text:span><text:span text:style-name="T24">Synthetic </text:span><text:span text:style-name="T2">ToN_IoT datasets</text:span> (telemetry datasets of IoT and IIoT sensors): <text:span text:style-name="T63">../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07">Data records include: </text:span><text:span text:style-name="T208">Modbus, motion &amp; light, Thermostat, weather data. </text:span><text:span text:style-name="T198">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06">The 4 files {IoT_Weather.csv, IoT_Thermostat.csv, IoT_Modbus.csv, IoT_Motion_Light.csv} were consolidated into a single </text:span><text:span text:style-name="T227">Synthetic_</text:span><text:span text:style-name="T225">ToN_IoT.</text:span><text:span text:style-name="T226">csv</text:span><text:span text:style-name="T220"> file. All 5 files were loaded into IotDB. </text:span><text:span text:style-name="T221">Type; {backdoor, ddos, injection, normal, password, ransomware, scanning, xss}</text:span></text:p>
      <text:p text:style-name="P5"><text:span text:style-name="T198"><text:s/></text:span><text:a xlink:type="simple" xlink:href="https://en.wikipedia.org/wiki/Modbus" text:style-name="Internet_20_link" text:visited-style-name="Visited_20_Internet_20_Link"><text:span text:style-name="T198">https://en.wikipedia.org/wiki/Modbus</text:span></text:a><text:span text:style-name="T198"> </text:span></text:p>
      <text:p text:style-name="P28"/>
      <text:p text:style-name="P149"><text:span text:style-name="T287">√</text:span><text:span text:style-name="T84"> </text:span><text:span text:style-name="T79">Smart Home Dataset with weather Information</text:span><text:span text:style-name="T74">: </text:span><text:span text:style-name="T75">../digital-twins/smart.home.weather/</text:span><text:span text:style-name="T78">H</text:span><text:span text:style-name="T76">omeC.csv</text:span></text:p>
      <text:p text:style-name="P2"><text:a xlink:type="simple" xlink:href="https://www.kaggle.com/datasets/taranvee/smart-home-dataset-with-weather-information" text:style-name="Internet_20_link" text:visited-style-name="Visited_20_Internet_20_Link"><text:span text:style-name="T198">https://www.kaggle.com/datasets/taranvee/smart-home-dataset-with-weather-information</text:span></text:a></text:p>
      <text:p text:style-name="P29">Home energy use measurements and weather data.</text:p>
      <text:p text:style-name="P21"/>
      <text:p text:style-name="P150"><text:span text:style-name="T287">√</text:span><text:span text:style-name="T84"> </text:span><text:span text:style-name="T79">Open Power</text:span><text:span text:style-name="T80">com</text:span><text:span text:style-name="T79"> System Dataset</text:span><text:span text:style-name="T74">: </text:span><text:span text:style-name="T75">../digital-twins/opsd.household/household_data_</text:span><text:span text:style-name="T78">{1,15,</text:span><text:span text:style-name="T75">60</text:span><text:span text:style-name="T78">}</text:span><text:span text:style-name="T75">min_singleindex.csv</text:span></text:p>
      <text:p text:style-name="P138"><text:a xlink:type="simple" xlink:href="https://open-power-system-data.org/" text:style-name="Internet_20_link" text:visited-style-name="Visited_20_Internet_20_Link"><text:span text:style-name="T86">https://open-power-system-data.org/</text:span></text:a><text:span text:style-name="T86"> </text:span></text:p>
      <text:p text:style-name="P21"><text:span text:style-name="T166">H</text:span>ousehold load and solar generation in minutely to hourly resolution.</text:p>
      <text:p text:style-name="P107"/>
      <text:p text:style-name="P147"><text:span text:style-name="T83">Commercial Building Energy Dataset (IITD)</text:span><text:span text:style-name="T85">: </text:span><text:span text:style-name="T77">../digital-twins/combed.iiitd</text:span></text:p>
      <text:p text:style-name="P6"><text:a xlink:type="simple" xlink:href="http://combed.github.io/" text:style-name="Internet_20_link" text:visited-style-name="Visited_20_Internet_20_Link"><text:span text:style-name="T209">http://combed.github.io/</text:span></text:a></text:p>
      <text:p text:style-name="P30"><text:span text:style-name="T56">Commercial Building </text:span>current, energy, power, lifts, lights. <text:s/><text:span text:style-name="T349">Files include: AHU, lecture.AHU, lecture.AHU-{1-3}, Lifts, Power, </text:span>Building Total Mains, lecture.Building-Total-Mains, Light, Power Sockets, Floor Total, lecture.Floor-Total, UPS Sockets.</text:p>
      <text:p text:style-name="P30"/>
      <text:p text:style-name="P30"><text:span text:style-name="T3">A</text:span><text:span text:style-name="T2">lmanac </text:span><text:span text:style-name="T3">of Minutely Power datasets</text:span><text:span text:style-name="T167">: </text:span><text:span text:style-name="T64">../digital-twins/</text:span><text:span text:style-name="T63">AMP</text:span> </text:p>
      <text:p text:style-name="P6"><text:a xlink:type="simple" xlink:href="http://ampds.org/" office:target-frame-name="_blank" xlink:show="new" text:style-name="Internet_20_link" text:visited-style-name="Visited_20_Internet_20_Link"><text:span text:style-name="T209">http://ampds.org/</text:span></text:a></text:p>
      <text:p text:style-name="P81">Electricity, natural gas, water quality, climate. <text:span text:style-name="T349">Files include: </text:span><text:s/><text:span text:style-name="T341">AMPds2.h5, Electricity_S.csv, NaturalGas_HeatValues.csv, Climate_HistoricalNormals.csv, NaturalGas_Monthly.csv, Climate_HourlyWeather.csv, Electricity_TVE.csv, </text:span><text:span text:style-name="T343">E</text:span><text:span text:style-name="T341">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text:soft-page-break/>References</text:h>
      <text:p text:style-name="P139"><text:span text:style-name="T97">Deep Learning for IoT Big Data and Streaming Analytics</text:span><text:span text:style-name="T86">: </text:span><text:a xlink:type="simple" xlink:href="https://arxiv.org/pdf/1712.04301.pdf" text:style-name="Internet_20_link" text:visited-style-name="Visited_20_Internet_20_Link"><text:span text:style-name="T86">https://arxiv.org/pdf/1712.04301.pdf</text:span></text:a><text:span text:style-name="T86">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63">Synthetic Data Generation for the Internet of Things</text:span>: </text:p>
      <text:p text:style-name="P139"><text:a xlink:type="simple" xlink:href="https://tigerprints.clemson.edu/cgi/viewcontent.cgi?article=1035&amp;context=computing_pubs" text:style-name="Internet_20_link" text:visited-style-name="Visited_20_Internet_20_Link"><text:span text:style-name="T86">https://tigerprints.clemson.edu/cgi/viewcontent.cgi?article=1035&amp;context=computing_pubs</text:span></text:a></text:p>
      <text:p text:style-name="P108"/>
      <text:p text:style-name="P22"><text:span text:style-name="T63">Synthetic Sensor Data Generation for Authentic IoT Device Emulation</text:span>: Afsana Khan</text:p>
      <text:p text:style-name="P139"><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3DED41ADEDA3DABF9CEC333091EBEF9A5AB85E21D3&amp;usg=AOvVaw0u_GjEHWhfcvnFAZ0Dn9QH</text:span></text:a><text:span text:style-name="T86"> </text:span></text:p>
      <text:p text:style-name="P22"/>
      <text:p text:style-name="P22"><text:span text:style-name="T63">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98">http://www.victordeboer.com/wp-content/uploads/2022/10/Pavlov_ThesisFinalVersion.pdf</text:span></text:a><text:span text:style-name="T198"> <text:tab/>Can we create credible synthetic IoT datasets using pre-existing dataset generators? Tested Mostly AI [12], Gretel.ai [13].</text:span></text:p>
      <text:p text:style-name="P105"/>
      <text:h text:style-name="P162" text:outline-level="3">Snippets</text:h>
      <text:p text:style-name="P105"># Example construction of new IRIs for each row</text:p>
      <text:p text:style-name="P105"><text:s/>BIND(IRI(spif:buildString("http://example.com/resource/{?1}", ENCODE_FOR_URI(?id))) AS ?myRowId)</text:p>
      <text:p text:style-name="P105"/>
      <text:h text:style-name="P163" text:outline-level="3">GraphDB</text:h>
      <text:p text:style-name="P106"><text:a xlink:type="simple" xlink:href="http://localhost:7200/sysinfo" text:style-name="Internet_20_link" text:visited-style-name="Visited_20_Internet_20_Link">http://localhost:7200/sysinfo</text:a></text:p>
      <text:p text:style-name="P106"><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06"/>
      <text:h text:style-name="P142" text:outline-level="3"><text:span text:style-name="T1">Instructions for </text:span><text:span text:style-name="T62">updated </text:span>Ubuntu 22.04 <text:span text:style-name="T1">with root privileges.</text:span></text:h>
      <text:p text:style-name="P62">Execute: sudo apt update &amp;&amp; sudo apt upgrade &amp;&amp; sudo apt dist-upgrade &amp;&amp; sudo apt autoremove</text:p>
      <text:p text:style-name="P62"><text:span text:style-name="T336">Insert into ~./bashrc: </text:span>ulimit -n 65535 <text:span text:style-name="T336">&amp;&amp; sudo sysctl -w net.core.somaxconn=65535 </text:span></text:p>
      <text:p text:style-name="P80"/>
      <text:p text:style-name="P113">Dependencies</text:p>
      <text:p text:style-name="P67">Install github.com/fhs/go-netcdf/netcdf (see <text:a xlink:type="simple" xlink:href="https://pkg.go.dev/github.com/fhs/go-netcdf@v1.2.1/netcdf" text:style-name="Internet_20_link" text:visited-style-name="Visited_20_Internet_20_Link"><text:span text:style-name="T270">https://pkg.go.dev/github.com/fhs/go-netcdf@v1.2.1/netcdf</text:span></text:a>)</text:p>
      <text:p text:style-name="P71">See <text:a xlink:type="simple" xlink:href="https://downloads.unidata.ucar.edu/netcdf/" text:style-name="Internet_20_link" text:visited-style-name="Visited_20_Internet_20_Link">https://downloads.unidata.ucar.edu/netcdf/</text:a> </text:p>
      <text:p text:style-name="P68">netCDF requires the HDF5, zlib, and curl libraries.</text:p>
      <text:p text:style-name="P69"><text:span text:style-name="T275">I found </text:span><text:span text:style-name="T2">libcurl</text:span> <text:span text:style-name="T284">on my system </text:span><text:span text:style-name="T275">at /usr/lib/x86_64-linux-gnu/libcurl.so. </text:span></text:p>
      <text:p text:style-name="P74">sudo apt <text:span text:style-name="T306">get </text:span>install <text:span text:style-name="T2">libnetcdf-dev</text:span></text:p>
      <text:p text:style-name="P17"><text:span text:style-name="T204">P</text:span><text:span text:style-name="T203">referred </text:span><text:span text:style-name="T204">directory for hdf5 and zlib files is </text:span><text:span text:style-name="T228">/usr/local/lib</text:span></text:p>
      <text:p text:style-name="P17"><text:span text:style-name="T198">ld -lzlib --verbose <text:s/></text:span><text:span text:style-name="T203">gives library </text:span><text:span text:style-name="T205">locations.</text:span></text:p>
      <text:p text:style-name="P102"/>
      <text:p text:style-name="P153"><text:span text:style-name="T286">√</text:span><text:span text:style-name="T57"> </text:span>mkdir ~/github.com/hdf5-1.14.1 &amp;&amp; cd ~/github.com/hdf5-1.14.1</text:p>
      <text:p text:style-name="P152"><text:span text:style-name="T294">I downloaded </text:span><text:span text:style-name="T296">hdf5-1.14.1-2-Std-ubuntu2204_64.tar.gz</text:span><text:span text:style-name="T294"> from </text:span><text:a xlink:type="simple" xlink:href="https://www.hdfgroup.org/downloads/hdf5/" text:style-name="Internet_20_link" text:visited-style-name="Visited_20_Internet_20_Link"><text:span text:style-name="T295">https://www.hdfgroup.org/downloads/hdf5/</text:span></text:a><text:span text:style-name="T295"> :</text:span><text:span text:style-name="T294"> </text:span></text:p>
      <text:p text:style-name="P157"><text:span text:style-name="T91">m</text:span><text:span text:style-name="T86">v ~/Downloads/</text:span><text:span text:style-name="T113">hdf5-1.14.1-2-Std-ubuntu2204_64.tar.gz .</text:span></text:p>
      <text:p text:style-name="P158"><text:span text:style-name="T86">tar -xf </text:span><text:span text:style-name="T104">hdf5-1.14.1-2-Std-ubuntu2204_64.tar.gz</text:span></text:p>
      <text:p text:style-name="P154"><text:span text:style-name="T26">cd hdf &amp;&amp; ./HDF5-1.14.1-Linux.sh<text:tab/>## say ‘n’ to install; </text:span><text:span text:style-name="T271">I moved all the files up to </text:span><text:span text:style-name="T272">~/github.com/hdf5-1.14.1</text:span></text:p>
      <text:p text:style-name="P155"><text:span text:style-name="T298">### </text:span>./configure --with-zlib=<text:span text:style-name="T245">/usr/local/lib</text:span> --prefix=<text:span text:style-name="T245">/usr/local/lib</text:span> --enable-threadsafe --with-pthread=/usr/lib/x86_64-linux-gnu/pthread<text:tab/><text:span text:style-name="T298">### this compiles the examples; not needed.</text:span></text:p>
      <text:p text:style-name="P156">This places the library files into <text:span text:style-name="T191">/home/david/github.com/hdf5-1.14.1/lib</text:span></text:p>
      <text:p text:style-name="P156"/>
      <text:p text:style-name="P70"><text:span text:style-name="T286">√</text:span><text:span text:style-name="T57"> </text:span><text:span text:style-name="T275">Download HDF5 1.8.</text:span><text:span text:style-name="T277">10</text:span><text:span text:style-name="T275"> (and zlib 1.2.7) packages </text:span><text:a xlink:type="simple" xlink:href="ftp://ftp.unidata.ucar.edu/pub/netcdf/netcdf-4" text:style-name="Internet_20_link" text:visited-style-name="Visited_20_Internet_20_Link">ftp://ftp.unidata.ucar.edu/pub/netcdf/netcdf-4</text:a> </text:p>
      <text:p text:style-name="P83"/>
      <text:p text:style-name="P84"><text:span text:style-name="T285">√</text:span><text:span text:style-name="T292"> </text:span>Build <text:span text:style-name="T2">zlib </text:span><text:span text:style-name="T274">v1.2.5+ </text:span><text:span text:style-name="T280">library</text:span><text:span text:style-name="T274">: zlib1g </text:span><text:span text:style-name="T278">was aleady installed on my syste</text:span><text:span text:style-name="T283">m</text:span><text:span text:style-name="T278"> with: sudo apt install zlib1g -y </text:span></text:p>
      <text:p text:style-name="P85"><text:tab/>dpkg -L zlib1g → <text:span text:style-name="T191">/lib/x86_64-linux-gnu/libz.so.1.2.11</text:span></text:p>
      <text:p text:style-name="P86"><text:span text:style-name="T293">I copied: sudo cp </text:span><text:span text:style-name="T244">/lib/x86_64-linux-gnu/libz.so* </text:span><text:span text:style-name="T245">/usr/local/lib</text:span></text:p>
      <text:p text:style-name="P135"/>
      <text:p text:style-name="P16"><text:span text:style-name="T300">Execute: cp</text:span><text:span text:style-name="T280"> </text:span><text:span text:style-name="T300">~</text:span><text:span text:style-name="T280">/github.com/netcdf-c/netcdf.pc </text:span><text:span text:style-name="T279">~/github.com/hdf5-1.14.1/</text:span><text:span text:style-name="T299">lib</text:span></text:p>
      <text:p text:style-name="P16"><text:span text:style-name="T282">Execute ‘go build’. </text:span><text:span text:style-name="T281">The following error should </text:span><text:span text:style-name="T9">not</text:span><text:span text:style-name="T281"> appear: </text:span></text:p>
      <text:p text:style-name="P65"># pkg-config --cflags <text:s/>-- netcdf</text:p>
      <text:p text:style-name="P65">Package netcdf was not found in the pkg-config search path.</text:p>
      <text:p text:style-name="P65">Perhaps you should add the directory containing `netcdf.pc'</text:p>
      <text:p text:style-name="P65">to the PKG_CONFIG_PATH environment variable</text:p>
      <text:p text:style-name="P65">No package 'netcdf' found</text:p>
      <text:p text:style-name="P65">pkg-config: exit status 1</text:p>
      <text:p text:style-name="P64"/>
      <text:p text:style-name="P72"><text:span text:style-name="T2">Continu</text:span><text:span text:style-name="T11">e</text:span><text:span text:style-name="T2"> to install dependencies</text:span>:</text:p>
      <text:p text:style-name="P64">sudo nano /etc/fail2ban/jail.conf<text:tab/><text:span text:style-name="T239"># uncomment line ‘ignoreip = 127.0.0.1/8 ::’ prevent write tcp 127.0.0.1:43400-&gt;127.0.0.1:6667: write: connection reset by peer?</text:span></text:p>
      <text:p text:style-name="P66">In ~/.bashrc: export _JAVA_OPTIONS=-<text:span text:style-name="T2">Xmx</text:span><text:span text:style-name="T7">10240</text:span><text:span text:style-name="T8">m</text:span></text:p>
      <text:p text:style-name="P64"><text:span text:style-name="T61">Install </text:span><text:span text:style-name="T2">Java</text:span> &gt;= 1.8: <text:s/><text:span text:style-name="T71">java --version → </text:span><text:span text:style-name="T72">openjdk 11.0.18 2023-01-17, etc</text:span></text:p>
      <text:p text:style-name="P31">Install <text:span text:style-name="T2">Thrift</text:span>: sudo apt install thrift-<text:span text:style-name="T188">compiler</text:span></text:p>
      <text:p text:style-name="P32">Install <text:span text:style-name="T2">Maven</text:span> &gt;= 3.6.<text:span text:style-name="T73">3</text:span></text:p>
      <text:p text:style-name="P1"><text:span text:style-name="T198">Install </text:span><text:span text:style-name="T224">Docker</text:span><text:span text:style-name="T199"> v20.10.8: </text:span><text:a xlink:type="simple" xlink:href="https://www.digitalocean.com/community/tutorials/how-to-install-and-use-docker-on-ubuntu-22-04" text:style-name="Internet_20_link" text:visited-style-name="Visited_20_Internet_20_Link"><text:span text:style-name="T199">https://www.digitalocean.com/community/tutorials/how-to-install-and-use-docker-on-ubuntu-22-04</text:span></text:a><text:span text:style-name="T199"> </text:span></text:p>
      <text:p text:style-name="P60">Install <text:span text:style-name="T2">xsv</text:span>: </text:p>
      <text:p text:style-name="P59"><text:soft-page-break/>XSV_VERSION=$(curl -s "https://api.github.com/repos/BurntSushi/xsv/releases/latest" | grep -Po '"tag_name": "\K[0-9.]+') <text:span text:style-name="T237">&amp;&amp; echo $</text:span>XSV_VERSION → <text:span text:style-name="T237">0.13.0</text:span></text:p>
      <text:p text:style-name="P59">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9">sudo tar xf xsv.tar.gz -C /usr/local/bin</text:p>
      <text:p text:style-name="P58"><text:span text:style-name="Source_20_Text"><text:span text:style-name="T74">xsv --</text:span></text:span><text:span text:style-name="Source_20_Text"><text:span text:style-name="T162">v</text:span></text:span><text:span text:style-name="Source_20_Text"><text:span text:style-name="T74">ersion </text:span></text:span><text:span text:style-name="Source_20_Text"><text:span text:style-name="T160">&amp;&amp; </text:span></text:span><text:span text:style-name="Source_20_Text"><text:span text:style-name="T74">rm -rf xsv.tar.gz</text:span></text:span></text:p>
      <text:p text:style-name="P61"><text:span text:style-name="Source_20_Text"><text:span text:style-name="T163">Summary file </text:span></text:span><text:span text:style-name="Source_20_Text"><text:span text:style-name="T164">csv output</text:span></text:span><text:span text:style-name="Source_20_Text"><text:span text:style-name="T161">: xsv stats ./smart.home.weather/HomeC.csv --everything &gt;summary_HomeC.csv</text:span></text:span></text:p>
      <text:p text:style-name="P117">Install <text:span text:style-name="T2">SciDavis</text:span>: <text:a xlink:type="simple" xlink:href="https://sourceforge.net/projects/scidavis/" text:style-name="Internet_20_link" text:visited-style-name="Visited_20_Internet_20_Link">https://sourceforge.net/projects/scidavis/</text:a> </text:p>
      <text:p text:style-name="P117"><text:tab/>Install <text:span text:style-name="T2">QT</text:span> v5: <text:a xlink:type="simple" xlink:href="https://wiki.qt.io/Install_Qt_5_on_Ubuntu" text:style-name="Internet_20_link" text:visited-style-name="Visited_20_Internet_20_Link">https://wiki.qt.io/Install_Qt_5_on_Ubuntu</text:a> </text:p>
      <text:p text:style-name="P117"/>
      <text:p text:style-name="P112">Install Nginx Web Server <text:span text:style-name="T264">(</text:span><text:span text:style-name="T297">use </text:span><text:span text:style-name="T264">Apache?)</text:span></text:p>
      <text:p text:style-name="P33">sudo apt update</text:p>
      <text:p text:style-name="P33">sudo apt install nginx</text:p>
      <text:p text:style-name="P33">sudo ufw app list → Nginx Full, Nginx HTTP, Nginx HTTPS</text:p>
      <text:p text:style-name="P33">sudo ufw allow 'Nginx HTTP'</text:p>
      <text:p text:style-name="P33">sudo ufw status</text:p>
      <text:p text:style-name="P33">systemctl status nginx</text:p>
      <text:p text:style-name="P33">curl -4 icanhazip.com → 91.171.47.233 <text:span text:style-name="T232">at home; 192.168.1.92 is local</text:span></text:p>
      <text:p text:style-name="P38">http://<text:span text:style-name="T232">192.168.1.92</text:span></text:p>
      <text:p text:style-name="P37">sudo systemctl <text:span text:style-name="T194">{</text:span><text:span text:style-name="T234">status, </text:span>stop, <text:span text:style-name="T194">start, restart, </text:span>enable, <text:span text:style-name="T195">disable</text:span><text:span text:style-name="T194">}</text:span> nginx</text:p>
      <text:p text:style-name="P35">Nginx on Ubuntu 20.04 has one default server block enabled <text:span text:style-name="T196">at</text:span> /var/www/html. </text:p>
      <text:p text:style-name="P36">sudo mkdir /var/www/html/<text:span text:style-name="T26">datasets</text:span><text:span text:style-name="T2"> </text:span><text:span text:style-name="T197">&amp;&amp; sudo </text:span>chown -R $USER:$USER /var/www/html/datasets <text:span text:style-name="T197">&amp;&amp; sudo chmod -R 755 /var/www/</text:span>html/datasets → <text:span text:style-name="T233">Ordinarily, execute these commands:</text:span></text:p>
      <text:p text:style-name="P34">sudo mkdir -p /var/www/your_domain/html</text:p>
      <text:p text:style-name="P34">sudo chown -R $USER:$USER /var/www/your_domain/html</text:p>
      <text:p text:style-name="P34">sudo chmod -R 755 /var/www/your_domain</text:p>
      <text:p text:style-name="P57">Change /<text:span text:style-name="T235">upload to /datasets and </text:span>port from 8080 to 80 in <text:span text:style-name="T42">index.html.</text:span></text:p>
      <text:p text:style-name="P39">cp ~/Documents/digital-twins/ecobee/uploadFiles/index.html <text:span text:style-name="T193">/var/www/html/datasets</text:span></text:p>
      <text:p text:style-name="P39">sudo nano /etc/nginx/sites-available/<text:span text:style-name="T229">datasets</text:span></text:p>
      <text:p text:style-name="P40">server {</text:p>
      <text:p text:style-name="P40"><text:s text:c="8"/>listen 80;</text:p>
      <text:p text:style-name="P40"><text:s text:c="8"/>listen [::]:80;</text:p>
      <text:p text:style-name="P40"><text:s text:c="8"/>root /var/www/<text:span text:style-name="T236">html/</text:span>datasets;</text:p>
      <text:p text:style-name="P40"><text:s text:c="8"/>index index.html index.htm index.nginx-debian.html;</text:p>
      <text:p text:style-name="P42"><text:s text:c="8"/>server_name localhost datasets www.datasets;</text:p>
      <text:p text:style-name="P42"><text:s text:c="8"/>error_log /var/log/nginx/error.log;</text:p>
      <text:p text:style-name="P42"><text:s text:c="8"/>access_log /var/log/nginx/access.log;</text:p>
      <text:p text:style-name="P44"><text:s text:c="8"/>location ~ "/upl/([0-9a-zA-Z-.]*)$" {</text:p>
      <text:p text:style-name="P42"><text:s text:c="8"/>alias <text:s text:c="4"/>/storage/www/upl/$1;</text:p>
      <text:p text:style-name="P42"><text:s text:c="8"/>client_body_temp_path <text:s/>/tmp/upl_tmp;</text:p>
      <text:p text:style-name="P42"><text:s text:c="8"/>dav_methods <text:s/>PUT DELETE MKCOL COPY MOVE;</text:p>
      <text:p text:style-name="P42"><text:s text:c="8"/>create_full_put_path <text:s text:c="2"/>on;</text:p>
      <text:p text:style-name="P42"><text:s text:c="8"/>dav_access <text:s/>group:rw <text:s/>all:r;</text:p>
      <text:p text:style-name="P43"><text:tab/>}</text:p>
      <text:p text:style-name="P41">sudo ln -s /etc/nginx/sites-available/<text:span text:style-name="T230">datasets</text:span> /etc/nginx/sites-enabled/ → <text:span text:style-name="T230">symlink to server block</text:span></text:p>
      <text:p text:style-name="P39">sudo nano /etc/nginx/nginx.conf</text:p>
      <text:p text:style-name="P39"><text:tab/><text:span text:style-name="T231">Uncomment: server_names_hash_bucket_size</text:span></text:p>
      <text:p text:style-name="P109">sudo nginx -t → nginx: the configuration file /etc/nginx/nginx.conf ok</text:p>
      <text:p text:style-name="P56"><text:soft-page-break/>curl -s -o /dev/null -w "%{http_code}" <text:s/><text:a xlink:type="simple" xlink:href="http://localhost/" text:style-name="Internet_20_link" text:visited-style-name="Visited_20_Internet_20_Link">http://localhost/</text:a></text:p>
      <text:p text:style-name="P110">curl -v --insecure -T main.go http:/localhost:80/datasets/uploads</text:p>
      <text:p text:style-name="P56"><text:span text:style-name="T240">Browse to </text:span><text:a xlink:type="simple" xlink:href="http://192.168.1.92/datasets/" text:style-name="Internet_20_link" text:visited-style-name="Visited_20_Internet_20_Link"><text:span text:style-name="T240">http://192.168.1.92/datasets/</text:span></text:a><text:span text:style-name="T240"> </text:span><text:span text:style-name="T250">Browse, select a file, Upload: ls -l </text:span><text:span text:style-name="T251">/var/www/html/datasets</text:span></text:p>
      <text:p text:style-name="P109"/>
      <text:p text:style-name="P111"><text:span text:style-name="T193">Install </text:span>IotDB v 1.10</text:p>
      <text:p text:style-name="P148"><text:span text:style-name="T159">D</text:span><text:span text:style-name="T74">irectly integrated with Apache </text:span><text:span text:style-name="T79">Hadoop</text:span><text:span text:style-name="T74">, </text:span><text:span text:style-name="T79">Spark</text:span><text:span text:style-name="T74"> &amp; </text:span><text:span text:style-name="T79">Flink</text:span><text:span text:style-name="T74">. </text:span></text:p>
      <text:p text:style-name="P45">Managed Declarative Engines: <text:s/>Apache Spark Streaming (Scala) [with Apache Kafka] and Flink.</text:p>
      <text:p text:style-name="P146"><text:span text:style-name="T86">Spark GraphX: </text:span><text:a xlink:type="simple" xlink:href="https://www.simplilearn.com/spark-graphx-article" text:style-name="Internet_20_link" text:visited-style-name="Visited_20_Internet_20_Link"><text:span text:style-name="T86">https://www.simplilearn.com/spark-graphx-article</text:span></text:a></text:p>
      <text:p text:style-name="P146"><text:span text:style-name="T86">Apache Flink — Stateful Computations over Data Streams: </text:span><text:a xlink:type="simple" xlink:href="https://flink.apache.org/" text:style-name="Internet_20_link" text:visited-style-name="Visited_20_Internet_20_Link"><text:span text:style-name="T86">https://flink.apache.org/</text:span></text:a></text:p>
      <text:p text:style-name="P45"/>
      <text:p text:style-name="P141"><text:span text:style-name="T87">Download </text:span><text:span text:style-name="T105">IotDB </text:span><text:span text:style-name="T106">binary </text:span><text:span text:style-name="T105">and </text:span><text:a xlink:type="simple" xlink:href="https://www.apache.org/dyn/closer.cgi/iotdb/1.1.0/apache-iotdb-1.1.0-grafana-plugin-bin.zip" text:style-name="Internet_20_link" text:visited-style-name="Visited_20_Internet_20_Link"><text:span text:style-name="T104">Grafana-plugin</text:span></text:a><text:span text:style-name="T105"> </text:span><text:span text:style-name="T87">from </text:span><text:a xlink:type="simple" xlink:href="https://iotdb.apache.org/Download/" text:style-name="Internet_20_link" text:visited-style-name="Visited_20_Internet_20_Link"><text:span text:style-name="T87">https://iotdb.apache.org/Download/</text:span></text:a><text:span text:style-name="T87">. Verify.</text:span></text:p>
      <text:p text:style-name="P48"><text:span text:style-name="T337">Download latest </text:span><text:span text:style-name="T17">IoTDB</text:span><text:span text:style-name="T337"> v1.1.0 binaries from </text:span><text:a xlink:type="simple" xlink:href="https://www.apache.org/dyn/closer.cgi/iotdb/1.1.0/apache-iotdb-1.1.0-all-bin.zip" text:style-name="Internet_20_link" text:visited-style-name="Visited_20_Internet_20_Link"><text:span text:style-name="T339">https://www.apache.org/dyn/closer.cgi/iotdb/1.1.0/apache-iotdb-1.1.0-all-bin.zip</text:span></text:a><text:span text:style-name="T337"> </text:span></text:p>
      <text:p text:style-name="P48">Unpack the zip files into a folder, say <text:span text:style-name="T63">iotdb</text:span>. </text:p>
      <text:p text:style-name="P23">sudo sysctl -w net.core.somaxconn=65535</text:p>
      <text:p text:style-name="P143"><text:span text:style-name="T93">Opti</text:span><text:span text:style-name="T94">o</text:span><text:span text:style-name="T93">nally c</text:span><text:span text:style-name="T88">lone the </text:span><text:span text:style-name="T157">Docker</text:span><text:span text:style-name="T88"> version from </text:span><text:a xlink:type="simple" xlink:href="https://github.com/apache/iotdb" text:style-name="Internet_20_link" text:visited-style-name="Visited_20_Internet_20_Link"><text:span text:style-name="T88">https://github.com/apache/iotdb</text:span></text:a><text:span text:style-name="T88"> </text:span></text:p>
      <text:p text:style-name="P144"><text:span text:style-name="T106">C</text:span><text:span text:style-name="T104">lone the </text:span><text:span text:style-name="T156">Golang client</text:span><text:span text:style-name="T104"> from </text:span><text:a xlink:type="simple" xlink:href="https://github.com/apache/iotdb-client-go.git" text:style-name="Internet_20_link" text:visited-style-name="Visited_20_Internet_20_Link"><text:span text:style-name="T104">https://github.com/apache/iotdb-client-go.git</text:span></text:a><text:span text:style-name="T104"> </text:span><text:span text:style-name="T114">(Golang v1.20.x)</text:span></text:p>
      <text:p text:style-name="P144"><text:span text:style-name="T106">C</text:span><text:span text:style-name="T104">lone the </text:span><text:span text:style-name="T156">Java client</text:span><text:span text:style-name="T104"> from </text:span><text:a xlink:type="simple" xlink:href="https://iotdb.apache.org/UserGuide/Master/API/Programming-Java-Native-API.html" text:style-name="Internet_20_link" text:visited-style-name="Visited_20_Internet_20_Link"><text:span text:style-name="T104">https://iotdb.apache.org/UserGuide/Master/API/Programming-Java-Native-API.html</text:span></text:a><text:span text:style-name="T104"> </text:span></text:p>
      <text:p text:style-name="P144"><text:span text:style-name="T106">C</text:span><text:span text:style-name="T104">lone the </text:span><text:span text:style-name="T156">Python client</text:span><text:span text:style-name="T104"> from </text:span><text:a xlink:type="simple" xlink:href="https://iotdb.apache.org/UserGuide/Master/API/Programming-Python-Native-API.html" text:style-name="Internet_20_link" text:visited-style-name="Visited_20_Internet_20_Link"><text:span text:style-name="T104">https://iotdb.apache.org/UserGuide/Master/API/Programming-Python-Native-API.html</text:span></text:a><text:span text:style-name="T104"> </text:span></text:p>
      <text:p text:style-name="P95"/>
      <text:p text:style-name="P94"><text:span text:style-name="T301">Opti</text:span><text:span text:style-name="T302">o</text:span><text:span text:style-name="T301">nally </text:span><text:span text:style-name="T302">install </text:span>Julia v1.<text:span text:style-name="T276">9.0 </text:span><text:span text:style-name="T302">(need to write </text:span><text:span text:style-name="T303">the </text:span><text:span text:style-name="T301">Julia </text:span><text:span text:style-name="T303">client</text:span><text:span text:style-name="T302">): </text:span></text:p>
      <text:p text:style-name="P140"><text:span text:style-name="T86">wget </text:span><text:a xlink:type="simple" xlink:href="https://julialang-s3.julialang.org/bin/linux/x64/1.8/julia-1.8.1-linux-x86_64.tar.gz" text:style-name="Internet_20_link" text:visited-style-name="Visited_20_Internet_20_Link"><text:span text:style-name="T86">https://julialang-s3.julialang.org/bin/linux/x64/1.8/julia-1.</text:span></text:a><text:a xlink:type="simple" xlink:href="https://julialang-s3.julialang.org/bin/linux/x64/1.8/julia-1.8.1-linux-x86_64.tar.gz" text:style-name="Internet_20_link" text:visited-style-name="Visited_20_Internet_20_Link"><text:span text:style-name="T92">9</text:span></text:a><text:a xlink:type="simple" xlink:href="https://julialang-s3.julialang.org/bin/linux/x64/1.8/julia-1.8.1-linux-x86_64.tar.gz" text:style-name="Internet_20_link" text:visited-style-name="Visited_20_Internet_20_Link"><text:span text:style-name="T86">.</text:span></text:a><text:a xlink:type="simple" xlink:href="https://julialang-s3.julialang.org/bin/linux/x64/1.8/julia-1.8.1-linux-x86_64.tar.gz" text:style-name="Internet_20_link" text:visited-style-name="Visited_20_Internet_20_Link"><text:span text:style-name="T92">0</text:span></text:a><text:a xlink:type="simple" xlink:href="https://julialang-s3.julialang.org/bin/linux/x64/1.8/julia-1.8.1-linux-x86_64.tar.gz" text:style-name="Internet_20_link" text:visited-style-name="Visited_20_Internet_20_Link"><text:span text:style-name="T86">-linux-x86_64.tar.gz</text:span></text:a></text:p>
      <text:p text:style-name="P25">tar zxvf julia-1.<text:span text:style-name="T276">9</text:span>.<text:span text:style-name="T276">0</text:span>-linux-x86_64.tar.gz</text:p>
      <text:p text:style-name="P25">nano ~/.bashrc → export PATH="$PATH:/home/<text:span text:style-name="T10">david</text:span>/julia-1.<text:span text:style-name="T276">9</text:span>.<text:span text:style-name="T276">0</text:span>/bin"</text:p>
      <text:p text:style-name="P25"/>
      <text:p text:style-name="P75">Stupid Python dependencies to install <text:span text:style-name="T332">in order to convert clean_data/*.nc files to CSV files:</text:span></text:p>
      <text:p text:style-name="P78">Install miniconda3.</text:p>
      <text:p text:style-name="P77">export PATH="$HOME/.local/bin:$PATH"</text:p>
      <text:p text:style-name="P78">conda create -n <text:span text:style-name="T2">convertNetcdf</text:span></text:p>
      <text:p text:style-name="P101">conda activate convertNetcdf</text:p>
      <text:p text:style-name="P101">cd /home/david/miniconda3/envs/convertNetcdf</text:p>
      <text:p text:style-name="P78"><text:span text:style-name="T26">See </text:span><text:a xlink:type="simple" xlink:href="https://docs.xarray.dev/en/stable/getting-started-guide/installing.html" text:style-name="Internet_20_link" text:visited-style-name="Visited_20_Internet_20_Link"><text:span text:style-name="T26">https://docs.xarray.dev/en/stable/getting-started-guide/installing.html</text:span></text:a><text:span text:style-name="T26"> :</text:span></text:p>
      <text:p text:style-name="P101">conda install -c conda-forge xarray dask netCDF4 bottleneck</text:p>
      <text:p text:style-name="P79">See <text:a xlink:type="simple" xlink:href="https://docs.xarray.dev/en/stable/user-guide/io.html" text:style-name="Internet_20_link" text:visited-style-name="Visited_20_Internet_20_Link">https://docs.xarray.dev/en/stable/user-guide/io.html</text:a> </text:p>
      <text:p text:style-name="P76">/usr/bin/python3 -m pip install netcdf4 h5netcdf</text:p>
      <text:p text:style-name="P76">/usr/bin/python3 -m pip install netcdf2csv</text:p>
      <text:p text:style-name="P76">python convert.py<text:tab/><text:span text:style-name="T333"># See </text:span><text:a xlink:type="simple" xlink:href="https://pypi.org/project/netcdf2csv/" text:style-name="Internet_20_link" text:visited-style-name="Visited_20_Internet_20_Link"><text:span text:style-name="T333">https://pypi.org/project/netcdf2csv/</text:span></text:a><text:span text:style-name="T333"> <text:tab/></text:span><text:span text:style-name="T334">Rename the csv files.</text:span></text:p>
      <text:p text:style-name="P76"/>
      <text:p text:style-name="P159"><text:span text:style-name="T104">The </text:span><text:span text:style-name="T156">ncdump</text:span><text:span text:style-name="T104"> program read</text:span><text:span text:style-name="T117">s</text:span><text:span text:style-name="T104"> *.nc files </text:span><text:span text:style-name="T115">if the sensor data is given in that format: </text:span><text:span text:style-name="T116">See </text:span><text:a xlink:type="simple" xlink:href="http://www.bic.mni.mcgill.ca/users/sean/Docs/netcdf/guide.txn_79.html" text:style-name="Internet_20_link" text:visited-style-name="Visited_20_Internet_20_Link"><text:span text:style-name="T116">http://www.bic.mni.mcgill.ca/users/sean/Docs/netcdf/guide.txn_79.html</text:span></text:a><text:span text:style-name="T116"> </text:span></text:p>
      <text:p text:style-name="P159"><text:span text:style-name="T156">*.nc files</text:span><text:span text:style-name="T104">: </text:span><text:span text:style-name="T116">1 </text:span><text:span text:style-name="T118">instance of id string; 0 instances of unitutc value; 0 instances of yyyy-MM-dd values. </text:span></text:p>
      <text:p text:style-name="P14"><text:span text:style-name="Source_20_Text"><text:span text:style-name="T86">sudo apt -y install netcdf-bin<text:tab/><text:tab/>→ </text:span></text:span><text:span text:style-name="Source_20_Text"><text:span text:style-name="T89">See https://docs.unidata.ucar.edu/nug/current/index.html</text:span></text:span></text:p>
      <text:p text:style-name="P15"><text:span text:style-name="T198">ncdump -k Jan_clean.nc<text:tab/><text:tab/></text:span><text:span text:style-name="Source_20_Text"><text:span text:style-name="T90">→</text:span></text:span><text:span text:style-name="T198"> get file type {classic, netCDF-4}</text:span></text:p>
      <text:p text:style-name="P15"><text:span text:style-name="T198">ncdump -c Jan_clean.nc<text:tab/> &gt;Jan_clean.</text:span><text:span text:style-name="T201">var </text:span><text:span text:style-name="Source_20_Text"><text:span text:style-name="T90">→</text:span></text:span><text:span text:style-name="T198"> gives header + indexed {id, time} data</text:span></text:p>
      <text:p text:style-name="P15"><text:span text:style-name="T198">ncdump -</text:span><text:span text:style-name="T200">v State,Event,Schedule,Indoor_AverageTemperature,Indoor_CoolSetpoint,Indoor_HeatSetpoint,I</text:span><text:soft-page-break/><text:span text:style-name="T200">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98">Jan_clean.nc &gt;Jan_clean.</text:span><text:span text:style-name="T202">dat </text:span><text:span text:style-name="Source_20_Text"><text:span text:style-name="T90">→ </text:span></text:span><text:span text:style-name="T202">get all data for January other than indexed data.</text:span></text:p>
      <text:p text:style-name="P99"/>
      <text:p text:style-name="P99">The <text:span text:style-name="T2">nc</text:span><text:span text:style-name="T12">view</text:span> &lt;<text:span text:style-name="T312">nc file&gt; </text:span>program read<text:span text:style-name="T311">s</text:span> *.nc files <text:span text:style-name="T313">and graphs the data (click inside the small graph): </text:span></text:p>
      <text:p text:style-name="P100">sudo apt install ncview</text:p>
      <text:p text:style-name="P100">ncview /home/david/Documents/digital-twins/ecobee/clean_data/Jan_clean.nc</text:p>
      <text:list xml:id="list2173586373" text:style-name="L5">
        <text:list-item>
          <text:p text:style-name="P177">netcdf_dim_value: unknown data type (10) for dimension <text:span text:style-name="T2">time</text:span> <text:span text:style-name="T312">and </text:span>dimension <text:span text:style-name="T13">id</text:span><text:span text:style-name="T312">.</text:span></text:p>
        </text:list-item>
        <text:list-item>
          <text:p text:style-name="P178"><text:span text:style-name="T329">Selecting </text:span><text:span text:style-name="T330">any of </text:span><text:span text:style-name="T329">the </text:span><text:span text:style-name="T330">{</text:span><text:span text:style-name="T329">State, </text:span><text:span text:style-name="T330">Event, Schedule</text:span><text:span text:style-name="T331">} </text:span><text:span text:style-name="T329">variable</text:span><text:span text:style-name="T331">s</text:span><text:span text:style-name="T329"> </text:span><text:span text:style-name="T16">crashes</text:span><text:span text:style-name="T329"> </text:span>ncview!</text:p>
        </text:list-item>
      </text:list>
      <text:p text:style-name="P99"/>
      <text:p text:style-name="P10"><text:span text:style-name="T210">The </text:span><text:span text:style-name="T223">IotDB </text:span><text:span text:style-name="T210">environment is </text:span><text:span text:style-name="T211">now </text:span><text:span text:style-name="T210">ready for creating time-series (all data in IoTDB is organized as time-series), inserting data and querying data. </text:span><text:span text:style-name="T212">The following e</text:span><text:span text:style-name="T213">xample </text:span><text:span text:style-name="T214">process</text:span><text:span text:style-name="T212">es</text:span><text:span text:style-name="T214"> </text:span><text:span text:style-name="T215">the clean Ecobee dataset. </text:span><text:span text:style-name="T216">See </text:span><text:a xlink:type="simple" xlink:href="https://iotdb.apache.org/UserGuide/Master/QuickStart/QuickStart.html#basic-commands-for-iotdb" text:style-name="Internet_20_link" text:visited-style-name="Visited_20_Internet_20_Link"><text:span text:style-name="T216">https://iotdb.apache.org/UserGuide/Master/QuickStart/QuickStart.html#basic-commands-for-iotdb</text:span></text:a><text:span text:style-name="T216"> </text:span></text:p>
      <text:p text:style-name="P87"/>
      <text:p text:style-name="P87"><text:span text:style-name="T2">/home/david/.local/bin/ncinfo Jan_clean.nc</text:span> </text:p>
      <text:p text:style-name="P87">&lt;class 'netCDF4._netCDF4.Dataset'&gt;</text:p>
      <text:p text:style-name="P87">root group (NETCDF4 data model, file format HDF5):</text:p>
      <text:p text:style-name="P87"><text:s text:c="4"/>title: BBD_Ecobee dataset</text:p>
      <text:p text:style-name="P87"><text:s text:c="4"/>description: Ecobee data for four states</text:p>
      <text:p text:style-name="P87"><text:s text:c="4"/>conventions: MHKiT-Cloud Data Standards v. 1.0</text:p>
      <text:p text:style-name="P87"><text:s text:c="4"/>institution: Lawrence Berkeley National Laboratory</text:p>
      <text:p text:style-name="P87"><text:s text:c="4"/>code_url: https://github.com/tsdat/ingest-template</text:p>
      <text:p text:style-name="P87"><text:s text:c="4"/>location_meaning: Ecobee</text:p>
      <text:p text:style-name="P87"><text:s text:c="4"/>datastream_name: Ecobee.bbd_datasets-parameters-5min.b1</text:p>
      <text:p text:style-name="P87"><text:s text:c="4"/>input_files: Ecobee.bbd_datasets-parameters-5min.00.20170101.000000.raw.Jan_rename.csv</text:p>
      <text:p text:style-name="P87"><text:s text:c="4"/>history: Ran at 2022-03-26 20:19:47</text:p>
      <text:p text:style-name="P87"><text:s text:c="4"/>dimensions(sizes): id(990), time(8928)</text:p>
      <text:p text:style-name="P88"><text:s text:c="4"/>variables(dimensions): &lt;class 'str'&gt; id(id), int64 time(time), &lt;class 'str'&gt; State(id, time), &lt;class 'str'&gt; &lt;<text:span text:style-name="T350">etc&gt;</text:span></text:p>
      <text:p text:style-name="P88"/>
      <text:p text:style-name="P134">Finally...</text:p>
      <text:p text:style-name="P73">git clone <text:a xlink:type="simple" xlink:href="https://github.com/dgnabasik/netcdf.git" text:style-name="Internet_20_link" text:visited-style-name="Visited_20_Internet_20_Link">https://github.com/dgnabasik/netcdf.git</text:a></text:p>
      <text:p text:style-name="P82">The Golang <text:span text:style-name="T2">netcdf</text:span> program <text:span text:style-name="T301">inserts </text:span><text:span text:style-name="T246">data from </text:span><text:span text:style-name="T247">source</text:span><text:span text:style-name="T246"> </text:span><text:span text:style-name="T247">data </text:span><text:span text:style-name="T246">files </text:span><text:span text:style-name="T247">{</text:span><text:span text:style-name="T246">*.nc, *.</text:span><text:span text:style-name="T247">csv, etc} </text:span><text:span text:style-name="T246">into the </text:span><text:span text:style-name="T247">local </text:span><text:span text:style-name="T246">IoTDB database. </text:span><text:span text:style-name="T247">It also </text:span><text:span text:style-name="T168">reads the *.var text from ncdump and produces a json file of the data headers </text:span><text:span text:style-name="T169">(e.g. <text:s/>*</text:span>.<text:span text:style-name="T169">json)</text:span><text:span text:style-name="T168">, a DatatypeProperty ontology file </text:span><text:span text:style-name="T169">(e.g. *</text:span>.<text:span text:style-name="T169">ttl) </text:span><text:span text:style-name="T189">for import into </text:span><text:span text:style-name="T6">GraphDB</text:span><text:span text:style-name="T168">, a SPARQL query file </text:span><text:span text:style-name="T169">(e.g. *</text:span>.<text:span text:style-name="T169">sparql)</text:span><text:span text:style-name="T190">. </text:span><text:span text:style-name="T304">Command-line parameters: {example, drop, create, delete, insert, query}</text:span></text:p>
      <text:p text:style-name="P82"/>
      <text:p text:style-name="P96">go build<text:tab/><text:span text:style-name="T307">### note the extra parameter in the *.nc data files.</text:span></text:p>
      <text:p text:style-name="P104">./netcdf /home/david/Documents/digital-twins/<text:span text:style-name="T357">ton.iot/processed</text:span>/IoT_Thermostat.csv <text:span text:style-name="T357">create</text:span></text:p>
      <text:p text:style-name="P104">./netcdf /home/david/Documents/digital-twins/ecobee/clean_data/<text:span text:style-name="T346">Aug</text:span>_clean.nc <text:span text:style-name="T2">netCDF-4</text:span> <text:span text:style-name="T346">insert</text:span></text:p>
      <text:p text:style-name="P103">./netcdf /home/david/Documents/digital-twins/smart.home.weather/HomeC.csv example</text:p>
      <text:p text:style-name="P104"/>
      <text:p text:style-name="P46"><text:span text:style-name="T186">Convention</text:span><text:span text:style-name="T187">s</text:span><text:span text:style-name="T171">: </text:span></text:p>
      <text:list xml:id="list219088125" text:style-name="L6">
        <text:list-item>
          <text:p text:style-name="P182"><text:soft-page-break/><text:span text:style-name="T47">D</text:span><text:span text:style-name="T34">ata model: </text:span><text:span text:style-name="T18">User.Location.Group.Device.measurement</text:span><text:span text:style-name="T47"> (</text:span><text:span text:style-name="T39">root.etsidata.</text:span><text:span text:style-name="T49">device</text:span><text:span text:style-name="T39">.HomeC.</text:span><text:span text:style-name="T47">Status). </text:span><text:span text:style-name="T37">A data point is uniquely identified by </text:span><text:span text:style-name="T49">a </text:span><text:span text:style-name="T37">timestamp and </text:span><text:span text:style-name="T49">this </text:span><text:span text:style-name="T37">full time series path. </text:span><text:span text:style-name="T58">IoTDB updates the value of </text:span><text:span text:style-name="T60">a (</text:span><text:span text:style-name="T59">duplicate) </text:span><text:span text:style-name="T58">point instead of inserting a new point!</text:span></text:p>
        </text:list-item>
        <text:list-item>
          <text:p text:style-name="P184"><text:span text:style-name="T52">Our </text:span><text:span text:style-name="T26">hierarchy: </text:span><text:span text:style-name="T2">root.</text:span><text:span text:style-name="T19">etsi</text:span><text:span text:style-name="T26">.</text:span><text:span text:style-name="T52">group</text:span><text:span text:style-name="T26">.</text:span><text:span text:style-name="T52">d</text:span><text:span text:style-name="T26">evice.measurement.</text:span></text:p>
        </text:list-item>
        <text:list-item>
          <text:p text:style-name="P183"><text:span text:style-name="T34">U</text:span><text:span text:style-name="T31">se the same Identifier as the IotDB database name. </text:span><text:span text:style-name="T35">Don’t use dots or periods in </text:span><text:span text:style-name="T43">measurement </text:span><text:span text:style-name="T35">names; </text:span><text:span text:style-name="T37">use </text:span><text:span text:style-name="T43">underscores</text:span><text:span text:style-name="T37">. </text:span><text:span text:style-name="T36">The </text:span><text:span text:style-name="T53">length</text:span><text:span text:style-name="T36"> </text:span><text:span text:style-name="T53">[ 0-9 a-z A-Z _ ] of</text:span><text:span text:style-name="T36"> the </text:span><text:span text:style-name="T53">full </text:span><text:span text:style-name="T36">database </text:span><text:span text:style-name="T53">path is limited to </text:span><text:span text:style-name="T36">64. </text:span><text:span text:style-name="T70">Root</text:span><text:span text:style-name="T53"> is reserved. * </text:span><text:span text:style-name="T54">w</text:span><text:span text:style-name="T53">ildcards</text:span><text:span text:style-name="Source_20_Text"><text:span text:style-name="T53">.</text:span></text:span></text:p>
        </text:list-item>
        <text:list-item>
          <text:p text:style-name="P187"><text:span text:style-name="T37">D</text:span><text:span text:style-name="T26">o </text:span><text:span text:style-name="T2">not</text:span><text:span text:style-name="T26"> use </text:span><text:span text:style-name="T50">column name</text:span><text:span text:style-name="T26">s</text:span><text:span text:style-name="T51"> </text:span><text:span text:style-name="T26">of </text:span><text:span text:style-name="T69">time</text:span><text:span text:style-name="T34"> </text:span><text:span text:style-name="T26">or </text:span><text:span text:style-name="T68">timestamp</text:span><text:span text:style-name="T50"> </text:span><text:span text:style-name="T26">in the summary files. Use</text:span><text:span text:style-name="T50"> </text:span><text:span text:style-name="T182">longtime, </text:span><text:span text:style-name="T183">time1,</text:span><text:span text:style-name="T182"> </text:span><text:span text:style-name="T170">or utc_timestamp</text:span><text:span text:style-name="T68">.</text:span></text:p>
        </text:list-item>
        <text:list-item>
          <text:p text:style-name="P190"><text:span text:style-name="T217">Create an</text:span><text:span text:style-name="T210"> IoTDB timeseries </text:span><text:span text:style-name="T217">for every column </text:span><text:span text:style-name="T210">in the *.nc sensor data. </text:span><text:span text:style-name="T222">IotDB t</text:span><text:span text:style-name="T218">imeseries management: </text:span><text:a xlink:type="simple" xlink:href="https://iotdb.apache.org/UserGuide/V1.1.x/Operate-Metadata/Timeseries.html" text:style-name="Internet_20_link" text:visited-style-name="Visited_20_Internet_20_Link"><text:span text:style-name="T219">https://iotdb.apache.org/UserGuide/V1.1.x/Operate-Metadata/Timeseries.html</text:span></text:a><text:span text:style-name="T219"> </text:span></text:p>
        </text:list-item>
        <text:list-item>
          <text:p text:style-name="P185"><text:span text:style-name="T41">String </text:span><text:span text:style-name="T26">datatypes (status) use the </text:span><text:span text:style-name="T41">PLAIN </text:span><text:span text:style-name="T26">encoding; Float datatypes (speed, temperature, power, etc) use the </text:span><text:span text:style-name="T41">GORILLA</text:span><text:span text:style-name="T26"> encoding. </text:span><text:span text:style-name="T38">Use the </text:span><text:span text:style-name="T4">ncdump</text:span><text:span text:style-name="T40"> -</text:span><text:span text:style-name="T38">v command to determine the datatype. </text:span></text:p>
        </text:list-item>
        <text:list-item>
          <text:p text:style-name="P186"><text:span text:style-name="T26">In IoTDB, all data and paths stored are organized in </text:span><text:span text:style-name="T55">terms </text:span><text:span text:style-name="T26">of measurements.</text:span></text:p>
        </text:list-item>
        <text:list-item>
          <text:p text:style-name="P199"><text:span text:style-name="T108">The prefix of a timeseries must belong to a database. Before creating a timeseries, users must set which database the series belongs to: </text:span><text:span text:style-name="T120">CREATE DATABASE root.etsidata;</text:span></text:p>
        </text:list-item>
        <text:list-item>
          <text:p text:style-name="P200"><text:span text:style-name="Source_20_Text"><text:span text:style-name="T109">The (relative or absolute) timestamp </text:span></text:span><text:span text:style-name="Source_20_Text"><text:span text:style-name="T111">(long or datetime) </text:span></text:span><text:span text:style-name="Source_20_Text"><text:span text:style-name="T109">is the time at which data is produced. </text:span></text:span></text:p>
        </text:list-item>
        <text:list-item>
          <text:p text:style-name="P200"><text:span text:style-name="Source_20_Text"><text:span text:style-name="T99">Aligned timeseries</text:span></text:span><text:span text:style-name="Source_20_Text"><text:span text:style-name="T121">:</text:span></text:span><text:span text:style-name="Source_20_Text"><text:span text:style-name="T109"> when multiple measurements are sampled simultaneously and all the timeseries have the same time column. </text:span></text:span><text:span text:style-name="Source_20_Text"><text:span text:style-name="T112">Each data row insert is aligned.</text:span></text:span></text:p>
        </text:list-item>
        <text:list-item>
          <text:p text:style-name="P200"><text:span text:style-name="Source_20_Text"><text:span text:style-name="T109">A </text:span></text:span><text:span text:style-name="Source_20_Text"><text:span text:style-name="T98">time partition</text:span></text:span><text:span text:style-name="Source_20_Text"><text:span text:style-name="T109"> divides data according to a time interval and save</text:span></text:span><text:span text:style-name="Source_20_Text"><text:span text:style-name="T119">s</text:span></text:span><text:span text:style-name="Source_20_Text"><text:span text:style-name="T109"> all data within </text:span></text:span><text:span text:style-name="Source_20_Text"><text:span text:style-name="T110">that </text:span></text:span><text:span text:style-name="Source_20_Text"><text:span text:style-name="T109">range. </text:span></text:span></text:p>
        </text:list-item>
        <text:list-item>
          <text:p text:style-name="P201">The <text:span text:style-name="T2">jps</text:span> command shows the status of the jvm.</text:p>
        </text:list-item>
        <text:list-item>
          <text:p text:style-name="P202">cat ~/iotdb/log<text:span text:style-name="T260">s</text:span>/log_datanode_error.log</text:p>
        </text:list-item>
      </text:list>
      <text:p text:style-name="P151"/>
      <text:p text:style-name="P49"><text:span text:style-name="T185">Terminal</text:span><text:span text:style-name="T177"> </text:span><text:span text:style-name="T175">Commands:</text:span></text:p>
      <text:p text:style-name="P145"><text:span text:style-name="T106">cd ~/iotdb &amp;&amp; </text:span><text:span text:style-name="Source_20_Text"><text:span text:style-name="T104">sbin/start-standalone.sh</text:span></text:span></text:p>
      <text:p text:style-name="P20"><text:span text:style-name="Source_20_Text"><text:span text:style-name="T104">sbin/start-cli.sh -h 127.0.0.1 -p 6667 -u root -pw root<text:tab/></text:span></text:span><text:span text:style-name="Source_20_Text"><text:span text:style-name="T107">### note the user root / root.</text:span></text:span></text:p>
      <text:p text:style-name="P47"><text:span text:style-name="T28">cd </text:span><text:span text:style-name="T27">~/Documents/digital-twins/ecobee/clean_data<text:tab/></text:span><text:span text:style-name="T29">### location of *.nc files</text:span></text:p>
      <text:p text:style-name="P52"><text:span text:style-name="T26">mkdir outputs &amp;&amp; cd outputs </text:span><text:span text:style-name="T30">&amp;&amp; ncdump -c ../Jan_clean.nc &gt;Jan_clean.var</text:span></text:p>
      <text:p text:style-name="P54"><text:span text:style-name="T5">IoTDB </text:span><text:span text:style-name="T26">Commands: </text:span><text:span text:style-name="T39">(a</text:span><text:span text:style-name="T32">t </text:span><text:span text:style-name="T33">the </text:span><text:span text:style-name="T32">IotDB&gt; prompt</text:span><text:span text:style-name="T39">)</text:span></text:p>
      <text:p text:style-name="P50"><text:span text:style-name="T26">create database </text:span><text:span text:style-name="T31">root.etsidata</text:span><text:span text:style-name="T68">;<text:tab/></text:span><text:span text:style-name="T171">### consolidate months into single DB.</text:span></text:p>
      <text:p text:style-name="P51"><text:span text:style-name="T171">show databases;<text:tab/><text:tab/></text:span><text:span text:style-name="T174">### The TimePartitionInterval 604800000 ms is 7 days.</text:span></text:p>
      <text:p text:style-name="P97">show timeseries;<text:tab/><text:tab/><text:span text:style-name="T352">### everything</text:span></text:p>
      <text:p text:style-name="P98">show timeseries root.etsidata.<text:span text:style-name="T252">device</text:span>.HomeC.*; <text:s/><text:span text:style-name="T192">## column names are case-sensitive!</text:span></text:p>
      <text:p text:style-name="P125"/>
      <text:p text:style-name="P9"><text:span text:style-name="Source_20_Text"><text:span text:style-name="T151">Produce and Modify the Summary File</text:span></text:span><text:span text:style-name="Source_20_Text"><text:span text:style-name="T129">:</text:span></text:span></text:p>
      <text:p text:style-name="P9"><text:span text:style-name="Source_20_Text"><text:span text:style-name="T128">The csv </text:span></text:span><text:span text:style-name="Source_20_Text"><text:span text:style-name="T152">summary</text:span></text:span><text:span text:style-name="Source_20_Text"><text:span text:style-name="T128"> file </text:span></text:span><text:span text:style-name="Source_20_Text"><text:span text:style-name="T129">is </text:span></text:span><text:span text:style-name="Source_20_Text"><text:span text:style-name="T128">produced by </text:span></text:span><text:span text:style-name="Source_20_Text"><text:span text:style-name="T155">xsv stats</text:span></text:span><text:span text:style-name="Source_20_Text"><text:span text:style-name="T148"> &lt;dataFile.csv&gt; --everything &gt;</text:span></text:span><text:span text:style-name="Source_20_Text"><text:span text:style-name="T149">summary_</text:span></text:span><text:span text:style-name="Source_20_Text"><text:span text:style-name="T148">dataFile.csv</text:span></text:span><text:span text:style-name="Source_20_Text"><text:span text:style-name="T128"> </text:span></text:span><text:span text:style-name="Source_20_Text"><text:span text:style-name="T129">in </text:span></text:span><text:span text:style-name="Source_20_Text"><text:span text:style-name="T128">the same folder as &lt;dataFile.csv&gt;.</text:span></text:span></text:p>
      <text:list xml:id="list1759676045" text:style-name="L7">
        <text:list-item>
          <text:p text:style-name="P191"><text:span text:style-name="Source_20_Text"><text:span text:style-name="T129">Remove any blank rows.</text:span></text:span></text:p>
        </text:list-item>
        <text:list-item>
          <text:p text:style-name="P192"><text:span text:style-name="Source_20_Text"><text:span text:style-name="T130">There should be only 1 </text:span></text:span><text:span text:style-name="Source_20_Text"><text:span text:style-name="T138">(</text:span></text:span><text:span text:style-name="Source_20_Text"><text:span text:style-name="T130">UTC</text:span></text:span><text:span text:style-name="Source_20_Text"><text:span text:style-name="T138">)</text:span></text:span><text:span text:style-name="Source_20_Text"><text:span text:style-name="T130"> timestamp row. </text:span></text:span></text:p>
        </text:list-item>
        <text:list-item>
          <text:p text:style-name="P191"><text:span text:style-name="Source_20_Text"><text:span text:style-name="T129">A</text:span></text:span><text:span text:style-name="Source_20_Text"><text:span text:style-name="T133">ppend</text:span></text:span><text:span text:style-name="Source_20_Text"><text:span text:style-name="T129"> the units column: </text:span></text:span><text:a xlink:type="simple" xlink:href="http://www.ontology-of-units-of-measure.org/resource/om-2/" text:style-name="Internet_20_link" text:visited-style-name="Visited_20_Internet_20_Link"><text:span text:style-name="Source_20_Text"><text:span text:style-name="T129">http://www.ontology-of-units-of-measure.org/resource/om-2/</text:span></text:span></text:a><text:span text:style-name="Source_20_Text"><text:span text:style-name="T326"> </text:span></text:span></text:p>
        </text:list-item>
        <text:list-item>
          <text:p text:style-name="P191"><text:span text:style-name="Source_20_Text"><text:span text:style-name="T129">Remove any non-ASCII characters.</text:span></text:span></text:p>
        </text:list-item>
        <text:list-item>
          <text:p text:style-name="P193"><text:span text:style-name="Source_20_Text"><text:span text:style-name="T129">Append a backslash to column A after the last row </text:span></text:span><text:span text:style-name="Source_20_Text"><text:span text:style-name="T131">or leave the word ‘interpolated’. </text:span></text:span><text:span text:style-name="Source_20_Text"><text:span text:style-name="T147">In column B (type) insert the GroupName (e.g., </text:span></text:span><text:span text:style-name="Source_20_Text"><text:span text:style-name="T353">synthetic). <text:s/></text:span></text:span><text:span text:style-name="Source_20_Text"><text:span text:style-name="T356">Put </text:span></text:span><text:span text:style-name="Source_20_Text"><text:span text:style-name="T355">GroupName </text:span></text:span><text:span text:style-name="Source_20_Text"><text:span text:style-name="T356">into metadata file</text:span></text:span><text:span text:style-name="Source_20_Text"><text:span text:style-name="T354">.</text:span></text:span></text:p>
        </text:list-item>
        <text:list-item>
          <text:p text:style-name="P194"><text:span text:style-name="Source_20_Text"><text:span text:style-name="T132">Type names </text:span></text:span><text:span text:style-name="Source_20_Text"><text:span text:style-name="T133">in column B </text:span></text:span><text:span text:style-name="Source_20_Text"><text:span text:style-name="T132">are capitalized. </text:span></text:span></text:p>
        </text:list-item>
        <text:list-item>
          <text:p text:style-name="P191"><text:span text:style-name="Source_20_Text"><text:span text:style-name="T129">Sometimes the xsv program produces a large file size; make the changes and save it for a file size of 2.8 kb.</text:span></text:span></text:p>
        </text:list-item>
        <text:list-item>
          <text:p text:style-name="P195"><text:span text:style-name="Source_20_Text"><text:span text:style-name="T141">C</text:span></text:span><text:span text:style-name="Source_20_Text"><text:span text:style-name="T134">hange</text:span></text:span><text:span text:style-name="Source_20_Text"><text:span text:style-name="T141">d</text:span></text:span><text:span text:style-name="Source_20_Text"><text:span text:style-name="T134"> all </text:span></text:span><text:span text:style-name="Source_20_Text"><text:span text:style-name="T154">Ecobee</text:span></text:span><text:span text:style-name="Source_20_Text"><text:span text:style-name="T134"> Float types to Double </text:span></text:span><text:span text:style-name="Source_20_Text"><text:span text:style-name="T144">since </text:span></text:span><text:span text:style-name="Source_20_Text"><text:span text:style-name="T134">xsv reported the wrong type. </text:span></text:span><text:span text:style-name="Source_20_Text"><text:span text:style-name="T135">The *.var file contains the definitive data type. </text:span></text:span><text:span text:style-name="Source_20_Text"><text:span text:style-name="T136">Cleaned data sometimes ‘normalizes’ (changes) </text:span></text:span><text:span text:style-name="Source_20_Text"><text:span text:style-name="T135">data type</text:span></text:span><text:span text:style-name="Source_20_Text"><text:span text:style-name="T136">s</text:span></text:span><text:span text:style-name="Source_20_Text"><text:span text:style-name="T135">, </text:span></text:span><text:span text:style-name="Source_20_Text"><text:span text:style-name="T137">so type conversion is necessary when loading data into IotDB. <text:s/></text:span></text:span></text:p>
        </text:list-item>
        <text:list-item>
          <text:p text:style-name="P195"><text:soft-page-break/><text:span text:style-name="Source_20_Text"><text:span text:style-name="T154">Ecobee</text:span></text:span><text:span text:style-name="Source_20_Text"><text:span text:style-name="T134">: </text:span></text:span><text:span text:style-name="Source_20_Text"><text:span text:style-name="T100">HeatPumpsStage2_RunTime</text:span></text:span><text:span text:style-name="Source_20_Text"><text:span text:style-name="T137"> </text:span></text:span><text:span text:style-name="Source_20_Text"><text:span text:style-name="T139">is everywhere null for </text:span></text:span><text:span text:style-name="Source_20_Text"><text:span text:style-name="T145">Aug, </text:span></text:span><text:span text:style-name="Source_20_Text"><text:span text:style-name="T146">so c</text:span></text:span><text:span text:style-name="Source_20_Text"><text:span text:style-name="T144">hanged all values to 0.</text:span></text:span></text:p>
        </text:list-item>
        <text:list-item>
          <text:p text:style-name="P195"><text:span text:style-name="Source_20_Text"><text:span text:style-name="T141">C</text:span></text:span><text:span text:style-name="Source_20_Text"><text:span text:style-name="T134">hange</text:span></text:span><text:span text:style-name="Source_20_Text"><text:span text:style-name="T141">d</text:span></text:span><text:span text:style-name="Source_20_Text"><text:span text:style-name="T134"> all </text:span></text:span><text:span text:style-name="Source_20_Text"><text:span text:style-name="T154">Ecobee</text:span></text:span><text:span text:style-name="Source_20_Text"><text:span text:style-name="T134"> </text:span></text:span><text:span text:style-name="Source_20_Text"><text:span text:style-name="T140">int HVAC_Mode =&gt; string HVAC_Mode </text:span></text:span><text:span text:style-name="Source_20_Text"><text:span text:style-name="T144">in the </text:span></text:span><text:span text:style-name="Source_20_Text"><text:span text:style-name="T140">*.var </text:span></text:span><text:span text:style-name="Source_20_Text"><text:span text:style-name="T144">files.</text:span></text:span></text:p>
        </text:list-item>
        <text:list-item>
          <text:p text:style-name="P196"><text:span text:style-name="Source_20_Text"><text:span text:style-name="T141">Added a </text:span></text:span><text:span text:style-name="Source_20_Text"><text:span text:style-name="T153">cet_cest_timestamp</text:span></text:span><text:span text:style-name="Source_20_Text"><text:span text:style-name="T141"> time row </text:span></text:span><text:span text:style-name="Source_20_Text"><text:span text:style-name="T142">(copied </text:span></text:span><text:span text:style-name="Source_20_Text"><text:span text:style-name="T143">the </text:span></text:span><text:span text:style-name="Source_20_Text"><text:span text:style-name="T141">utc_timestamp </text:span></text:span><text:span text:style-name="Source_20_Text"><text:span text:style-name="T142">row) for</text:span></text:span><text:span text:style-name="Source_20_Text"><text:span text:style-name="T141"> each of the </text:span></text:span><text:span text:style-name="Source_20_Text"><text:span text:style-name="T153">opsd.household</text:span></text:span><text:span text:style-name="Source_20_Text"><text:span text:style-name="T141"> summary_household_data_{1,15,60}min_singleindex.csv files.</text:span></text:span></text:p>
        </text:list-item>
      </text:list>
      <text:p text:style-name="P9"><text:span text:style-name="Source_20_Text"><text:span text:style-name="T129"/></text:span></text:p>
      <text:p text:style-name="P11"><text:span text:style-name="T320">cd ~/Documents/digital-twins/netcdf </text:span><text:span text:style-name="T321">&amp;&amp; source ./netcdf.env</text:span></text:p>
      <text:p text:style-name="P13">### Exclude <text:span text:style-name="T347">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28">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38">iotdb /home/david/Documents/digital-twins/opsd.household/household_data_15min_singleindex.csv insert</text:span></text:p>
      <text:p text:style-name="P53"><text:span text:style-name="T26">.../</text:span><text:span text:style-name="T4">netcdf </text:span><text:span text:style-name="T30">Jan_clean.var netCDF-4 </text:span><text:span text:style-name="T172">Ecobee_</text:span><text:span text:style-name="T173">clean_5min</text:span><text:span text:style-name="T176"><text:tab/># outputs </text:span><text:span text:style-name="T172">Ecobee_</text:span><text:span text:style-name="T173">clean_5min.</text:span><text:span text:style-name="T176">{json, sparql, iotdb, ttl} files. </text:span></text:p>
      <text:p text:style-name="P18"><text:span text:style-name="Source_20_Text"><text:span text:style-name="T101">When </text:span></text:span><text:span text:style-name="Source_20_Text"><text:span text:style-name="T102">i</text:span></text:span><text:span text:style-name="Source_20_Text"><text:span text:style-name="T101">nserting alig</text:span></text:span><text:span text:style-name="Source_20_Text"><text:span text:style-name="T102">ned </text:span></text:span><text:span text:style-name="Source_20_Text"><text:span text:style-name="T101">data into IotDB, ensure the t</text:span></text:span><text:span text:style-name="Source_20_Text"><text:span text:style-name="T102">imestamp </text:span></text:span><text:span text:style-name="Source_20_Text"><text:span text:style-name="T101">field is</text:span></text:span><text:span text:style-name="Source_20_Text"><text:span text:style-name="T103"> </text:span></text:span><text:span text:style-name="Source_20_Text"><text:span text:style-name="T101">the first column</text:span></text:span><text:span text:style-name="Source_20_Text"><text:span text:style-name="T150">. </text:span></text:span></text:p>
      <text:p text:style-name="P55"><text:span text:style-name="T176">S</text:span><text:span text:style-name="T170">ELECT </text:span><text:span text:style-name="T181">COUNT(</text:span><text:span text:style-name="T170">*</text:span><text:span text:style-name="T181">)</text:span><text:span text:style-name="T170"> FROM </text:span><text:span text:style-name="T176">root.etsidata.device.household_data_1min_singleindex;</text:span></text:p>
      <text:p text:style-name="P127">SELECT COUNT(*) FROM root.etsidata.synthetic.IoT_Weather;</text:p>
      <text:p text:style-name="P55"><text:span text:style-name="T176">D</text:span><text:span text:style-name="T170">ELETE FROM </text:span><text:span text:style-name="T176">root.etsidata.etsi.Ecobee_clean_5min.</text:span><text:span text:style-name="T178">id</text:span><text:span text:style-name="T176">; <text:s text:c="2"/></text:span><text:span text:style-name="T178"># deletes all the data in the id timeseries </text:span><text:span text:style-name="T179">but not the </text:span><text:span text:style-name="T180">schema</text:span><text:span text:style-name="T179">.</text:span></text:p>
      <text:p text:style-name="P63">DROP TIMESERIES <text:span text:style-name="T176">root.etsidata.etsi.Ecobee_clean_5min.</text:span><text:span text:style-name="T178">id</text:span><text:span text:style-name="T176">; <text:s text:c="2"/></text:span><text:span text:style-name="T178"># </text:span><text:span text:style-name="T170">drops the timeseries </text:span><text:span text:style-name="T180">schema</text:span><text:span text:style-name="T179">.</text:span></text:p>
      <text:p text:style-name="P114">CREATE ALIGNED TIMESERIES root.etsidata.etsi.Jan_clean(longtime INT64 encoding=GORILLA compressor=SNAPPY, <text:span text:style-name="T309">id TEXT </text:span>encoding=PLAIN compressor=SNAPPY); <text:span text:style-name="T316">(fragment)</text:span></text:p>
      <text:p text:style-name="P126"><text:span text:style-name="T359">SHOW</text:span> <text:span text:style-name="T358">TIMESERIES </text:span><text:span text:style-name="T308">root.etsidata.etsi.</text:span><text:span text:style-name="T314">synthetic.IoT_Weather</text:span><text:span text:style-name="T310">;</text:span></text:p>
      <text:p text:style-name="P131"><text:span text:style-name="T327">T</text:span><text:span text:style-name="T314">ime series generation function: S</text:span>ELECT <text:span text:style-name="T314">DE_KN_industrial1_pv_1 from root.etsidata.device.household_data_1min_singleindex where time=1970-01-17T18:34:30.240+01:00; <text:s/></text:span><text:span text:style-name="T327"># returns one row</text:span></text:p>
      <text:p text:style-name="P119"><text:span text:style-name="T314">S</text:span>ELECT <text:span text:style-name="T315">COUNT(</text:span>*<text:span text:style-name="T315">)</text:span> FROM <text:s/>root.etsidata.etsi.Jan_clean.RemoteSensor3_Temperature;</text:p>
      <text:p text:style-name="P120"><text:span text:style-name="T314">S</text:span>ELECT RemoteSensor3_Temperature FROM <text:s/>root.etsidata.etsi.Jan_clean;</text:p>
      <text:p text:style-name="P116">Everything: COUNT TIMESERIES root.etsidata.**; =&gt; 377886</text:p>
      <text:p text:style-name="P116">/ecobee: COUNT TIMESERIES root.etsidata.Dec_clean.**; =&gt; 31424*12=377088</text:p>
      <text:p text:style-name="P116">/opsd.household: COUNT TIMESERIES root.etsidata.device.household_data_1min_singleindex.**; =&gt; 71*3=213</text:p>
      <text:p text:style-name="P116">/HomeC: COUNT TIMESERIES root.etsidata.device.HomeC.**; =&gt; 32</text:p>
      <text:p text:style-name="P116">SELECT COUNT(*) FROM <text:span text:style-name="T341">root.etsidata.Jan_clean.00248d5f9ecd01a008b95d6f5a79688db7f8344c;</text:span></text:p>
      <text:p text:style-name="P115"/>
      <text:p text:style-name="P123">Verify the amount of data written by running the <text:span text:style-name="T2">parsecsv </text:span>program, which displays the number of non-null values with the CSV data file. This detects measurements which could be excluded. <text:s/><text:span text:style-name="T340"><text:s/>Compare these values with the output of </text:span><text:span text:style-name="T342">SELECT COUNT(*) FROM root.etsidata.etsi.Jan_clean</text:span><text:span text:style-name="T340">; </text:span><text:span text:style-name="T345">or check against the </text:span><text:span text:style-name="T67">cardinality </text:span><text:span text:style-name="T345">values in the summary file.</text:span></text:p>
      <text:p text:style-name="P123"/>
      <text:p text:style-name="P121">./parsecsv /home/david/Documents/digital-twins/ecobee/clean_data/csv/Jan_clean.csv</text:p>
      <text:p text:style-name="P122">id <text:s/>8838720</text:p>
      <text:p text:style-name="P122">time <text:s/>8838720</text:p>
      <text:p text:style-name="P122"><text:soft-page-break/>State <text:s/>8748163</text:p>
      <text:p text:style-name="P122">Event <text:s/>3482114</text:p>
      <text:p text:style-name="P122">Schedule <text:s/>8677734</text:p>
      <text:p text:style-name="P122">Indoor_AverageTemperature <text:s/>8731357</text:p>
      <text:p text:style-name="P122">Indoor_CoolSetpoint <text:s/>8639295</text:p>
      <text:p text:style-name="P122">Indoor_HeatSetpoint <text:s/>8695229</text:p>
      <text:p text:style-name="P122">Indoor_Humidity <text:s/>8731357</text:p>
      <text:p text:style-name="P122">HeatingEquipmentStage1_RunTime <text:s/>2007568</text:p>
      <text:p text:style-name="P122">HeatingEquipmentStage2_RunTime <text:s/>72945</text:p>
      <text:p text:style-name="P132">HeatingEquipmentStage3_RunTime <text:s/>0</text:p>
      <text:p text:style-name="P122">CoolingEquipmentStage1_RunTime <text:s/>43107</text:p>
      <text:p text:style-name="P122">CoolingEquipmentStage2_RunTime <text:s/>1240</text:p>
      <text:p text:style-name="P122">HeatPumpsStage1_RunTime <text:s/>75544</text:p>
      <text:p text:style-name="P122">HeatPumpsStage2_RunTime <text:s/>5934</text:p>
      <text:p text:style-name="P122">Fan_RunTime <text:s/>2528213</text:p>
      <text:p text:style-name="P122">Thermostat_Temperature <text:s/>8731357</text:p>
      <text:p text:style-name="P122">Thermostat_DetectedMotion <text:s/>1486508</text:p>
      <text:p text:style-name="P122">RemoteSensor1_Temperature <text:s/>7891364</text:p>
      <text:p text:style-name="P122">RemoteSensor1_DetectedMotion <text:s/>1733006</text:p>
      <text:p text:style-name="P122">RemoteSensor2_Temperature <text:s/>4319862</text:p>
      <text:p text:style-name="P122">RemoteSensor2_DetectedMotion <text:s/>951919</text:p>
      <text:p text:style-name="P122">RemoteSensor3_Temperature <text:s/>3864576</text:p>
      <text:p text:style-name="P122">RemoteSensor3_DetectedMotion <text:s/>808725</text:p>
      <text:p text:style-name="P122">RemoteSensor4_Temperature <text:s/>972486</text:p>
      <text:p text:style-name="P122">RemoteSensor4_DetectedMotion <text:s/>172444</text:p>
      <text:p text:style-name="P122">RemoteSensor5_Temperature <text:s/>640941</text:p>
      <text:p text:style-name="P122">RemoteSensor5_DetectedMotion <text:s/>110189</text:p>
      <text:p text:style-name="P122">Outdoor_Temperature <text:s/>8748227</text:p>
      <text:p text:style-name="P122">Outdoor_Humidity <text:s/>8748228</text:p>
      <text:p text:style-name="P122">HVAC_Mode <text:s/>8838720</text:p>
      <text:p text:style-name="P121"/>
      <text:p text:style-name="P188">Socketserver/socketclient </text:p>
      <text:p text:style-name="P89"><text:span text:style-name="T366">C</text:span>ommands: login ; groups; group.device ; timeseries ; data <text:s/>interval &lt;1s&gt; format &lt;<text:span text:style-name="T366">csv&gt;</text:span>; logout</text:p>
      <text:p text:style-name="P93"><text:span text:style-name="T288">√</text:span><text:span text:style-name="T322"> </text:span>groups → <text:span text:style-name="T363">377917 </text:span><text:span text:style-name="T364">timeseries names</text:span><text:span text:style-name="T363">.</text:span> <text:tab/><text:span text:style-name="T365">Same as show devices;</text:span></text:p>
      <text:p text:style-name="P92"><text:span text:style-name="T288">√</text:span><text:span text:style-name="T322"> </text:span>group.device <text:span text:style-name="T362">synthetic </text:span>→ <text:span text:style-name="T363">31 </text:span><text:span text:style-name="T364">timeseries names</text:span><text:span text:style-name="T363">.</text:span> </text:p>
      <text:p text:style-name="P165"><text:span text:style-name="T289">√</text:span><text:span text:style-name="T323"> </text:span><text:span text:style-name="T255">t</text:span>imeseries <text:span text:style-name="T258">synthetic.IoT_Motion_Light → </text:span><text:span text:style-name="T259">list of 7 measurements </text:span></text:p>
      <text:p text:style-name="P164"><text:span text:style-name="T288">√</text:span><text:span text:style-name="T322"> </text:span><text:span text:style-name="T291">c</text:span><text:span text:style-name="T290">ount </text:span><text:span text:style-name="T258">synthetic.IoT_Motion_Light → </text:span><text:span text:style-name="T257">list of 7 measurements and their counts.</text:span></text:p>
      <text:p text:style-name="P166"><text:span text:style-name="T288">√</text:span><text:span text:style-name="T322"> </text:span><text:span text:style-name="T256">data </text:span><text:span text:style-name="T257">synthetic.IoT_Motion_Light</text:span><text:span text:style-name="T253"> </text:span>interval 1s <text:span text:style-name="T366">format csv</text:span></text:p>
      <text:p text:style-name="P179"/>
      <text:p text:style-name="P92"/>
      <text:p text:style-name="P91"/>
      <text:p text:style-name="P90"/>
      <text:p text:style-name="P124"/>
      <text:h text:style-name="P142" text:outline-level="3">Metadata</text:h>
      <text:p text:style-name="P128"><text:span text:style-name="T2">Name: opsd.household</text:span><text:tab/><text:span text:style-name="T361">See household_data.json</text:span></text:p>
      <text:p text:style-name="P128"/>
      <text:p text:style-name="P128">webAddress: https://data.open-power-system-data.org/household_data/2020-04-15/</text:p>
      <text:p text:style-name="P128"/>
      <text:p text:style-name="P128">versionDate: 2020-04-15</text:p>
      <text:p text:style-name="P128"/>
      <text:p text:style-name="P128">shortDescription: Detailed household load and solar generation in minutely to hourly resolution.</text:p>
      <text:p text:style-name="P128"/>
      <text:p text:style-name="P128">longDescription: This data package contains measured time series data for several small businesses and residential households relevant for household- or low-voltage-level power system modeling. The data includes solar power generation as well as electricity consumption (load) in a resolution up to single device consumption. The starting point for the time series, as well as data quality, varies between households, with gaps spanning from a few minutes to entire days. All measurement devices provided cumulative energy consumption/generation over time. Hence overall energy consumption/generation is retained, in case of data gaps due to communication problems. Measurements were conducted 1-minute intervals, with all data made available in an interpolated, uniform and regular time interval. All data gaps are either interpolated linearly, or filled with data of prior days. Additionally, data in 15 and 60-minute resolution is provided for compatibility with other time series data. The data package covers the geographical region of 11 households in southern Germany. </text:p>
      <text:p text:style-name="P128"/>
      <text:p text:style-name="P128">licenses: data: Creative Commons Attribution-International; script: MIT </text:p>
      <text:p text:style-name="P128"/>
      <text:p text:style-name="P128">attribution: Open Power System Data. 2020. Data Package Household Data. Version 2020-04-15. </text:p>
      <text:p text:style-name="P128"/>
      <text:p text:style-name="P128">dataContact: Adrian Minde &lt;adrian.minde@isc-konstanz.de&gt;</text:p>
      <text:p text:style-name="P128"/>
      <text:p text:style-name="P128">teamContact: <text:a xlink:type="simple" xlink:href="http://www.open-power-system-data.org/" text:style-name="Internet_20_link" text:visited-style-name="Visited_20_Internet_20_Link">http://www.open-power-system-data.org</text:a></text:p>
      <text:p text:style-name="P128"/>
      <text:p text:style-name="P128">* utc_timestamp</text:p>
      <text:p text:style-name="P128"><text:s text:c="4"/>- Type: datetime</text:p>
      <text:p text:style-name="P128"><text:s text:c="4"/>- Format: fmt:%Y-%m-%dT%H%M%SZ</text:p>
      <text:p text:style-name="P128"><text:s text:c="4"/>- Description: Start of timeperiod in Coordinated Universal Time</text:p>
      <text:p text:style-name="P128">* cet_cest_timestamp</text:p>
      <text:p text:style-name="P128"><text:s text:c="4"/>- Type: datetime</text:p>
      <text:p text:style-name="P128"><text:s text:c="4"/>- Format: fmt:%Y-%m-%dT%H%M%S%z</text:p>
      <text:p text:style-name="P128"><text:s text:c="4"/>- Description: Start of timeperiod in Central European (Summer-) Time</text:p>
      <text:p text:style-name="P128">* interpolated</text:p>
      <text:p text:style-name="P128"><text:s text:c="4"/>- Type: string</text:p>
      <text:p text:style-name="P128"><text:s text:c="4"/>- Description: marker to indicate which columns are missing data in source data and has been interpolated (e.g. DE_KN_Residential1_grid_import;)</text:p>
      <text:p text:style-name="P128">* DE_KN_industrial1_grid_import</text:p>
      <text:p text:style-name="P128"><text:s text:c="4"/>- Type: number (float)</text:p>
      <text:p text:style-name="P128"><text:s text:c="4"/>- Description: Energy imported from the public grid in a industrial warehouse building in kWh</text:p>
      <text:p text:style-name="P128">* DE_KN_industrial1_pv_1</text:p>
      <text:p text:style-name="P128"><text:s text:c="4"/>- Type: number (float)</text:p>
      <text:p text:style-name="P128"><text:s text:c="4"/>- Description: Total Photovoltaic energy generation in a industrial warehouse building in kWh</text:p>
      <text:p text:style-name="P128">* DE_KN_industrial1_pv_2</text:p>
      <text:p text:style-name="P128"><text:soft-page-break/><text:s text:c="4"/>- Type: number (float)</text:p>
      <text:p text:style-name="P128"><text:s text:c="4"/>- Description: Total Photovoltaic energy generation in a industrial warehouse building in kWh</text:p>
      <text:p text:style-name="P128">* DE_KN_industrial2_grid_import</text:p>
      <text:p text:style-name="P128"><text:s text:c="4"/>- Type: number (float)</text:p>
      <text:p text:style-name="P128"><text:s text:c="4"/>- Description: Energy imported from the public grid in a industrial building of a business in the crafts sector in kWh</text:p>
      <text:p text:style-name="P128">* DE_KN_industrial2_pv</text:p>
      <text:p text:style-name="P128"><text:s text:c="4"/>- Type: number (float)</text:p>
      <text:p text:style-name="P128"><text:s text:c="4"/>- Description: Total Photovoltaic energy generation in a industrial building of a business in the crafts sector in kWh</text:p>
      <text:p text:style-name="P128">* DE_KN_industrial2_storage_charge</text:p>
      <text:p text:style-name="P128"><text:s text:c="4"/>- Type: number (float)</text:p>
      <text:p text:style-name="P128"><text:s text:c="4"/>- Description: Battery charging energy in a industrial building of a business in the crafts sector in kWh</text:p>
      <text:p text:style-name="P128">* DE_KN_industrial2_storage_decharge</text:p>
      <text:p text:style-name="P128"><text:s text:c="4"/>- Type: number (float)</text:p>
      <text:p text:style-name="P128"><text:s text:c="4"/>- Description: Energy in kWh</text:p>
      <text:p text:style-name="P128">* DE_KN_industrial3_area_offices</text:p>
      <text:p text:style-name="P128"><text:s text:c="4"/>- Type: number (float)</text:p>
      <text:p text:style-name="P128"><text:s text:c="4"/>- Description: Energy consumption of an area, consisting of several smaller loads, in a industrial building, part of a research institute in kWh</text:p>
      <text:p text:style-name="P128">* DE_KN_industrial3_area_room_1</text:p>
      <text:p text:style-name="P128"><text:s text:c="4"/>- Type: number (float)</text:p>
      <text:p text:style-name="P128"><text:s text:c="4"/>- Description: Energy consumption of an area, consisting of several smaller loads, in a industrial building, part of a research institute in kWh</text:p>
      <text:p text:style-name="P128">* DE_KN_industrial3_area_room_2</text:p>
      <text:p text:style-name="P128"><text:s text:c="4"/>- Type: number (float)</text:p>
      <text:p text:style-name="P128"><text:s text:c="4"/>- Description: Energy consumption of an area, consisting of several smaller loads, in a industrial building, part of a research institute in kWh</text:p>
      <text:p text:style-name="P128">* DE_KN_industrial3_area_room_3</text:p>
      <text:p text:style-name="P128"><text:s text:c="4"/>- Type: number (float)</text:p>
      <text:p text:style-name="P128"><text:s text:c="4"/>- Description: Energy consumption of an area, consisting of several smaller loads, in a industrial building, part of a research institute in kWh</text:p>
      <text:p text:style-name="P128">* DE_KN_industrial3_area_room_4</text:p>
      <text:p text:style-name="P128"><text:s text:c="4"/>- Type: number (float)</text:p>
      <text:p text:style-name="P128"><text:s text:c="4"/>- Description: Energy consumption of an area, consisting of several smaller loads, in a industrial building, part of a research institute in kWh</text:p>
      <text:p text:style-name="P128">* DE_KN_industrial3_compressor</text:p>
      <text:p text:style-name="P128"><text:s text:c="4"/>- Type: number (float)</text:p>
      <text:p text:style-name="P128"><text:s text:c="4"/>- Description: Compressor energy consumption in a industrial building, part of a research institute in kWh</text:p>
      <text:p text:style-name="P128">* DE_KN_industrial3_cooling_aggregate</text:p>
      <text:p text:style-name="P128"><text:s text:c="4"/>- Type: number (float)</text:p>
      <text:p text:style-name="P128"><text:s text:c="4"/>- Description: Cooling aggregate energy consumption in a industrial building, part of a research institute in kWh</text:p>
      <text:p text:style-name="P128">* DE_KN_industrial3_cooling_pumps</text:p>
      <text:p text:style-name="P128"><text:s text:c="4"/>- Type: number (float)</text:p>
      <text:p text:style-name="P128"><text:s text:c="4"/>- Description: Cooling pumps energy consumption in a industrial building, part of a research institute in kWh</text:p>
      <text:p text:style-name="P128"><text:soft-page-break/>* DE_KN_industrial3_dishwasher</text:p>
      <text:p text:style-name="P128"><text:s text:c="4"/>- Type: number (float)</text:p>
      <text:p text:style-name="P128"><text:s text:c="4"/>- Description: Dishwasher energy consumption in a industrial building, part of a research institute in kWh</text:p>
      <text:p text:style-name="P128">* DE_KN_industrial3_ev</text:p>
      <text:p text:style-name="P128"><text:s text:c="4"/>- Type: number (float)</text:p>
      <text:p text:style-name="P128"><text:s text:c="4"/>- Description: Electric Vehicle charging energy in a industrial building, part of a research institute in kWh</text:p>
      <text:p text:style-name="P128">* DE_KN_industrial3_grid_import</text:p>
      <text:p text:style-name="P128"><text:s text:c="4"/>- Type: number (float)</text:p>
      <text:p text:style-name="P128"><text:s text:c="4"/>- Description: Energy imported from the public grid in a industrial building, part of a research institute in kWh</text:p>
      <text:p text:style-name="P128">* DE_KN_industrial3_machine_1</text:p>
      <text:p text:style-name="P128"><text:s text:c="4"/>- Type: number (float)</text:p>
      <text:p text:style-name="P128"><text:s text:c="4"/>- Description: Energy consumption of an industrial- or research-machine in a industrial building, part of a research institute in kWh</text:p>
      <text:p text:style-name="P128">* DE_KN_industrial3_machine_2</text:p>
      <text:p text:style-name="P128"><text:s text:c="4"/>- Type: number (float)</text:p>
      <text:p text:style-name="P128"><text:s text:c="4"/>- Description: Energy consumption of an industrial- or research-machine in a industrial building, part of a research institute in kWh</text:p>
      <text:p text:style-name="P128">* DE_KN_industrial3_machine_3</text:p>
      <text:p text:style-name="P128"><text:s text:c="4"/>- Type: number (float)</text:p>
      <text:p text:style-name="P128"><text:s text:c="4"/>- Description: Energy consumption of an industrial- or research-machine in a industrial building, part of a research institute in kWh</text:p>
      <text:p text:style-name="P128">* DE_KN_industrial3_machine_4</text:p>
      <text:p text:style-name="P128"><text:s text:c="4"/>- Type: number (float)</text:p>
      <text:p text:style-name="P128"><text:s text:c="4"/>- Description: Energy consumption of an industrial- or research-machine in a industrial building, part of a research institute in kWh</text:p>
      <text:p text:style-name="P128">* DE_KN_industrial3_machine_5</text:p>
      <text:p text:style-name="P128"><text:s text:c="4"/>- Type: number (float)</text:p>
      <text:p text:style-name="P128"><text:s text:c="4"/>- Description: Energy consumption of an industrial- or research-machine in a industrial building, part of a research institute in kWh</text:p>
      <text:p text:style-name="P128">* DE_KN_industrial3_pv_facade</text:p>
      <text:p text:style-name="P128"><text:s text:c="4"/>- Type: number (float)</text:p>
      <text:p text:style-name="P128"><text:s text:c="4"/>- Description: Total Photovoltaic energy generation in a industrial building, part of a research institute in kWh</text:p>
      <text:p text:style-name="P128">* DE_KN_industrial3_pv_roof</text:p>
      <text:p text:style-name="P128"><text:s text:c="4"/>- Type: number (float)</text:p>
      <text:p text:style-name="P128"><text:s text:c="4"/>- Description: Total Photovoltaic energy generation in a industrial building, part of a research institute in kWh</text:p>
      <text:p text:style-name="P128">* DE_KN_industrial3_refrigerator</text:p>
      <text:p text:style-name="P128"><text:s text:c="4"/>- Type: number (float)</text:p>
      <text:p text:style-name="P128"><text:s text:c="4"/>- Description: Refrigerator energy consumption in a industrial building, part of a research institute in kWh</text:p>
      <text:p text:style-name="P128">* DE_KN_industrial3_ventilation</text:p>
      <text:p text:style-name="P128"><text:s text:c="4"/>- Type: number (float)</text:p>
      <text:p text:style-name="P128"><text:s text:c="4"/>- Description: Ventilation energy consumption in a industrial building, part of a research institute in kWh</text:p>
      <text:p text:style-name="P128">* DE_KN_public1_grid_import</text:p>
      <text:p text:style-name="P128"><text:soft-page-break/><text:s text:c="4"/>- Type: number (float)</text:p>
      <text:p text:style-name="P128"><text:s text:c="4"/>- Description: Energy imported from the public grid in a school building, located in the urban area in kWh</text:p>
      <text:p text:style-name="P128">* DE_KN_public2_grid_import</text:p>
      <text:p text:style-name="P128"><text:s text:c="4"/>- Type: number (float)</text:p>
      <text:p text:style-name="P128"><text:s text:c="4"/>- Description: Energy imported from the public grid in a school building, located in the urban area in kWh</text:p>
      <text:p text:style-name="P128">* DE_KN_residential1_dishwasher</text:p>
      <text:p text:style-name="P128"><text:s text:c="4"/>- Type: number (float)</text:p>
      <text:p text:style-name="P128"><text:s text:c="4"/>- Description: Dishwasher energy consumption in a residential building, located in the suburban area in kWh</text:p>
      <text:p text:style-name="P128">* DE_KN_residential1_freezer</text:p>
      <text:p text:style-name="P128"><text:s text:c="4"/>- Type: number (float)</text:p>
      <text:p text:style-name="P128"><text:s text:c="4"/>- Description: Freezer energy consumption in a residential building, located in the suburban area in kWh</text:p>
      <text:p text:style-name="P128">* DE_KN_residential1_grid_import</text:p>
      <text:p text:style-name="P128"><text:s text:c="4"/>- Type: number (float)</text:p>
      <text:p text:style-name="P128"><text:s text:c="4"/>- Description: Energy imported from the public grid in a residential building, located in the suburban area in kWh</text:p>
      <text:p text:style-name="P128">* DE_KN_residential1_heat_pump</text:p>
      <text:p text:style-name="P128"><text:s text:c="4"/>- Type: number (float)</text:p>
      <text:p text:style-name="P128"><text:s text:c="4"/>- Description: Heat pump energy consumption in a residential building, located in the suburban area in kWh</text:p>
      <text:p text:style-name="P128">* DE_KN_residential1_pv</text:p>
      <text:p text:style-name="P128"><text:s text:c="4"/>- Type: number (float)</text:p>
      <text:p text:style-name="P128"><text:s text:c="4"/>- Description: Total Photovoltaic energy generation in a residential building, located in the suburban area in kWh</text:p>
      <text:p text:style-name="P128">* DE_KN_residential1_washing_machine</text:p>
      <text:p text:style-name="P128"><text:s text:c="4"/>- Type: number (float)</text:p>
      <text:p text:style-name="P128"><text:s text:c="4"/>- Description: Washing machine energy consumption in a residential building, located in the suburban area in kWh</text:p>
      <text:p text:style-name="P128">* DE_KN_residential2_circulation_pump</text:p>
      <text:p text:style-name="P128"><text:s text:c="4"/>- Type: number (float)</text:p>
      <text:p text:style-name="P128"><text:s text:c="4"/>- Description: Circulation pump energy consumption in a residential building, located in the suburban area in kWh</text:p>
      <text:p text:style-name="P128">* DE_KN_residential2_dishwasher</text:p>
      <text:p text:style-name="P128"><text:s text:c="4"/>- Type: number (float)</text:p>
      <text:p text:style-name="P128"><text:s text:c="4"/>- Description: Dishwasher energy consumption in a residential building, located in the suburban area in kWh</text:p>
      <text:p text:style-name="P128">* DE_KN_residential2_freezer</text:p>
      <text:p text:style-name="P128"><text:s text:c="4"/>- Type: number (float)</text:p>
      <text:p text:style-name="P128"><text:s text:c="4"/>- Description: Freezer energy consumption in a residential building, located in the suburban area in kWh</text:p>
      <text:p text:style-name="P128">* DE_KN_residential2_grid_import</text:p>
      <text:p text:style-name="P128"><text:s text:c="4"/>- Type: number (float)</text:p>
      <text:p text:style-name="P128"><text:s text:c="4"/>- Description: Energy imported from the public grid in a residential building, located in the suburban area in kWh</text:p>
      <text:p text:style-name="P128">* DE_KN_residential2_washing_machine</text:p>
      <text:p text:style-name="P128"><text:s text:c="4"/>- Type: number (float)</text:p>
      <text:p text:style-name="P128"><text:soft-page-break/><text:s text:c="4"/>- Description: Washing machine energy consumption in a residential building, located in the suburban area in kWh</text:p>
      <text:p text:style-name="P128">* DE_KN_residential3_circulation_pump</text:p>
      <text:p text:style-name="P128"><text:s text:c="4"/>- Type: number (float)</text:p>
      <text:p text:style-name="P128"><text:s text:c="4"/>- Description: Circulation pump energy consumption in a residential building, located in the urban area in kWh</text:p>
      <text:p text:style-name="P128">* DE_KN_residential3_dishwasher</text:p>
      <text:p text:style-name="P128"><text:s text:c="4"/>- Type: number (float)</text:p>
      <text:p text:style-name="P128"><text:s text:c="4"/>- Description: Dishwasher energy consumption in a residential building, located in the urban area in kWh</text:p>
      <text:p text:style-name="P128">* DE_KN_residential3_freezer</text:p>
      <text:p text:style-name="P128"><text:s text:c="4"/>- Type: number (float)</text:p>
      <text:p text:style-name="P128"><text:s text:c="4"/>- Description: Freezer energy consumption in a residential building, located in the urban area in kWh</text:p>
      <text:p text:style-name="P128">* DE_KN_residential3_grid_export</text:p>
      <text:p text:style-name="P128"><text:s text:c="4"/>- Type: number (float)</text:p>
      <text:p text:style-name="P128"><text:s text:c="4"/>- Description: Energy exported to the public grid in a residential building, located in the urban area in kWh</text:p>
      <text:p text:style-name="P128">* DE_KN_residential3_grid_import</text:p>
      <text:p text:style-name="P128"><text:s text:c="4"/>- Type: number (float)</text:p>
      <text:p text:style-name="P128"><text:s text:c="4"/>- Description: Energy imported from the public grid in a residential building, located in the urban area in kWh</text:p>
      <text:p text:style-name="P128">* DE_KN_residential3_pv</text:p>
      <text:p text:style-name="P128"><text:s text:c="4"/>- Type: number (float)</text:p>
      <text:p text:style-name="P128"><text:s text:c="4"/>- Description: Total Photovoltaic energy generation in a residential building, located in the urban area in kWh</text:p>
      <text:p text:style-name="P128">* DE_KN_residential3_refrigerator</text:p>
      <text:p text:style-name="P128"><text:s text:c="4"/>- Type: number (float)</text:p>
      <text:p text:style-name="P128"><text:s text:c="4"/>- Description: Refrigerator energy consumption in a residential building, located in the urban area in kWh</text:p>
      <text:p text:style-name="P128">* DE_KN_residential3_washing_machine</text:p>
      <text:p text:style-name="P128"><text:s text:c="4"/>- Type: number (float)</text:p>
      <text:p text:style-name="P128"><text:s text:c="4"/>- Description: Washing machine energy consumption in a residential building, located in the urban area in kWh</text:p>
      <text:p text:style-name="P128">* DE_KN_residential4_dishwasher</text:p>
      <text:p text:style-name="P128"><text:s text:c="4"/>- Type: number (float)</text:p>
      <text:p text:style-name="P128"><text:s text:c="4"/>- Description: Dishwasher energy consumption in a residential building, located in the urban area in kWh</text:p>
      <text:p text:style-name="P128">* DE_KN_residential4_ev</text:p>
      <text:p text:style-name="P128"><text:s text:c="4"/>- Type: number (float)</text:p>
      <text:p text:style-name="P128"><text:s text:c="4"/>- Description: Electric Vehicle charging energy in a residential building, located in the urban area in kWh</text:p>
      <text:p text:style-name="P128">* DE_KN_residential4_freezer</text:p>
      <text:p text:style-name="P128"><text:s text:c="4"/>- Type: number (float)</text:p>
      <text:p text:style-name="P128"><text:s text:c="4"/>- Description: Freezer energy consumption in a residential building, located in the urban area in kWh</text:p>
      <text:p text:style-name="P128">* DE_KN_residential4_grid_export</text:p>
      <text:p text:style-name="P128"><text:s text:c="4"/>- Type: number (float)</text:p>
      <text:p text:style-name="P128"><text:s text:c="4"/>- Description: Energy exported to the public grid in a residential building, located in the urban area in kWh</text:p>
      <text:p text:style-name="P128">* DE_KN_residential4_grid_import</text:p>
      <text:p text:style-name="P128"><text:soft-page-break/><text:s text:c="4"/>- Type: number (float)</text:p>
      <text:p text:style-name="P128"><text:s text:c="4"/>- Description: Energy imported from the public grid in a residential building, located in the urban area in kWh</text:p>
      <text:p text:style-name="P128">* DE_KN_residential4_heat_pump</text:p>
      <text:p text:style-name="P128"><text:s text:c="4"/>- Type: number (float)</text:p>
      <text:p text:style-name="P128"><text:s text:c="4"/>- Description: Heat pump energy consumption in a residential building, located in the urban area in kWh</text:p>
      <text:p text:style-name="P128">* DE_KN_residential4_pv</text:p>
      <text:p text:style-name="P128"><text:s text:c="4"/>- Type: number (float)</text:p>
      <text:p text:style-name="P128"><text:s text:c="4"/>- Description: Total Photovoltaic energy generation in a residential building, located in the urban area in kWh</text:p>
      <text:p text:style-name="P128">* DE_KN_residential4_refrigerator</text:p>
      <text:p text:style-name="P128"><text:s text:c="4"/>- Type: number (float)</text:p>
      <text:p text:style-name="P128"><text:s text:c="4"/>- Description: Refrigerator energy consumption in a residential building, located in the urban area in kWh</text:p>
      <text:p text:style-name="P128">* DE_KN_residential4_washing_machine</text:p>
      <text:p text:style-name="P128"><text:s text:c="4"/>- Type: number (float)</text:p>
      <text:p text:style-name="P128"><text:s text:c="4"/>- Description: Washing machine energy consumption in a residential building, located in the urban area in kWh</text:p>
      <text:p text:style-name="P128">* DE_KN_residential5_dishwasher</text:p>
      <text:p text:style-name="P128"><text:s text:c="4"/>- Type: number (float)</text:p>
      <text:p text:style-name="P128"><text:s text:c="4"/>- Description: Dishwasher energy consumption in a residential apartment, located in the urban area in kWh</text:p>
      <text:p text:style-name="P128">* DE_KN_residential5_grid_import</text:p>
      <text:p text:style-name="P128"><text:s text:c="4"/>- Type: number (float)</text:p>
      <text:p text:style-name="P128"><text:s text:c="4"/>- Description: Energy imported from the public grid in a residential apartment, located in the urban area in kWh</text:p>
      <text:p text:style-name="P128">* DE_KN_residential5_refrigerator</text:p>
      <text:p text:style-name="P128"><text:s text:c="4"/>- Type: number (float)</text:p>
      <text:p text:style-name="P128"><text:s text:c="4"/>- Description: Refrigerator energy consumption in a residential apartment, located in the urban area in kWh</text:p>
      <text:p text:style-name="P128">* DE_KN_residential5_washing_machine</text:p>
      <text:p text:style-name="P128"><text:s text:c="4"/>- Type: number (float)</text:p>
      <text:p text:style-name="P128"><text:s text:c="4"/>- Description: Washing machine energy consumption in a residential apartment, located in the urban area in kWh</text:p>
      <text:p text:style-name="P128">* DE_KN_residential6_circulation_pump</text:p>
      <text:p text:style-name="P128"><text:s text:c="4"/>- Type: number (float)</text:p>
      <text:p text:style-name="P128"><text:s text:c="4"/>- Description: Circulation pump energy consumption in a residential building, located in the urban area in kWh</text:p>
      <text:p text:style-name="P128">* DE_KN_residential6_dishwasher</text:p>
      <text:p text:style-name="P128"><text:s text:c="4"/>- Type: number (float)</text:p>
      <text:p text:style-name="P128"><text:s text:c="4"/>- Description: Dishwasher energy consumption in a residential building, located in the urban area in kWh</text:p>
      <text:p text:style-name="P128">* DE_KN_residential6_freezer</text:p>
      <text:p text:style-name="P128"><text:s text:c="4"/>- Type: number (float)</text:p>
      <text:p text:style-name="P128"><text:s text:c="4"/>- Description: Freezer energy consumption in a residential building, located in the urban area in kWh</text:p>
      <text:p text:style-name="P128">* DE_KN_residential6_grid_export</text:p>
      <text:p text:style-name="P128"><text:s text:c="4"/>- Type: number (float)</text:p>
      <text:p text:style-name="P128"><text:soft-page-break/><text:s text:c="4"/>- Description: Energy exported to the public grid in a residential building, located in the urban area in kWh</text:p>
      <text:p text:style-name="P128">* DE_KN_residential6_grid_import</text:p>
      <text:p text:style-name="P128"><text:s text:c="4"/>- Type: number (float)</text:p>
      <text:p text:style-name="P128"><text:s text:c="4"/>- Description: Energy imported from the public grid in a residential building, located in the urban area in kWh</text:p>
      <text:p text:style-name="P128">* DE_KN_residential6_pv</text:p>
      <text:p text:style-name="P128"><text:s text:c="4"/>- Type: number (float)</text:p>
      <text:p text:style-name="P128"><text:s text:c="4"/>- Description: Total Photovoltaic energy generation in a residential building, located in the urban area in kWh</text:p>
      <text:p text:style-name="P128">* DE_KN_residential6_washing_machine</text:p>
      <text:p text:style-name="P128"><text:s text:c="4"/>- Type: number (float)</text:p>
      <text:p text:style-name="P128">- Description: Washing machine energy consumption in a residential building, located in the urban area in kWh</text:p>
      <text:p text:style-name="P128"/>
      <text:p text:style-name="P128"/>
      <text:p text:style-name="P129"><text:span text:style-name="T2">Name: </text:span><text:span text:style-name="T21">ecobee</text:span><text:tab/><text:span text:style-name="T361">See </text:span>Metadata file_Ecobee.json</text:p>
      <text:p text:style-name="P130"/>
      <text:p text:style-name="P133">Draft ETSI EN 303 760 V0.0.2 (2023-02): SAREF Guidelines for IoT Semantic Interoperability.</text:p>
      <text:p text:style-name="P118"><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18"/>
      <text:p text:style-name="P1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27T10:58:07.121978785</dc:date>
    <meta:editing-duration>P11DT6H19M32S</meta:editing-duration>
    <meta:editing-cycles>377</meta:editing-cycles>
    <meta:generator>LibreOffice/7.3.7.2$Linux_X86_64 LibreOffice_project/30$Build-2</meta:generator>
    <meta:document-statistic meta:table-count="0" meta:image-count="0" meta:object-count="0" meta:page-count="20" meta:paragraph-count="557" meta:word-count="5113" meta:character-count="43005" meta:non-whitespace-character-count="37648"/>
  </office:meta>
</office:document-meta>
</file>